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764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3508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2862in"/>
    </style:style>
    <style:style style:name="co9" style:family="table-column">
      <style:table-column-properties fo:break-before="auto" style:column-width="1.1256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472in"/>
    </style:style>
    <style:style style:name="co12" style:family="table-column">
      <style:table-column-properties fo:break-before="auto" style:column-width="1.311in"/>
    </style:style>
    <style:style style:name="co13" style:family="table-column">
      <style:table-column-properties fo:break-before="auto" style:column-width="1.5866in"/>
    </style:style>
    <style:style style:name="co14" style:family="table-column">
      <style:table-column-properties fo:break-before="auto" style:column-width="1.822in"/>
    </style:style>
    <style:style style:name="co15" style:family="table-column">
      <style:table-column-properties fo:break-before="auto" style:column-width="1.4689in"/>
    </style:style>
    <style:style style:name="co16" style:family="table-column">
      <style:table-column-properties fo:break-before="auto" style:column-width="1.3075in"/>
    </style:style>
    <style:style style:name="co17" style:family="table-column">
      <style:table-column-properties fo:break-before="auto" style:column-width="3.0264in"/>
    </style:style>
    <style:style style:name="co18" style:family="table-column">
      <style:table-column-properties fo:break-before="auto" style:column-width="1.9008in"/>
    </style:style>
    <style:style style:name="co19" style:family="table-column">
      <style:table-column-properties fo:break-before="auto" style:column-width="1.3827in"/>
    </style:style>
    <style:style style:name="co20" style:family="table-column">
      <style:table-column-properties fo:break-before="auto" style:column-width="1.2756in"/>
    </style:style>
    <style:style style:name="co21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row table:style-name="ro1">
          <table:table-cell/>
          <table:table-cell table:number-columns-repeated="5" office:value-type="string" calcext:value-type="string">
            <text:p>Experiment_4</text:p>
          </table:table-cell>
          <table:table-cell table:number-columns-repeated="2"/>
          <table:table-cell table:number-columns-repeated="5" office:value-type="string" calcext:value-type="string">
            <text:p>Exp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ert Start Local CRDT</text:p>
          </table:table-cell>
          <table:table-cell office:value-type="float" office:value="1493201397087" calcext:value-type="float">
            <text:p>1493201397087</text:p>
          </table:table-cell>
          <table:table-cell office:value-type="float" office:value="1493201330711" calcext:value-type="float">
            <text:p>1493201330711</text:p>
          </table:table-cell>
          <table:table-cell office:value-type="float" office:value="1493201438378" calcext:value-type="float">
            <text:p>1493201438378</text:p>
          </table:table-cell>
          <table:table-cell office:value-type="float" office:value="1493201471483" calcext:value-type="float">
            <text:p>1493201471483</text:p>
          </table:table-cell>
          <table:table-cell office:value-type="float" office:value="1493201536339" calcext:value-type="float">
            <text:p>1493201536339</text:p>
          </table:table-cell>
          <table:table-cell/>
          <table:table-cell office:value-type="string" calcext:value-type="string">
            <text:p>Total local insert time</text:p>
          </table:table-cell>
          <table:table-cell table:formula="of:=[.B3]-[.B2]" office:value-type="float" office:value="79" calcext:value-type="float">
            <text:p>79</text:p>
          </table:table-cell>
          <table:table-cell table:formula="of:=[.C3]-[.C2]" office:value-type="float" office:value="81" calcext:value-type="float">
            <text:p>81</text:p>
          </table:table-cell>
          <table:table-cell table:formula="of:=[.D3]-[.D2]" office:value-type="float" office:value="103" calcext:value-type="float">
            <text:p>103</text:p>
          </table:table-cell>
          <table:table-cell table:formula="of:=[.E3]-[.E2]" office:value-type="float" office:value="84" calcext:value-type="float">
            <text:p>84</text:p>
          </table:table-cell>
          <table:table-cell table:formula="of:=[.F3]-[.F2]" office:value-type="float" office:value="120" calcext:value-type="float">
            <text:p>120</text:p>
          </table:table-cell>
          <table:table-cell/>
          <table:table-cell table:formula="of:=SUM([.I2:.M2])/5" office:value-type="float" office:value="93.4" calcext:value-type="float">
            <text:p>93.4</text:p>
          </table:table-cell>
          <table:table-cell table:formula="of:=STDEV([.I2:.M2])^2" office:value-type="float" office:value="312.3" calcext:value-type="float">
            <text:p>312.3</text:p>
          </table:table-cell>
        </table:table-row>
        <table:table-row table:style-name="ro1">
          <table:table-cell office:value-type="string" calcext:value-type="string">
            <text:p>Insert End Local CRDT</text:p>
          </table:table-cell>
          <table:table-cell office:value-type="float" office:value="1493201397166" calcext:value-type="float">
            <text:p>1493201397166</text:p>
          </table:table-cell>
          <table:table-cell office:value-type="float" office:value="1493201330792" calcext:value-type="float">
            <text:p>1493201330792</text:p>
          </table:table-cell>
          <table:table-cell office:value-type="float" office:value="1493201438481" calcext:value-type="float">
            <text:p>1493201438481</text:p>
          </table:table-cell>
          <table:table-cell office:value-type="float" office:value="1493201471567" calcext:value-type="float">
            <text:p>1493201471567</text:p>
          </table:table-cell>
          <table:table-cell office:value-type="float" office:value="1493201536459" calcext:value-type="float">
            <text:p>1493201536459</text:p>
          </table:table-cell>
          <table:table-cell table:number-columns-repeated="8"/>
          <table:table-cell table:formula="of:=SUM([.I3:.M3])/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lete Start Local CRDT</text:p>
          </table:table-cell>
          <table:table-cell office:value-type="float" office:value="1493201397166" calcext:value-type="float">
            <text:p>1493201397166</text:p>
          </table:table-cell>
          <table:table-cell office:value-type="float" office:value="1493201330793" calcext:value-type="float">
            <text:p>1493201330793</text:p>
          </table:table-cell>
          <table:table-cell office:value-type="float" office:value="1493201438481" calcext:value-type="float">
            <text:p>1493201438481</text:p>
          </table:table-cell>
          <table:table-cell office:value-type="float" office:value="1493201471567" calcext:value-type="float">
            <text:p>1493201471567</text:p>
          </table:table-cell>
          <table:table-cell office:value-type="float" office:value="1493201536459" calcext:value-type="float">
            <text:p>1493201536459</text:p>
          </table:table-cell>
          <table:table-cell/>
          <table:table-cell office:value-type="string" calcext:value-type="string">
            <text:p>Total local delete time</text:p>
          </table:table-cell>
          <table:table-cell table:formula="of:=[.B5]-[.B4]" office:value-type="float" office:value="2099" calcext:value-type="float">
            <text:p>2099</text:p>
          </table:table-cell>
          <table:table-cell table:formula="of:=[.C5]-[.C4]" office:value-type="float" office:value="1845" calcext:value-type="float">
            <text:p>1845</text:p>
          </table:table-cell>
          <table:table-cell table:formula="of:=[.D5]-[.D4]" office:value-type="float" office:value="1770" calcext:value-type="float">
            <text:p>1770</text:p>
          </table:table-cell>
          <table:table-cell table:formula="of:=[.E5]-[.E4]" office:value-type="float" office:value="2132" calcext:value-type="float">
            <text:p>2132</text:p>
          </table:table-cell>
          <table:table-cell table:formula="of:=[.F5]-[.F4]" office:value-type="float" office:value="1913" calcext:value-type="float">
            <text:p>1913</text:p>
          </table:table-cell>
          <table:table-cell/>
          <table:table-cell table:formula="of:=SUM([.I4:.M4])/5" office:value-type="float" office:value="1951.8" calcext:value-type="float">
            <text:p>1951.8</text:p>
          </table:table-cell>
          <table:table-cell table:formula="of:=STDEV([.I4:.M4])^2" office:value-type="float" office:value="25025.7" calcext:value-type="float">
            <text:p>25025.7</text:p>
          </table:table-cell>
        </table:table-row>
        <table:table-row table:style-name="ro1">
          <table:table-cell office:value-type="string" calcext:value-type="string">
            <text:p>Delete End Local CRDT</text:p>
          </table:table-cell>
          <table:table-cell office:value-type="float" office:value="1493201399265" calcext:value-type="float">
            <text:p>1493201399265</text:p>
          </table:table-cell>
          <table:table-cell office:value-type="float" office:value="1493201332638" calcext:value-type="float">
            <text:p>1493201332638</text:p>
          </table:table-cell>
          <table:table-cell office:value-type="float" office:value="1493201440251" calcext:value-type="float">
            <text:p>1493201440251</text:p>
          </table:table-cell>
          <table:table-cell office:value-type="float" office:value="1493201473699" calcext:value-type="float">
            <text:p>1493201473699</text:p>
          </table:table-cell>
          <table:table-cell office:value-type="float" office:value="1493201538372" calcext:value-type="float">
            <text:p>1493201538372</text:p>
          </table:table-cell>
          <table:table-cell table:number-columns-repeated="8"/>
          <table:table-cell table:formula="of:=SUM([.I5:.M5])/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4"/>
          <table:table-cell table:formula="of:=SUM([.I6:.M6])/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sert Start Remote CRDT</text:p>
          </table:table-cell>
          <table:table-cell office:value-type="float" office:value="1493201399266" calcext:value-type="float">
            <text:p>1493201399266</text:p>
          </table:table-cell>
          <table:table-cell office:value-type="float" office:value="1493201332641" calcext:value-type="float">
            <text:p>1493201332641</text:p>
          </table:table-cell>
          <table:table-cell office:value-type="float" office:value="1493201440253" calcext:value-type="float">
            <text:p>1493201440253</text:p>
          </table:table-cell>
          <table:table-cell office:value-type="float" office:value="1493201473702" calcext:value-type="float">
            <text:p>1493201473702</text:p>
          </table:table-cell>
          <table:table-cell office:value-type="float" office:value="1493201538374" calcext:value-type="float">
            <text:p>1493201538374</text:p>
          </table:table-cell>
          <table:table-cell/>
          <table:table-cell office:value-type="string" calcext:value-type="string">
            <text:p>Listener insert time</text:p>
          </table:table-cell>
          <table:table-cell table:formula="of:=[.B8]-[.B7]" office:value-type="float" office:value="46" calcext:value-type="float">
            <text:p>46</text:p>
          </table:table-cell>
          <table:table-cell table:formula="of:=[.C8]-[.C7]" office:value-type="float" office:value="48" calcext:value-type="float">
            <text:p>48</text:p>
          </table:table-cell>
          <table:table-cell table:formula="of:=[.D8]-[.D7]" office:value-type="float" office:value="42" calcext:value-type="float">
            <text:p>42</text:p>
          </table:table-cell>
          <table:table-cell table:formula="of:=[.E8]-[.E7]" office:value-type="float" office:value="50" calcext:value-type="float">
            <text:p>50</text:p>
          </table:table-cell>
          <table:table-cell table:formula="of:=[.F8]-[.F7]" office:value-type="float" office:value="39" calcext:value-type="float">
            <text:p>39</text:p>
          </table:table-cell>
          <table:table-cell/>
          <table:table-cell table:formula="of:=SUM([.I7:.M7])/5" office:value-type="float" office:value="45" calcext:value-type="float">
            <text:p>45</text:p>
          </table:table-cell>
          <table:table-cell table:formula="of:=STDEV([.I7:.M7])^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sert End Remote CRDT</text:p>
          </table:table-cell>
          <table:table-cell office:value-type="float" office:value="1493201399312" calcext:value-type="float">
            <text:p>1493201399312</text:p>
          </table:table-cell>
          <table:table-cell office:value-type="float" office:value="1493201332689" calcext:value-type="float">
            <text:p>1493201332689</text:p>
          </table:table-cell>
          <table:table-cell office:value-type="float" office:value="1493201440295" calcext:value-type="float">
            <text:p>1493201440295</text:p>
          </table:table-cell>
          <table:table-cell office:value-type="float" office:value="1493201473752" calcext:value-type="float">
            <text:p>1493201473752</text:p>
          </table:table-cell>
          <table:table-cell office:value-type="float" office:value="1493201538413" calcext:value-type="float">
            <text:p>1493201538413</text:p>
          </table:table-cell>
          <table:table-cell table:number-columns-repeated="8"/>
          <table:table-cell table:formula="of:=SUM([.I8:.M8])/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lete Start Remote CRDT</text:p>
          </table:table-cell>
          <table:table-cell office:value-type="float" office:value="1493201399316" calcext:value-type="float">
            <text:p>1493201399316</text:p>
          </table:table-cell>
          <table:table-cell office:value-type="float" office:value="1493201332692" calcext:value-type="float">
            <text:p>1493201332692</text:p>
          </table:table-cell>
          <table:table-cell office:value-type="float" office:value="1493201440298" calcext:value-type="float">
            <text:p>1493201440298</text:p>
          </table:table-cell>
          <table:table-cell office:value-type="float" office:value="1493201473755" calcext:value-type="float">
            <text:p>1493201473755</text:p>
          </table:table-cell>
          <table:table-cell office:value-type="float" office:value="1493201538417" calcext:value-type="float">
            <text:p>1493201538417</text:p>
          </table:table-cell>
          <table:table-cell/>
          <table:table-cell office:value-type="string" calcext:value-type="string">
            <text:p>Listener delete time</text:p>
          </table:table-cell>
          <table:table-cell table:formula="of:=[.B10]-[.B9]" office:value-type="float" office:value="7" calcext:value-type="float">
            <text:p>7</text:p>
          </table:table-cell>
          <table:table-cell table:formula="of:=[.C10]-[.C9]" office:value-type="float" office:value="9" calcext:value-type="float">
            <text:p>9</text:p>
          </table:table-cell>
          <table:table-cell table:formula="of:=[.D10]-[.D9]" office:value-type="float" office:value="16" calcext:value-type="float">
            <text:p>16</text:p>
          </table:table-cell>
          <table:table-cell table:formula="of:=[.E10]-[.E9]" office:value-type="float" office:value="11" calcext:value-type="float">
            <text:p>11</text:p>
          </table:table-cell>
          <table:table-cell table:formula="of:=[.F10]-[.F9]" office:value-type="float" office:value="9" calcext:value-type="float">
            <text:p>9</text:p>
          </table:table-cell>
          <table:table-cell/>
          <table:table-cell table:formula="of:=SUM([.I9:.M9])/5" office:value-type="float" office:value="10.4" calcext:value-type="float">
            <text:p>10.4</text:p>
          </table:table-cell>
          <table:table-cell table:formula="of:=STDEV([.I9:.M9])^2" office:value-type="float" office:value="11.8" calcext:value-type="float">
            <text:p>11.8</text:p>
          </table:table-cell>
        </table:table-row>
        <table:table-row table:style-name="ro1">
          <table:table-cell office:value-type="string" calcext:value-type="string">
            <text:p>Delete End Remote CRDT</text:p>
          </table:table-cell>
          <table:table-cell office:value-type="float" office:value="1493201399323" calcext:value-type="float">
            <text:p>1493201399323</text:p>
          </table:table-cell>
          <table:table-cell office:value-type="float" office:value="1493201332701" calcext:value-type="float">
            <text:p>1493201332701</text:p>
          </table:table-cell>
          <table:table-cell office:value-type="float" office:value="1493201440314" calcext:value-type="float">
            <text:p>1493201440314</text:p>
          </table:table-cell>
          <table:table-cell office:value-type="float" office:value="1493201473766" calcext:value-type="float">
            <text:p>1493201473766</text:p>
          </table:table-cell>
          <table:table-cell office:value-type="float" office:value="1493201538426" calcext:value-type="float">
            <text:p>1493201538426</text:p>
          </table:table-cell>
          <table:table-cell table:number-columns-repeated="8"/>
          <table:table-cell table:formula="of:=SUM([.I10:.M10])/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5"/>
          <table:table-cell table:formula="of:=SUM([.P2:.P10])" office:value-type="float" office:value="25369.8" calcext:value-type="float">
            <text:p>25369.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4"/>
          <table:table-cell table:formula="of:=SUM([.O9];[.O7];[.O4];[.O2])" office:value-type="float" office:value="2100.6" calcext:value-type="float">
            <text:p>2100.6</text:p>
          </table:table-cell>
          <table:table-cell table:formula="of:=[.P11]^0.5" office:value-type="float" office:value="159.279000499124" calcext:value-type="float">
            <text:p>159.279000499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otal local insert time</text:p>
          </table:table-cell>
          <table:table-cell table:formula="of:=[.B16]-[.B15]" office:value-type="float" office:value="35" calcext:value-type="float">
            <text:p>35</text:p>
          </table:table-cell>
          <table:table-cell table:formula="of:=[.C16]-[.C15]" office:value-type="float" office:value="25" calcext:value-type="float">
            <text:p>25</text:p>
          </table:table-cell>
          <table:table-cell table:formula="of:=[.D16]-[.D15]" office:value-type="float" office:value="24" calcext:value-type="float">
            <text:p>24</text:p>
          </table:table-cell>
          <table:table-cell table:formula="of:=[.E16]-[.E15]" office:value-type="float" office:value="30" calcext:value-type="float">
            <text:p>30</text:p>
          </table:table-cell>
          <table:table-cell table:formula="of:=[.F16]-[.F15]" office:value-type="float" office:value="22" calcext:value-type="float">
            <text:p>22</text:p>
          </table:table-cell>
          <table:table-cell/>
          <table:table-cell table:formula="of:=SUM([.I14:.M14])/5" office:value-type="float" office:value="27.2" calcext:value-type="float">
            <text:p>27.2</text:p>
          </table:table-cell>
          <table:table-cell table:formula="of:=STDEV([.I14:.M14])^2" office:value-type="float" office:value="27.7" calcext:value-type="float">
            <text:p>27.7</text:p>
          </table:table-cell>
        </table:table-row>
        <table:table-row table:style-name="ro1">
          <table:table-cell office:value-type="string" calcext:value-type="string">
            <text:p>Insert Start Local ShareJS</text:p>
          </table:table-cell>
          <table:table-cell office:value-type="float" office:value="1493206730255" calcext:value-type="float">
            <text:p>1493206730255</text:p>
          </table:table-cell>
          <table:table-cell office:value-type="float" office:value="1493211977823" calcext:value-type="float">
            <text:p>1493211977823</text:p>
          </table:table-cell>
          <table:table-cell office:value-type="float" office:value="1493212269752" calcext:value-type="float">
            <text:p>1493212269752</text:p>
          </table:table-cell>
          <table:table-cell office:value-type="float" office:value="1493212714504" calcext:value-type="float">
            <text:p>1493212714504</text:p>
          </table:table-cell>
          <table:table-cell office:value-type="float" office:value="1493213229851" calcext:value-type="float">
            <text:p>1493213229851</text:p>
          </table:table-cell>
          <table:table-cell table:number-columns-repeated="8"/>
          <table:table-cell table:formula="of:=SUM([.I15:.M15])/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sert End Local ShareJS</text:p>
          </table:table-cell>
          <table:table-cell office:value-type="float" office:value="1493206730290" calcext:value-type="float">
            <text:p>1493206730290</text:p>
          </table:table-cell>
          <table:table-cell office:value-type="float" office:value="1493211977848" calcext:value-type="float">
            <text:p>1493211977848</text:p>
          </table:table-cell>
          <table:table-cell office:value-type="float" office:value="1493212269776" calcext:value-type="float">
            <text:p>1493212269776</text:p>
          </table:table-cell>
          <table:table-cell office:value-type="float" office:value="1493212714534" calcext:value-type="float">
            <text:p>1493212714534</text:p>
          </table:table-cell>
          <table:table-cell office:value-type="float" office:value="1493213229873" calcext:value-type="float">
            <text:p>1493213229873</text:p>
          </table:table-cell>
          <table:table-cell/>
          <table:table-cell office:value-type="string" calcext:value-type="string">
            <text:p>Total local delete time</text:p>
          </table:table-cell>
          <table:table-cell table:formula="of:=[.B18]-[.B17]" office:value-type="float" office:value="20" calcext:value-type="float">
            <text:p>20</text:p>
          </table:table-cell>
          <table:table-cell table:formula="of:=[.C18]-[.C17]" office:value-type="float" office:value="19" calcext:value-type="float">
            <text:p>19</text:p>
          </table:table-cell>
          <table:table-cell table:formula="of:=[.D18]-[.D17]" office:value-type="float" office:value="23" calcext:value-type="float">
            <text:p>23</text:p>
          </table:table-cell>
          <table:table-cell table:formula="of:=[.E18]-[.E17]" office:value-type="float" office:value="32" calcext:value-type="float">
            <text:p>32</text:p>
          </table:table-cell>
          <table:table-cell table:formula="of:=[.F18]-[.F17]" office:value-type="float" office:value="18" calcext:value-type="float">
            <text:p>18</text:p>
          </table:table-cell>
          <table:table-cell/>
          <table:table-cell table:formula="of:=SUM([.I16:.M16])/5" office:value-type="float" office:value="22.4" calcext:value-type="float">
            <text:p>22.4</text:p>
          </table:table-cell>
          <table:table-cell table:formula="of:=STDEV([.I16:.M16])^2" office:value-type="float" office:value="32.3" calcext:value-type="float">
            <text:p>32.3</text:p>
          </table:table-cell>
        </table:table-row>
        <table:table-row table:style-name="ro1">
          <table:table-cell office:value-type="string" calcext:value-type="string">
            <text:p>Delete Start Local ShareJS</text:p>
          </table:table-cell>
          <table:table-cell office:value-type="float" office:value="1493206730291" calcext:value-type="float">
            <text:p>1493206730291</text:p>
          </table:table-cell>
          <table:table-cell office:value-type="float" office:value="1493211977848" calcext:value-type="float">
            <text:p>1493211977848</text:p>
          </table:table-cell>
          <table:table-cell office:value-type="float" office:value="1493212269776" calcext:value-type="float">
            <text:p>1493212269776</text:p>
          </table:table-cell>
          <table:table-cell office:value-type="float" office:value="1493212714534" calcext:value-type="float">
            <text:p>1493212714534</text:p>
          </table:table-cell>
          <table:table-cell office:value-type="float" office:value="1493213229874" calcext:value-type="float">
            <text:p>1493213229874</text:p>
          </table:table-cell>
          <table:table-cell table:number-columns-repeated="8"/>
          <table:table-cell table:formula="of:=SUM([.I17:.M17])/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lete End Local ShareJS</text:p>
          </table:table-cell>
          <table:table-cell office:value-type="float" office:value="1493206730311" calcext:value-type="float">
            <text:p>1493206730311</text:p>
          </table:table-cell>
          <table:table-cell office:value-type="float" office:value="1493211977867" calcext:value-type="float">
            <text:p>1493211977867</text:p>
          </table:table-cell>
          <table:table-cell office:value-type="float" office:value="1493212269799" calcext:value-type="float">
            <text:p>1493212269799</text:p>
          </table:table-cell>
          <table:table-cell office:value-type="float" office:value="1493212714566" calcext:value-type="float">
            <text:p>1493212714566</text:p>
          </table:table-cell>
          <table:table-cell office:value-type="float" office:value="1493213229892" calcext:value-type="float">
            <text:p>1493213229892</text:p>
          </table:table-cell>
          <table:table-cell table:number-columns-repeated="8"/>
          <table:table-cell table:formula="of:=SUM([.I18:.M18])/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istener integration time</text:p>
          </table:table-cell>
          <table:table-cell table:formula="of:=[.B21]-[.B20]" office:value-type="float" office:value="30556" calcext:value-type="float">
            <text:p>30556</text:p>
          </table:table-cell>
          <table:table-cell table:formula="of:=[.C21]-[.C20]" office:value-type="float" office:value="27210" calcext:value-type="float">
            <text:p>27210</text:p>
          </table:table-cell>
          <table:table-cell table:formula="of:=[.D21]-[.D20]" office:value-type="float" office:value="29043" calcext:value-type="float">
            <text:p>29043</text:p>
          </table:table-cell>
          <table:table-cell table:formula="of:=[.E21]-[.E20]" office:value-type="float" office:value="29592" calcext:value-type="float">
            <text:p>29592</text:p>
          </table:table-cell>
          <table:table-cell table:formula="of:=[.F21]-[.F20]" office:value-type="float" office:value="26893" calcext:value-type="float">
            <text:p>26893</text:p>
          </table:table-cell>
          <table:table-cell/>
          <table:table-cell table:formula="of:=SUM([.I19:.M19])/5" office:value-type="float" office:value="28658.8" calcext:value-type="float">
            <text:p>28658.8</text:p>
          </table:table-cell>
          <table:table-cell table:formula="of:=STDEV([.I19:.M19])^2" office:value-type="float" office:value="2458727.7" calcext:value-type="float">
            <text:p>2458727.7</text:p>
          </table:table-cell>
        </table:table-row>
        <table:table-row table:style-name="ro1">
          <table:table-cell office:value-type="string" calcext:value-type="string">
            <text:p>Insert, Delete Start Remote ShareJS</text:p>
          </table:table-cell>
          <table:table-cell office:value-type="float" office:value="1493206730967" calcext:value-type="float">
            <text:p>1493206730967</text:p>
          </table:table-cell>
          <table:table-cell office:value-type="float" office:value="1493211978523" calcext:value-type="float">
            <text:p>1493211978523</text:p>
          </table:table-cell>
          <table:table-cell office:value-type="float" office:value="1493212270472" calcext:value-type="float">
            <text:p>1493212270472</text:p>
          </table:table-cell>
          <table:table-cell office:value-type="float" office:value="1493212715485" calcext:value-type="float">
            <text:p>1493212715485</text:p>
          </table:table-cell>
          <table:table-cell office:value-type="float" office:value="1493213230514" calcext:value-type="float">
            <text:p>1493213230514</text:p>
          </table:table-cell>
          <table:table-cell table:number-columns-repeated="8"/>
          <table:table-cell table:formula="of:=SUM([.I20:.M20])/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sert, Delete End Remote ShareJS</text:p>
          </table:table-cell>
          <table:table-cell office:value-type="float" office:value="1493206761523" calcext:value-type="float">
            <text:p>1493206761523</text:p>
          </table:table-cell>
          <table:table-cell office:value-type="float" office:value="1493212005733" calcext:value-type="float">
            <text:p>1493212005733</text:p>
          </table:table-cell>
          <table:table-cell office:value-type="float" office:value="1493212299515" calcext:value-type="float">
            <text:p>1493212299515</text:p>
          </table:table-cell>
          <table:table-cell office:value-type="float" office:value="1493212745077" calcext:value-type="float">
            <text:p>1493212745077</text:p>
          </table:table-cell>
          <table:table-cell office:value-type="float" office:value="1493213257407" calcext:value-type="float">
            <text:p>1493213257407</text:p>
          </table:table-cell>
          <table:table-cell/>
          <table:table-cell office:value-type="string" calcext:value-type="string">
            <text:p>Sever relay time</text:p>
          </table:table-cell>
          <table:table-cell table:formula="of:=[.B23]-[.B22]" office:value-type="float" office:value="11" calcext:value-type="float">
            <text:p>11</text:p>
          </table:table-cell>
          <table:table-cell table:formula="of:=[.C23]-[.C22]" office:value-type="float" office:value="8" calcext:value-type="float">
            <text:p>8</text:p>
          </table:table-cell>
          <table:table-cell table:formula="of:=[.D23]-[.D22]" office:value-type="float" office:value="7" calcext:value-type="float">
            <text:p>7</text:p>
          </table:table-cell>
          <table:table-cell table:formula="of:=[.E23]-[.E22]" office:value-type="float" office:value="9" calcext:value-type="float">
            <text:p>9</text:p>
          </table:table-cell>
          <table:table-cell table:formula="of:=[.F23]-[.F22]" office:value-type="float" office:value="10" calcext:value-type="float">
            <text:p>10</text:p>
          </table:table-cell>
          <table:table-cell/>
          <table:table-cell table:formula="of:=SUM([.I21:.M21])/5" office:value-type="float" office:value="9" calcext:value-type="float">
            <text:p>9</text:p>
          </table:table-cell>
          <table:table-cell table:formula="of:=STDEV([.I21:.M21])^2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Server Receive</text:p>
          </table:table-cell>
          <table:table-cell office:value-type="float" office:value="1493206730930" calcext:value-type="float">
            <text:p>1493206730930</text:p>
          </table:table-cell>
          <table:table-cell office:value-type="float" office:value="1493211978498" calcext:value-type="float">
            <text:p>1493211978498</text:p>
          </table:table-cell>
          <table:table-cell office:value-type="float" office:value="1493212270456" calcext:value-type="float">
            <text:p>1493212270456</text:p>
          </table:table-cell>
          <table:table-cell office:value-type="float" office:value="1493212715463" calcext:value-type="float">
            <text:p>1493212715463</text:p>
          </table:table-cell>
          <table:table-cell office:value-type="float" office:value="1493213230495" calcext:value-type="float">
            <text:p>1493213230495</text:p>
          </table:table-cell>
          <table:table-cell table:number-columns-repeated="8"/>
          <table:table-cell table:formula="of:=SUM([.I22:.M22])/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er Send</text:p>
          </table:table-cell>
          <table:table-cell office:value-type="float" office:value="1493206730941" calcext:value-type="float">
            <text:p>1493206730941</text:p>
          </table:table-cell>
          <table:table-cell office:value-type="float" office:value="1493211978506" calcext:value-type="float">
            <text:p>1493211978506</text:p>
          </table:table-cell>
          <table:table-cell office:value-type="float" office:value="1493212270463" calcext:value-type="float">
            <text:p>1493212270463</text:p>
          </table:table-cell>
          <table:table-cell office:value-type="float" office:value="1493212715472" calcext:value-type="float">
            <text:p>1493212715472</text:p>
          </table:table-cell>
          <table:table-cell office:value-type="float" office:value="1493213230505" calcext:value-type="float">
            <text:p>1493213230505</text:p>
          </table:table-cell>
          <table:table-cell table:number-columns-repeated="9"/>
          <table:table-cell table:formula="of:=SUM([.P14:.P22])" office:value-type="float" office:value="2458790.2" calcext:value-type="float">
            <text:p>2458790.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4"/>
          <table:table-cell table:formula="of:=SUM([.O21];[.O19];[.O16];[.O14])" office:value-type="float" office:value="28717.4" calcext:value-type="float">
            <text:p>28717.4</text:p>
          </table:table-cell>
          <table:table-cell table:formula="of:=[.P23]^0.5" office:value-type="float" office:value="1568.05299655337" calcext:value-type="float">
            <text:p>1568.0529965534</text:p>
          </table:table-cell>
        </table:table-row>
        <table:table-row table:style-name="ro1" table:number-rows-repeated="9">
          <table:table-cell table:number-columns-repeated="16"/>
        </table:table-row>
        <table:table-row table:style-name="ro1">
          <table:table-cell office:value-type="string" calcext:value-type="string">
            <text:p>Characters inserted</text:p>
          </table:table-cell>
          <table:table-cell office:value-type="float" office:value="16300" calcext:value-type="float">
            <text:p>16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eted characters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tive clients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</table:table>
      <table:table table:name="Sheet6" table:style-name="ta1">
        <table:table-column table:style-name="co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3" table:default-cell-style-name="Default"/>
        <table:table-row table:style-name="ro1">
          <table:table-cell/>
          <table:table-cell table:number-columns-repeated="5" office:value-type="string" calcext:value-type="string">
            <text:p>Experiment_9</text:p>
          </table:table-cell>
          <table:table-cell table:number-columns-repeated="2"/>
          <table:table-cell table:number-columns-repeated="5" office:value-type="string" calcext:value-type="string">
            <text:p>Experiment_9</text:p>
          </table:table-cell>
        </table:table-row>
        <table:table-row table:style-name="ro1">
          <table:table-cell office:value-type="string" calcext:value-type="string">
            <text:p>Insert Start Local CRDT</text:p>
          </table:table-cell>
          <table:table-cell office:value-type="float" office:value="1493215491184" calcext:value-type="float">
            <text:p>1493215491184</text:p>
          </table:table-cell>
          <table:table-cell office:value-type="float" office:value="1493215535443" calcext:value-type="float">
            <text:p>1493215535443</text:p>
          </table:table-cell>
          <table:table-cell office:value-type="float" office:value="1493215562655" calcext:value-type="float">
            <text:p>1493215562655</text:p>
          </table:table-cell>
          <table:table-cell office:value-type="float" office:value="1493215595675" calcext:value-type="float">
            <text:p>1493215595675</text:p>
          </table:table-cell>
          <table:table-cell office:value-type="float" office:value="1493215631375" calcext:value-type="float">
            <text:p>1493215631375</text:p>
          </table:table-cell>
          <table:table-cell/>
          <table:table-cell office:value-type="string" calcext:value-type="string">
            <text:p>Total local insert time</text:p>
          </table:table-cell>
          <table:table-cell table:formula="of:=[.B3]-[.B2]" office:value-type="float" office:value="63" calcext:value-type="float">
            <text:p>63</text:p>
          </table:table-cell>
          <table:table-cell table:formula="of:=[.C3]-[.C2]" office:value-type="float" office:value="66" calcext:value-type="float">
            <text:p>66</text:p>
          </table:table-cell>
          <table:table-cell table:formula="of:=[.D3]-[.D2]" office:value-type="float" office:value="74" calcext:value-type="float">
            <text:p>74</text:p>
          </table:table-cell>
          <table:table-cell table:formula="of:=[.E3]-[.E2]" office:value-type="float" office:value="58" calcext:value-type="float">
            <text:p>58</text:p>
          </table:table-cell>
          <table:table-cell table:formula="of:=[.F3]-[.F2]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Insert End Local CRDT</text:p>
          </table:table-cell>
          <table:table-cell office:value-type="float" office:value="1493215491247" calcext:value-type="float">
            <text:p>1493215491247</text:p>
          </table:table-cell>
          <table:table-cell office:value-type="float" office:value="1493215535509" calcext:value-type="float">
            <text:p>1493215535509</text:p>
          </table:table-cell>
          <table:table-cell office:value-type="float" office:value="1493215562729" calcext:value-type="float">
            <text:p>1493215562729</text:p>
          </table:table-cell>
          <table:table-cell office:value-type="float" office:value="1493215595733" calcext:value-type="float">
            <text:p>1493215595733</text:p>
          </table:table-cell>
          <table:table-cell office:value-type="float" office:value="1493215631456" calcext:value-type="float">
            <text:p>14932156314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ete Start Local CRDT</text:p>
          </table:table-cell>
          <table:table-cell office:value-type="float" office:value="1493215491248" calcext:value-type="float">
            <text:p>1493215491248</text:p>
          </table:table-cell>
          <table:table-cell office:value-type="float" office:value="1493215535509" calcext:value-type="float">
            <text:p>1493215535509</text:p>
          </table:table-cell>
          <table:table-cell office:value-type="float" office:value="1493215562729" calcext:value-type="float">
            <text:p>1493215562729</text:p>
          </table:table-cell>
          <table:table-cell office:value-type="float" office:value="1493215595734" calcext:value-type="float">
            <text:p>1493215595734</text:p>
          </table:table-cell>
          <table:table-cell office:value-type="float" office:value="1493215631457" calcext:value-type="float">
            <text:p>1493215631457</text:p>
          </table:table-cell>
          <table:table-cell/>
          <table:table-cell office:value-type="string" calcext:value-type="string">
            <text:p>Total local delete time</text:p>
          </table:table-cell>
          <table:table-cell table:formula="of:=[.B4]-[.B3]" office:value-type="float" office:value="1" calcext:value-type="float">
            <text:p>1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  <table:table-cell table:formula="of:=[.E4]-[.E3]" office:value-type="float" office:value="1" calcext:value-type="float">
            <text:p>1</text:p>
          </table:table-cell>
          <table:table-cell table:formula="of:=[.F4]-[.F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ete End Local CRDT</text:p>
          </table:table-cell>
          <table:table-cell office:value-type="float" office:value="1493215491484" calcext:value-type="float">
            <text:p>1493215491484</text:p>
          </table:table-cell>
          <table:table-cell office:value-type="float" office:value="1493215535792" calcext:value-type="float">
            <text:p>1493215535792</text:p>
          </table:table-cell>
          <table:table-cell office:value-type="float" office:value="1493215563107" calcext:value-type="float">
            <text:p>1493215563107</text:p>
          </table:table-cell>
          <table:table-cell office:value-type="float" office:value="1493215596022" calcext:value-type="float">
            <text:p>1493215596022</text:p>
          </table:table-cell>
          <table:table-cell office:value-type="float" office:value="1493215631788" calcext:value-type="float">
            <text:p>1493215631788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sert Start Remote CRDT</text:p>
          </table:table-cell>
          <table:table-cell office:value-type="float" office:value="1493215491488" calcext:value-type="float">
            <text:p>1493215491488</text:p>
          </table:table-cell>
          <table:table-cell office:value-type="float" office:value="1493215535796" calcext:value-type="float">
            <text:p>1493215535796</text:p>
          </table:table-cell>
          <table:table-cell office:value-type="float" office:value="1493215563109" calcext:value-type="float">
            <text:p>1493215563109</text:p>
          </table:table-cell>
          <table:table-cell office:value-type="float" office:value="1493215596024" calcext:value-type="float">
            <text:p>1493215596024</text:p>
          </table:table-cell>
          <table:table-cell office:value-type="float" office:value="1493215631791" calcext:value-type="float">
            <text:p>1493215631791</text:p>
          </table:table-cell>
          <table:table-cell/>
          <table:table-cell office:value-type="string" calcext:value-type="string">
            <text:p>Listener insert time</text:p>
          </table:table-cell>
          <table:table-cell table:formula="of:=[.B8]-[.B5]" office:value-type="float" office:value="54" calcext:value-type="float">
            <text:p>54</text:p>
          </table:table-cell>
          <table:table-cell table:formula="of:=[.C8]-[.C5]" office:value-type="float" office:value="41" calcext:value-type="float">
            <text:p>41</text:p>
          </table:table-cell>
          <table:table-cell table:formula="of:=[.D8]-[.D5]" office:value-type="float" office:value="24" calcext:value-type="float">
            <text:p>24</text:p>
          </table:table-cell>
          <table:table-cell table:formula="of:=[.E8]-[.E5]" office:value-type="float" office:value="30" calcext:value-type="float">
            <text:p>30</text:p>
          </table:table-cell>
          <table:table-cell table:formula="of:=[.F8]-[.F5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nsert End Remote CRDT</text:p>
          </table:table-cell>
          <table:table-cell office:value-type="float" office:value="1493215491538" calcext:value-type="float">
            <text:p>1493215491538</text:p>
          </table:table-cell>
          <table:table-cell office:value-type="float" office:value="1493215535833" calcext:value-type="float">
            <text:p>1493215535833</text:p>
          </table:table-cell>
          <table:table-cell office:value-type="float" office:value="1493215563131" calcext:value-type="float">
            <text:p>1493215563131</text:p>
          </table:table-cell>
          <table:table-cell office:value-type="float" office:value="1493215596052" calcext:value-type="float">
            <text:p>1493215596052</text:p>
          </table:table-cell>
          <table:table-cell office:value-type="float" office:value="1493215631823" calcext:value-type="float">
            <text:p>14932156318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ete Start Remote CRDT</text:p>
          </table:table-cell>
          <table:table-cell office:value-type="float" office:value="1493215491544" calcext:value-type="float">
            <text:p>1493215491544</text:p>
          </table:table-cell>
          <table:table-cell office:value-type="float" office:value="1493215535838" calcext:value-type="float">
            <text:p>1493215535838</text:p>
          </table:table-cell>
          <table:table-cell office:value-type="float" office:value="1493215563133" calcext:value-type="float">
            <text:p>1493215563133</text:p>
          </table:table-cell>
          <table:table-cell office:value-type="float" office:value="1493215596054" calcext:value-type="float">
            <text:p>1493215596054</text:p>
          </table:table-cell>
          <table:table-cell office:value-type="float" office:value="1493215631825" calcext:value-type="float">
            <text:p>1493215631825</text:p>
          </table:table-cell>
          <table:table-cell/>
          <table:table-cell office:value-type="string" calcext:value-type="string">
            <text:p>Listener delete time</text:p>
          </table:table-cell>
          <table:table-cell table:formula="of:=[.B8]-[.B7]" office:value-type="float" office:value="50" calcext:value-type="float">
            <text:p>50</text:p>
          </table:table-cell>
          <table:table-cell table:formula="of:=[.C8]-[.C7]" office:value-type="float" office:value="37" calcext:value-type="float">
            <text:p>37</text:p>
          </table:table-cell>
          <table:table-cell table:formula="of:=[.D8]-[.D7]" office:value-type="float" office:value="22" calcext:value-type="float">
            <text:p>22</text:p>
          </table:table-cell>
          <table:table-cell table:formula="of:=[.E8]-[.E7]" office:value-type="float" office:value="28" calcext:value-type="float">
            <text:p>28</text:p>
          </table:table-cell>
          <table:table-cell table:formula="of:=[.F8]-[.F7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lete End Remote CRDT</text:p>
          </table:table-cell>
          <table:table-cell office:value-type="float" office:value="1493215491551" calcext:value-type="float">
            <text:p>1493215491551</text:p>
          </table:table-cell>
          <table:table-cell office:value-type="float" office:value="1493215535845" calcext:value-type="float">
            <text:p>1493215535845</text:p>
          </table:table-cell>
          <table:table-cell office:value-type="float" office:value="1493215563137" calcext:value-type="float">
            <text:p>1493215563137</text:p>
          </table:table-cell>
          <table:table-cell office:value-type="float" office:value="1493215596057" calcext:value-type="float">
            <text:p>1493215596057</text:p>
          </table:table-cell>
          <table:table-cell office:value-type="float" office:value="1493215631830" calcext:value-type="float">
            <text:p>1493215631830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Total local insert time</text:p>
          </table:table-cell>
          <table:table-cell table:formula="of:=[.B16]-[.B15]" office:value-type="float" office:value="27" calcext:value-type="float">
            <text:p>27</text:p>
          </table:table-cell>
          <table:table-cell table:formula="of:=[.C16]-[.C15]" office:value-type="float" office:value="24" calcext:value-type="float">
            <text:p>24</text:p>
          </table:table-cell>
          <table:table-cell table:formula="of:=[.D16]-[.D15]" office:value-type="float" office:value="26" calcext:value-type="float">
            <text:p>26</text:p>
          </table:table-cell>
          <table:table-cell table:formula="of:=[.E16]-[.E15]" office:value-type="float" office:value="31" calcext:value-type="float">
            <text:p>31</text:p>
          </table:table-cell>
          <table:table-cell table:formula="of:=[.F16]-[.F15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Insert Start Local ShareJS</text:p>
          </table:table-cell>
          <table:table-cell office:value-type="float" office:value="1493214800484" calcext:value-type="float">
            <text:p>1493214800484</text:p>
          </table:table-cell>
          <table:table-cell office:value-type="float" office:value="1493215149726" calcext:value-type="float">
            <text:p>1493215149726</text:p>
          </table:table-cell>
          <table:table-cell office:value-type="float" office:value="1493215229556" calcext:value-type="float">
            <text:p>1493215229556</text:p>
          </table:table-cell>
          <table:table-cell office:value-type="float" office:value="1493215283751" calcext:value-type="float">
            <text:p>1493215283751</text:p>
          </table:table-cell>
          <table:table-cell office:value-type="float" office:value="1493215328699" calcext:value-type="float">
            <text:p>14932153286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 End Local ShareJS</text:p>
          </table:table-cell>
          <table:table-cell office:value-type="float" office:value="1493214800511" calcext:value-type="float">
            <text:p>1493214800511</text:p>
          </table:table-cell>
          <table:table-cell office:value-type="float" office:value="1493215149750" calcext:value-type="float">
            <text:p>1493215149750</text:p>
          </table:table-cell>
          <table:table-cell office:value-type="float" office:value="1493215229582" calcext:value-type="float">
            <text:p>1493215229582</text:p>
          </table:table-cell>
          <table:table-cell office:value-type="float" office:value="1493215283782" calcext:value-type="float">
            <text:p>1493215283782</text:p>
          </table:table-cell>
          <table:table-cell office:value-type="float" office:value="1493215328733" calcext:value-type="float">
            <text:p>1493215328733</text:p>
          </table:table-cell>
          <table:table-cell/>
          <table:table-cell office:value-type="string" calcext:value-type="string">
            <text:p>Total local delete time</text:p>
          </table:table-cell>
          <table:table-cell table:formula="of:=[.B18]-[.B17]" office:value-type="float" office:value="5" calcext:value-type="float">
            <text:p>5</text:p>
          </table:table-cell>
          <table:table-cell table:formula="of:=[.C18]-[.C17]" office:value-type="float" office:value="4" calcext:value-type="float">
            <text:p>4</text:p>
          </table:table-cell>
          <table:table-cell table:formula="of:=[.D18]-[.D17]" office:value-type="float" office:value="5" calcext:value-type="float">
            <text:p>5</text:p>
          </table:table-cell>
          <table:table-cell table:formula="of:=[.E18]-[.E17]" office:value-type="float" office:value="5" calcext:value-type="float">
            <text:p>5</text:p>
          </table:table-cell>
          <table:table-cell table:formula="of:=[.F18]-[.F1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lete Start Local ShareJS</text:p>
          </table:table-cell>
          <table:table-cell office:value-type="float" office:value="1493214800512" calcext:value-type="float">
            <text:p>1493214800512</text:p>
          </table:table-cell>
          <table:table-cell office:value-type="float" office:value="1493215149750" calcext:value-type="float">
            <text:p>1493215149750</text:p>
          </table:table-cell>
          <table:table-cell office:value-type="float" office:value="1493215229582" calcext:value-type="float">
            <text:p>1493215229582</text:p>
          </table:table-cell>
          <table:table-cell office:value-type="float" office:value="1493215283782" calcext:value-type="float">
            <text:p>1493215283782</text:p>
          </table:table-cell>
          <table:table-cell office:value-type="float" office:value="1493215328734" calcext:value-type="float">
            <text:p>14932153287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ete End Local ShareJS</text:p>
          </table:table-cell>
          <table:table-cell office:value-type="float" office:value="1493214800517" calcext:value-type="float">
            <text:p>1493214800517</text:p>
          </table:table-cell>
          <table:table-cell office:value-type="float" office:value="1493215149754" calcext:value-type="float">
            <text:p>1493215149754</text:p>
          </table:table-cell>
          <table:table-cell office:value-type="float" office:value="1493215229587" calcext:value-type="float">
            <text:p>1493215229587</text:p>
          </table:table-cell>
          <table:table-cell office:value-type="float" office:value="1493215283787" calcext:value-type="float">
            <text:p>1493215283787</text:p>
          </table:table-cell>
          <table:table-cell office:value-type="float" office:value="1493215328739" calcext:value-type="float">
            <text:p>1493215328739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Listener integration time</text:p>
          </table:table-cell>
          <table:table-cell table:formula="of:=[.B21]-[.B20]" office:value-type="float" office:value="3660" calcext:value-type="float">
            <text:p>3660</text:p>
          </table:table-cell>
          <table:table-cell table:formula="of:=[.C21]-[.C20]" office:value-type="float" office:value="3694" calcext:value-type="float">
            <text:p>3694</text:p>
          </table:table-cell>
          <table:table-cell table:formula="of:=[.D21]-[.D20]" office:value-type="float" office:value="3675" calcext:value-type="float">
            <text:p>3675</text:p>
          </table:table-cell>
          <table:table-cell table:formula="of:=[.E21]-[.E20]" office:value-type="float" office:value="3597" calcext:value-type="float">
            <text:p>3597</text:p>
          </table:table-cell>
          <table:table-cell table:formula="of:=[.F21]-[.F20]" office:value-type="float" office:value="3834" calcext:value-type="float">
            <text:p>3834</text:p>
          </table:table-cell>
        </table:table-row>
        <table:table-row table:style-name="ro1">
          <table:table-cell office:value-type="string" calcext:value-type="string">
            <text:p>Insert, Delete Start Remote ShareJS</text:p>
          </table:table-cell>
          <table:table-cell office:value-type="float" office:value="1493214800993" calcext:value-type="float">
            <text:p>1493214800993</text:p>
          </table:table-cell>
          <table:table-cell office:value-type="float" office:value="1493215150315" calcext:value-type="float">
            <text:p>1493215150315</text:p>
          </table:table-cell>
          <table:table-cell office:value-type="float" office:value="1493215230139" calcext:value-type="float">
            <text:p>1493215230139</text:p>
          </table:table-cell>
          <table:table-cell office:value-type="float" office:value="1493215284612" calcext:value-type="float">
            <text:p>1493215284612</text:p>
          </table:table-cell>
          <table:table-cell office:value-type="float" office:value="1493215329308" calcext:value-type="float">
            <text:p>14932153293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, Delete End Remote ShareJS</text:p>
          </table:table-cell>
          <table:table-cell office:value-type="float" office:value="1493214804653" calcext:value-type="float">
            <text:p>1493214804653</text:p>
          </table:table-cell>
          <table:table-cell office:value-type="float" office:value="1493215154009" calcext:value-type="float">
            <text:p>1493215154009</text:p>
          </table:table-cell>
          <table:table-cell office:value-type="float" office:value="1493215233814" calcext:value-type="float">
            <text:p>1493215233814</text:p>
          </table:table-cell>
          <table:table-cell office:value-type="float" office:value="1493215288209" calcext:value-type="float">
            <text:p>1493215288209</text:p>
          </table:table-cell>
          <table:table-cell office:value-type="float" office:value="1493215333142" calcext:value-type="float">
            <text:p>1493215333142</text:p>
          </table:table-cell>
          <table:table-cell/>
          <table:table-cell office:value-type="string" calcext:value-type="string">
            <text:p>Sever relay time</text:p>
          </table:table-cell>
          <table:table-cell table:formula="of:=[.B23]-[.B22]" office:value-type="float" office:value="2" calcext:value-type="float">
            <text:p>2</text:p>
          </table:table-cell>
          <table:table-cell table:formula="of:=[.C23]-[.C22]" office:value-type="float" office:value="3" calcext:value-type="float">
            <text:p>3</text:p>
          </table:table-cell>
          <table:table-cell table:formula="of:=[.D23]-[.D22]" office:value-type="float" office:value="2" calcext:value-type="float">
            <text:p>2</text:p>
          </table:table-cell>
          <table:table-cell table:formula="of:=[.E23]-[.E22]" office:value-type="float" office:value="4" calcext:value-type="float">
            <text:p>4</text:p>
          </table:table-cell>
          <table:table-cell table:formula="of:=[.F23]-[.F2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rver Receive</text:p>
          </table:table-cell>
          <table:table-cell office:value-type="float" office:value="1493214800987" calcext:value-type="float">
            <text:p>1493214800987</text:p>
          </table:table-cell>
          <table:table-cell office:value-type="float" office:value="1493215150305" calcext:value-type="float">
            <text:p>1493215150305</text:p>
          </table:table-cell>
          <table:table-cell office:value-type="float" office:value="1493215230130" calcext:value-type="float">
            <text:p>1493215230130</text:p>
          </table:table-cell>
          <table:table-cell office:value-type="float" office:value="1493215284598" calcext:value-type="float">
            <text:p>1493215284598</text:p>
          </table:table-cell>
          <table:table-cell office:value-type="float" office:value="1493215329297" calcext:value-type="float">
            <text:p>14932153292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 Send</text:p>
          </table:table-cell>
          <table:table-cell office:value-type="float" office:value="1493214800989" calcext:value-type="float">
            <text:p>1493214800989</text:p>
          </table:table-cell>
          <table:table-cell office:value-type="float" office:value="1493215150308" calcext:value-type="float">
            <text:p>1493215150308</text:p>
          </table:table-cell>
          <table:table-cell office:value-type="float" office:value="1493215230132" calcext:value-type="float">
            <text:p>1493215230132</text:p>
          </table:table-cell>
          <table:table-cell office:value-type="float" office:value="1493215284602" calcext:value-type="float">
            <text:p>1493215284602</text:p>
          </table:table-cell>
          <table:table-cell office:value-type="float" office:value="1493215329301" calcext:value-type="float">
            <text:p>1493215329301</text:p>
          </table:table-cell>
          <table:table-cell table:number-columns-repeated="7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Characters inserted</text:p>
          </table:table-cell>
          <table:table-cell office:value-type="float" office:value="10000" calcext:value-type="float">
            <text:p>1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leted characters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tive client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 table:number-rows-repeated="14">
          <table:table-cell table:number-columns-repeated="13"/>
        </table:table-row>
        <table:table-row table:style-name="ro1">
          <table:table-cell/>
          <table:table-cell table:number-columns-repeated="4" office:value-type="string" calcext:value-type="string">
            <text:p>CRDT SYSTEM</text:p>
          </table:table-cell>
          <table:table-cell/>
          <table:table-cell table:number-columns-repeated="4" office:value-type="string" calcext:value-type="string">
            <text:p>ShareJS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Total local insert time</text:p>
          </table:table-cell>
          <table:table-cell office:value-type="string" calcext:value-type="string">
            <text:p>Total local delete time</text:p>
          </table:table-cell>
          <table:table-cell office:value-type="string" calcext:value-type="string">
            <text:p>Listener insert time</text:p>
          </table:table-cell>
          <table:table-cell office:value-type="string" calcext:value-type="string">
            <text:p>Listener delete time</text:p>
          </table:table-cell>
          <table:table-cell/>
          <table:table-cell office:value-type="string" calcext:value-type="string">
            <text:p>Total local insert time</text:p>
          </table:table-cell>
          <table:table-cell office:value-type="string" calcext:value-type="string">
            <text:p>Total local delete time</text:p>
          </table:table-cell>
          <table:table-cell office:value-type="string" calcext:value-type="string">
            <text:p>Listener integration time</text:p>
          </table:table-cell>
          <table:table-cell office:value-type="string" calcext:value-type="string">
            <text:p>Sever relay 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eriment_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660" calcext:value-type="float">
            <text:p>366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eriment_9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694" calcext:value-type="float">
            <text:p>369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eriment_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675" calcext:value-type="float">
            <text:p>36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eriment_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597" calcext:value-type="float">
            <text:p>359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eriment_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834" calcext:value-type="float">
            <text:p>383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Column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9:.B53])" office:value-type="float" office:value="68.4" calcext:value-type="float">
            <text:p>68.4</text:p>
          </table:table-cell>
          <table:table-cell table:formula="of:=AVERAGE([.C49:.C53])" office:value-type="float" office:value="69.4" calcext:value-type="float">
            <text:p>69.4</text:p>
          </table:table-cell>
          <table:table-cell table:formula="of:=AVERAGE([.D49:.D53])" office:value-type="float" office:value="36.8" calcext:value-type="float">
            <text:p>36.8</text:p>
          </table:table-cell>
          <table:table-cell table:formula="of:=AVERAGE([.E49:.E53])" office:value-type="float" office:value="33.8" calcext:value-type="float">
            <text:p>33.8</text:p>
          </table:table-cell>
          <table:table-cell/>
          <table:table-cell table:formula="of:=AVERAGE([.G49:.G53])" office:value-type="float" office:value="28.4" calcext:value-type="float">
            <text:p>28.4</text:p>
          </table:table-cell>
          <table:table-cell table:formula="of:=AVERAGE([.H49:.H53])" office:value-type="float" office:value="4.8" calcext:value-type="float">
            <text:p>4.8</text:p>
          </table:table-cell>
          <table:table-cell table:formula="of:=AVERAGE([.I49:.I53])" office:value-type="float" office:value="3692" calcext:value-type="float">
            <text:p>3692</text:p>
          </table:table-cell>
          <table:table-cell table:formula="of:=AVERAGE([.J49:.J53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([.B49:.B53])" office:value-type="float" office:value="9.12688336728371" calcext:value-type="float">
            <text:p>9.1268833673</text:p>
          </table:table-cell>
          <table:table-cell table:formula="of:=STDEV([.C49:.C53])" office:value-type="float" office:value="9.12688336728371" calcext:value-type="float">
            <text:p>9.1268833673</text:p>
          </table:table-cell>
          <table:table-cell table:formula="of:=STDEV([.D49:.D53])" office:value-type="float" office:value="11.4760620423558" calcext:value-type="float">
            <text:p>11.4760620424</text:p>
          </table:table-cell>
          <table:table-cell table:formula="of:=STDEV([.E49:.E53])" office:value-type="float" office:value="10.5924501414923" calcext:value-type="float">
            <text:p>10.5924501415</text:p>
          </table:table-cell>
          <table:table-cell/>
          <table:table-cell table:formula="of:=STDEV([.G49:.G53])" office:value-type="float" office:value="4.03732584763727" calcext:value-type="float">
            <text:p>4.0373258476</text:p>
          </table:table-cell>
          <table:table-cell table:formula="of:=STDEV([.H49:.H53])" office:value-type="float" office:value="0.447213595499958" calcext:value-type="float">
            <text:p>0.4472135955</text:p>
          </table:table-cell>
          <table:table-cell table:formula="of:=STDEV([.I49:.I53])" office:value-type="float" office:value="87.3298345355125" calcext:value-type="float">
            <text:p>87.3298345355</text:p>
          </table:table-cell>
          <table:table-cell table:formula="of:=STDEV([.J49:.J5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58]*[.B58]" office:value-type="float" office:value="83.3" calcext:value-type="float">
            <text:p>83.3</text:p>
          </table:table-cell>
          <table:table-cell table:formula="of:=[.C58]*[.C58]" office:value-type="float" office:value="83.3" calcext:value-type="float">
            <text:p>83.3</text:p>
          </table:table-cell>
          <table:table-cell table:formula="of:=[.D58]*[.D58]" office:value-type="float" office:value="131.7" calcext:value-type="float">
            <text:p>131.7</text:p>
          </table:table-cell>
          <table:table-cell table:formula="of:=[.E58]*[.E58]" office:value-type="float" office:value="112.2" calcext:value-type="float">
            <text:p>112.2</text:p>
          </table:table-cell>
          <table:table-cell/>
          <table:table-cell table:formula="of:=[.G58]*[.G58]" office:value-type="float" office:value="16.3" calcext:value-type="float">
            <text:p>16.3</text:p>
          </table:table-cell>
          <table:table-cell table:formula="of:=[.H58]*[.H58]" office:value-type="float" office:value="0.2" calcext:value-type="float">
            <text:p>0.2</text:p>
          </table:table-cell>
          <table:table-cell table:formula="of:=[.I58]*[.I58]" office:value-type="float" office:value="7626.5" calcext:value-type="float">
            <text:p>7626.5</text:p>
          </table:table-cell>
          <table:table-cell table:formula="of:=[.J58]*[.J58]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2"/>
          <table:table-cell table:formula="of:=SUM([.B57];[.C57];[.D57];[.E57])" office:value-type="float" office:value="208.4" calcext:value-type="float">
            <text:p>208.4</text:p>
          </table:table-cell>
          <table:table-cell table:number-columns-repeated="4"/>
          <table:table-cell table:formula="of:=SUM([.G57:.J57])" office:value-type="float" office:value="3728.2" calcext:value-type="float">
            <text:p>3728.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B59:.E59])" office:value-type="float" office:value="410.5" calcext:value-type="float">
            <text:p>410.5</text:p>
          </table:table-cell>
          <table:table-cell table:number-columns-repeated="4"/>
          <table:table-cell table:formula="of:=SUM([.G59:.J59])" office:value-type="float" office:value="7644" calcext:value-type="float">
            <text:p>764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68]^0.5" office:value-type="float" office:value="20.2607995893548" calcext:value-type="float">
            <text:p>20.2607995894</text:p>
          </table:table-cell>
          <table:table-cell table:number-columns-repeated="4"/>
          <table:table-cell table:formula="of:=[.H68]^0.5" office:value-type="float" office:value="87.4299719775776" calcext:value-type="float">
            <text:p>87.4299719776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/>
          <table:table-cell table:number-columns-repeated="5" office:value-type="string" calcext:value-type="string">
            <text:p>Experiment_5</text:p>
          </table:table-cell>
          <table:table-cell table:number-columns-repeated="2"/>
          <table:table-cell table:number-columns-repeated="5" office:value-type="string" calcext:value-type="string">
            <text:p>Experiment_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 Start Local CRDT</text:p>
          </table:table-cell>
          <table:table-cell office:value-type="float" office:value="1493201976735" calcext:value-type="float">
            <text:p>1493201976735</text:p>
          </table:table-cell>
          <table:table-cell office:value-type="float" office:value="1493202053997" calcext:value-type="float">
            <text:p>1493202053997</text:p>
          </table:table-cell>
          <table:table-cell office:value-type="float" office:value="1493202092076" calcext:value-type="float">
            <text:p>1493202092076</text:p>
          </table:table-cell>
          <table:table-cell office:value-type="float" office:value="1493202125615" calcext:value-type="float">
            <text:p>1493202125615</text:p>
          </table:table-cell>
          <table:table-cell office:value-type="float" office:value="1493202171652" calcext:value-type="float">
            <text:p>1493202171652</text:p>
          </table:table-cell>
          <table:table-cell/>
          <table:table-cell office:value-type="string" calcext:value-type="string">
            <text:p>Total local insert time</text:p>
          </table:table-cell>
          <table:table-cell table:formula="of:=[.B3]-[.B2]" office:value-type="float" office:value="32" calcext:value-type="float">
            <text:p>32</text:p>
          </table:table-cell>
          <table:table-cell table:formula="of:=[.C3]-[.C2]" office:value-type="float" office:value="31" calcext:value-type="float">
            <text:p>31</text:p>
          </table:table-cell>
          <table:table-cell table:formula="of:=[.D3]-[.D2]" office:value-type="float" office:value="29" calcext:value-type="float">
            <text:p>29</text:p>
          </table:table-cell>
          <table:table-cell table:formula="of:=[.E3]-[.E2]" office:value-type="float" office:value="20" calcext:value-type="float">
            <text:p>20</text:p>
          </table:table-cell>
          <table:table-cell table:formula="of:=[.F3]-[.F2]" office:value-type="float" office:value="24" calcext:value-type="float">
            <text:p>24</text:p>
          </table:table-cell>
          <table:table-cell/>
          <table:table-cell table:formula="of:=SUM([.I2:.M2])/5" office:value-type="float" office:value="27.2" calcext:value-type="float">
            <text:p>27.2</text:p>
          </table:table-cell>
          <table:table-cell table:formula="of:=STDEV([.I2:.M2])" office:value-type="float" office:value="5.06951674225463" calcext:value-type="float">
            <text:p>5.0695167423</text:p>
          </table:table-cell>
          <table:table-cell/>
        </table:table-row>
        <table:table-row table:style-name="ro1">
          <table:table-cell office:value-type="string" calcext:value-type="string">
            <text:p>Insert End Local CRDT</text:p>
          </table:table-cell>
          <table:table-cell office:value-type="float" office:value="1493201976767" calcext:value-type="float">
            <text:p>1493201976767</text:p>
          </table:table-cell>
          <table:table-cell office:value-type="float" office:value="1493202054028" calcext:value-type="float">
            <text:p>1493202054028</text:p>
          </table:table-cell>
          <table:table-cell office:value-type="float" office:value="1493202092105" calcext:value-type="float">
            <text:p>1493202092105</text:p>
          </table:table-cell>
          <table:table-cell office:value-type="float" office:value="1493202125635" calcext:value-type="float">
            <text:p>1493202125635</text:p>
          </table:table-cell>
          <table:table-cell office:value-type="float" office:value="1493202171676" calcext:value-type="float">
            <text:p>1493202171676</text:p>
          </table:table-cell>
          <table:table-cell table:number-columns-repeated="8"/>
          <table:table-cell table:formula="of:=SUM([.I3:.M3])/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 Start Local CRDT</text:p>
          </table:table-cell>
          <table:table-cell office:value-type="float" office:value="1493201976767" calcext:value-type="float">
            <text:p>1493201976767</text:p>
          </table:table-cell>
          <table:table-cell office:value-type="float" office:value="1493202054028" calcext:value-type="float">
            <text:p>1493202054028</text:p>
          </table:table-cell>
          <table:table-cell office:value-type="float" office:value="1493202092105" calcext:value-type="float">
            <text:p>1493202092105</text:p>
          </table:table-cell>
          <table:table-cell office:value-type="float" office:value="1493202125635" calcext:value-type="float">
            <text:p>1493202125635</text:p>
          </table:table-cell>
          <table:table-cell office:value-type="float" office:value="1493202171676" calcext:value-type="float">
            <text:p>1493202171676</text:p>
          </table:table-cell>
          <table:table-cell/>
          <table:table-cell office:value-type="string" calcext:value-type="string">
            <text:p>Total local delete time</text:p>
          </table:table-cell>
          <table:table-cell table:formula="of:=[.B4]-[.B3]"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table:formula="of:=[.F4]-[.F3]" office:value-type="float" office:value="0" calcext:value-type="float">
            <text:p>0</text:p>
          </table:table-cell>
          <table:table-cell/>
          <table:table-cell table:formula="of:=SUM([.I4:.M4])/5" office:value-type="float" office:value="0" calcext:value-type="float">
            <text:p>0</text:p>
          </table:table-cell>
          <table:table-cell table:formula="of:=STDEV([.I4:.M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lete End Local CRDT</text:p>
          </table:table-cell>
          <table:table-cell office:value-type="float" office:value="1493201976840" calcext:value-type="float">
            <text:p>1493201976840</text:p>
          </table:table-cell>
          <table:table-cell office:value-type="float" office:value="1493202054118" calcext:value-type="float">
            <text:p>1493202054118</text:p>
          </table:table-cell>
          <table:table-cell office:value-type="float" office:value="1493202092163" calcext:value-type="float">
            <text:p>1493202092163</text:p>
          </table:table-cell>
          <table:table-cell office:value-type="float" office:value="1493202125715" calcext:value-type="float">
            <text:p>1493202125715</text:p>
          </table:table-cell>
          <table:table-cell office:value-type="float" office:value="1493202171756" calcext:value-type="float">
            <text:p>1493202171756</text:p>
          </table:table-cell>
          <table:table-cell table:number-columns-repeated="8"/>
          <table:table-cell table:formula="of:=SUM([.I5:.M5])/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SUM([.I6:.M6])/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Start Remote CRDT</text:p>
          </table:table-cell>
          <table:table-cell office:value-type="float" office:value="1493201976842" calcext:value-type="float">
            <text:p>1493201976842</text:p>
          </table:table-cell>
          <table:table-cell office:value-type="float" office:value="1493202054120" calcext:value-type="float">
            <text:p>1493202054120</text:p>
          </table:table-cell>
          <table:table-cell office:value-type="float" office:value="1493202092165" calcext:value-type="float">
            <text:p>1493202092165</text:p>
          </table:table-cell>
          <table:table-cell office:value-type="float" office:value="1493202125719" calcext:value-type="float">
            <text:p>1493202125719</text:p>
          </table:table-cell>
          <table:table-cell office:value-type="float" office:value="1493202171759" calcext:value-type="float">
            <text:p>1493202171759</text:p>
          </table:table-cell>
          <table:table-cell/>
          <table:table-cell office:value-type="string" calcext:value-type="string">
            <text:p>Listener insert time</text:p>
          </table:table-cell>
          <table:table-cell table:formula="of:=[.B8]-[.B7]" office:value-type="float" office:value="10" calcext:value-type="float">
            <text:p>10</text:p>
          </table:table-cell>
          <table:table-cell table:formula="of:=[.C7]-[.C5]" office:value-type="float" office:value="2" calcext:value-type="float">
            <text:p>2</text:p>
          </table:table-cell>
          <table:table-cell table:formula="of:=[.D7]-[.D5]" office:value-type="float" office:value="2" calcext:value-type="float">
            <text:p>2</text:p>
          </table:table-cell>
          <table:table-cell table:formula="of:=[.E8]-[.E7]" office:value-type="float" office:value="11" calcext:value-type="float">
            <text:p>11</text:p>
          </table:table-cell>
          <table:table-cell table:formula="of:=[.F7]-[.F5]" office:value-type="float" office:value="3" calcext:value-type="float">
            <text:p>3</text:p>
          </table:table-cell>
          <table:table-cell/>
          <table:table-cell table:formula="of:=SUM([.I7:.M7])/5" office:value-type="float" office:value="5.6" calcext:value-type="float">
            <text:p>5.6</text:p>
          </table:table-cell>
          <table:table-cell table:formula="of:=STDEV([.I7:.M7])" office:value-type="float" office:value="4.50555213042752" calcext:value-type="float">
            <text:p>4.5055521304</text:p>
          </table:table-cell>
          <table:table-cell/>
        </table:table-row>
        <table:table-row table:style-name="ro1">
          <table:table-cell office:value-type="string" calcext:value-type="string">
            <text:p>Insert End Remote CRDT</text:p>
          </table:table-cell>
          <table:table-cell office:value-type="float" office:value="1493201976852" calcext:value-type="float">
            <text:p>1493201976852</text:p>
          </table:table-cell>
          <table:table-cell office:value-type="float" office:value="1493202054128" calcext:value-type="float">
            <text:p>1493202054128</text:p>
          </table:table-cell>
          <table:table-cell office:value-type="float" office:value="1493202092172" calcext:value-type="float">
            <text:p>1493202092172</text:p>
          </table:table-cell>
          <table:table-cell office:value-type="float" office:value="1493202125730" calcext:value-type="float">
            <text:p>1493202125730</text:p>
          </table:table-cell>
          <table:table-cell office:value-type="float" office:value="1493202171767" calcext:value-type="float">
            <text:p>1493202171767</text:p>
          </table:table-cell>
          <table:table-cell table:number-columns-repeated="8"/>
          <table:table-cell table:formula="of:=SUM([.I8:.M8])/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 Start Remote CRDT</text:p>
          </table:table-cell>
          <table:table-cell office:value-type="float" office:value="1493201976854" calcext:value-type="float">
            <text:p>1493201976854</text:p>
          </table:table-cell>
          <table:table-cell office:value-type="float" office:value="1493202054130" calcext:value-type="float">
            <text:p>1493202054130</text:p>
          </table:table-cell>
          <table:table-cell office:value-type="float" office:value="1493202092174" calcext:value-type="float">
            <text:p>1493202092174</text:p>
          </table:table-cell>
          <table:table-cell office:value-type="float" office:value="1493202125732" calcext:value-type="float">
            <text:p>1493202125732</text:p>
          </table:table-cell>
          <table:table-cell office:value-type="float" office:value="1493202171769" calcext:value-type="float">
            <text:p>1493202171769</text:p>
          </table:table-cell>
          <table:table-cell/>
          <table:table-cell office:value-type="string" calcext:value-type="string">
            <text:p>Listener delete time</text:p>
          </table:table-cell>
          <table:table-cell table:formula="of:=[.B8]-[.B7]" office:value-type="float" office:value="10" calcext:value-type="float">
            <text:p>10</text:p>
          </table:table-cell>
          <table:table-cell table:formula="of:=[.C9]-[.C8]" office:value-type="float" office:value="2" calcext:value-type="float">
            <text:p>2</text:p>
          </table:table-cell>
          <table:table-cell table:formula="of:=[.D8]-[.D7]" office:value-type="float" office:value="7" calcext:value-type="float">
            <text:p>7</text:p>
          </table:table-cell>
          <table:table-cell table:formula="of:=[.E8]-[.E7]" office:value-type="float" office:value="11" calcext:value-type="float">
            <text:p>11</text:p>
          </table:table-cell>
          <table:table-cell table:formula="of:=[.F8]-[.F7]" office:value-type="float" office:value="8" calcext:value-type="float">
            <text:p>8</text:p>
          </table:table-cell>
          <table:table-cell/>
          <table:table-cell table:formula="of:=SUM([.I9:.M9])/5" office:value-type="float" office:value="7.6" calcext:value-type="float">
            <text:p>7.6</text:p>
          </table:table-cell>
          <table:table-cell table:formula="of:=STDEV([.I9:.M9])" office:value-type="float" office:value="3.50713558335004" calcext:value-type="float">
            <text:p>3.5071355834</text:p>
          </table:table-cell>
          <table:table-cell/>
        </table:table-row>
        <table:table-row table:style-name="ro1">
          <table:table-cell office:value-type="string" calcext:value-type="string">
            <text:p>Delete End Remote CRDT</text:p>
          </table:table-cell>
          <table:table-cell office:value-type="float" office:value="1493201976856" calcext:value-type="float">
            <text:p>1493201976856</text:p>
          </table:table-cell>
          <table:table-cell office:value-type="float" office:value="1493202054131" calcext:value-type="float">
            <text:p>1493202054131</text:p>
          </table:table-cell>
          <table:table-cell office:value-type="float" office:value="1493202092175" calcext:value-type="float">
            <text:p>1493202092175</text:p>
          </table:table-cell>
          <table:table-cell office:value-type="float" office:value="1493202125735" calcext:value-type="float">
            <text:p>1493202125735</text:p>
          </table:table-cell>
          <table:table-cell office:value-type="float" office:value="1493202171772" calcext:value-type="float">
            <text:p>1493202171772</text:p>
          </table:table-cell>
          <table:table-cell table:number-columns-repeated="8"/>
          <table:table-cell table:formula="of:=SUM([.I10:.M10])/5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4"/>
          <table:table-cell table:formula="of:=SUM([.O10];[.O8];[.O4];[.O2])" office:value-type="float" office:value="27.2" calcext:value-type="float">
            <text:p>27.2</text:p>
          </table:table-cell>
          <table:table-cell/>
          <table:table-cell table:formula="of:=[.Q11]^0.5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otal local insert time</text:p>
          </table:table-cell>
          <table:table-cell table:formula="of:=[.B16]-[.B15]" office:value-type="float" office:value="22" calcext:value-type="float">
            <text:p>22</text:p>
          </table:table-cell>
          <table:table-cell table:formula="of:=[.C16]-[.C15]" office:value-type="float" office:value="12" calcext:value-type="float">
            <text:p>12</text:p>
          </table:table-cell>
          <table:table-cell table:formula="of:=[.D16]-[.D15]" office:value-type="float" office:value="18" calcext:value-type="float">
            <text:p>18</text:p>
          </table:table-cell>
          <table:table-cell table:formula="of:=[.E16]-[.E15]" office:value-type="float" office:value="8" calcext:value-type="float">
            <text:p>8</text:p>
          </table:table-cell>
          <table:table-cell table:formula="of:=[.F16]-[.F15]" office:value-type="float" office:value="13" calcext:value-type="float">
            <text:p>13</text:p>
          </table:table-cell>
          <table:table-cell/>
          <table:table-cell table:formula="of:=SUM([.I14:.M14])/5" office:value-type="float" office:value="14.6" calcext:value-type="float">
            <text:p>14.6</text:p>
          </table:table-cell>
          <table:table-cell table:formula="of:=STDEV([.I14:.M14])^2" office:value-type="float" office:value="29.8" calcext:value-type="float">
            <text:p>29.8</text:p>
          </table:table-cell>
          <table:table-cell/>
        </table:table-row>
        <table:table-row table:style-name="ro1">
          <table:table-cell office:value-type="string" calcext:value-type="string">
            <text:p>Insert Start Local ShareJS</text:p>
          </table:table-cell>
          <table:table-cell office:value-type="float" office:value="1493206762262" calcext:value-type="float">
            <text:p>1493206762262</text:p>
          </table:table-cell>
          <table:table-cell office:value-type="float" office:value="1493212013278" calcext:value-type="float">
            <text:p>1493212013278</text:p>
          </table:table-cell>
          <table:table-cell office:value-type="float" office:value="1493212354159" calcext:value-type="float">
            <text:p>1493212354159</text:p>
          </table:table-cell>
          <table:table-cell office:value-type="float" office:value="1493212793049" calcext:value-type="float">
            <text:p>1493212793049</text:p>
          </table:table-cell>
          <table:table-cell office:value-type="float" office:value="1493213260857" calcext:value-type="float">
            <text:p>1493213260857</text:p>
          </table:table-cell>
          <table:table-cell table:number-columns-repeated="8"/>
          <table:table-cell table:formula="of:=SUM([.I15:.M15])/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End Local ShareJS</text:p>
          </table:table-cell>
          <table:table-cell office:value-type="float" office:value="1493206762284" calcext:value-type="float">
            <text:p>1493206762284</text:p>
          </table:table-cell>
          <table:table-cell office:value-type="float" office:value="1493212013290" calcext:value-type="float">
            <text:p>1493212013290</text:p>
          </table:table-cell>
          <table:table-cell office:value-type="float" office:value="1493212354177" calcext:value-type="float">
            <text:p>1493212354177</text:p>
          </table:table-cell>
          <table:table-cell office:value-type="float" office:value="1493212793057" calcext:value-type="float">
            <text:p>1493212793057</text:p>
          </table:table-cell>
          <table:table-cell office:value-type="float" office:value="1493213260870" calcext:value-type="float">
            <text:p>1493213260870</text:p>
          </table:table-cell>
          <table:table-cell/>
          <table:table-cell office:value-type="string" calcext:value-type="string">
            <text:p>Total local delete time</text:p>
          </table:table-cell>
          <table:table-cell table:formula="of:=[.B18]-[.B17]" office:value-type="float" office:value="5" calcext:value-type="float">
            <text:p>5</text:p>
          </table:table-cell>
          <table:table-cell table:formula="of:=[.C18]-[.C17]" office:value-type="float" office:value="4" calcext:value-type="float">
            <text:p>4</text:p>
          </table:table-cell>
          <table:table-cell table:formula="of:=[.D18]-[.D17]" office:value-type="float" office:value="3" calcext:value-type="float">
            <text:p>3</text:p>
          </table:table-cell>
          <table:table-cell table:formula="of:=[.E18]-[.E17]" office:value-type="float" office:value="3" calcext:value-type="float">
            <text:p>3</text:p>
          </table:table-cell>
          <table:table-cell table:formula="of:=[.F18]-[.F17]" office:value-type="float" office:value="2" calcext:value-type="float">
            <text:p>2</text:p>
          </table:table-cell>
          <table:table-cell/>
          <table:table-cell table:formula="of:=SUM([.I16:.M16])/5" office:value-type="float" office:value="3.4" calcext:value-type="float">
            <text:p>3.4</text:p>
          </table:table-cell>
          <table:table-cell table:formula="of:=STDEV([.I16:.M16])^2"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string" calcext:value-type="string">
            <text:p>Delete Start Local ShareJS</text:p>
          </table:table-cell>
          <table:table-cell office:value-type="float" office:value="1493206762284" calcext:value-type="float">
            <text:p>1493206762284</text:p>
          </table:table-cell>
          <table:table-cell office:value-type="float" office:value="1493212013290" calcext:value-type="float">
            <text:p>1493212013290</text:p>
          </table:table-cell>
          <table:table-cell office:value-type="float" office:value="1493212354178" calcext:value-type="float">
            <text:p>1493212354178</text:p>
          </table:table-cell>
          <table:table-cell office:value-type="float" office:value="1493212793058" calcext:value-type="float">
            <text:p>1493212793058</text:p>
          </table:table-cell>
          <table:table-cell office:value-type="float" office:value="1493213260870" calcext:value-type="float">
            <text:p>1493213260870</text:p>
          </table:table-cell>
          <table:table-cell table:number-columns-repeated="8"/>
          <table:table-cell table:formula="of:=SUM([.I17:.M17])/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 End Local ShareJS</text:p>
          </table:table-cell>
          <table:table-cell office:value-type="float" office:value="1493206762289" calcext:value-type="float">
            <text:p>1493206762289</text:p>
          </table:table-cell>
          <table:table-cell office:value-type="float" office:value="1493212013294" calcext:value-type="float">
            <text:p>1493212013294</text:p>
          </table:table-cell>
          <table:table-cell office:value-type="float" office:value="1493212354181" calcext:value-type="float">
            <text:p>1493212354181</text:p>
          </table:table-cell>
          <table:table-cell office:value-type="float" office:value="1493212793061" calcext:value-type="float">
            <text:p>1493212793061</text:p>
          </table:table-cell>
          <table:table-cell office:value-type="float" office:value="1493213260872" calcext:value-type="float">
            <text:p>1493213260872</text:p>
          </table:table-cell>
          <table:table-cell table:number-columns-repeated="8"/>
          <table:table-cell table:formula="of:=SUM([.I18:.M18])/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Listener integration time</text:p>
          </table:table-cell>
          <table:table-cell table:formula="of:=[.B21]-[.B20]" office:value-type="float" office:value="1227" calcext:value-type="float">
            <text:p>1227</text:p>
          </table:table-cell>
          <table:table-cell table:formula="of:=[.C21]-[.C20]" office:value-type="float" office:value="1077" calcext:value-type="float">
            <text:p>1077</text:p>
          </table:table-cell>
          <table:table-cell table:formula="of:=[.D21]-[.D20]" office:value-type="float" office:value="1118" calcext:value-type="float">
            <text:p>1118</text:p>
          </table:table-cell>
          <table:table-cell table:formula="of:=[.E21]-[.E20]" office:value-type="float" office:value="869" calcext:value-type="float">
            <text:p>869</text:p>
          </table:table-cell>
          <table:table-cell table:formula="of:=[.F21]-[.F20]" office:value-type="float" office:value="853" calcext:value-type="float">
            <text:p>853</text:p>
          </table:table-cell>
          <table:table-cell/>
          <table:table-cell table:formula="of:=SUM([.I19:.M19])/5" office:value-type="float" office:value="1028.8" calcext:value-type="float">
            <text:p>1028.8</text:p>
          </table:table-cell>
          <table:table-cell table:formula="of:=STDEV([.I19:.M19])^2" office:value-type="float" office:value="26501.2" calcext:value-type="float">
            <text:p>26501.2</text:p>
          </table:table-cell>
          <table:table-cell/>
        </table:table-row>
        <table:table-row table:style-name="ro1">
          <table:table-cell office:value-type="string" calcext:value-type="string">
            <text:p>Insert, Delete Start Remote ShareJS</text:p>
          </table:table-cell>
          <table:table-cell office:value-type="float" office:value="1493206762644" calcext:value-type="float">
            <text:p>1493206762644</text:p>
          </table:table-cell>
          <table:table-cell office:value-type="float" office:value="1493212013542" calcext:value-type="float">
            <text:p>1493212013542</text:p>
          </table:table-cell>
          <table:table-cell office:value-type="float" office:value="1493212354449" calcext:value-type="float">
            <text:p>1493212354449</text:p>
          </table:table-cell>
          <table:table-cell office:value-type="float" office:value="1493212793228" calcext:value-type="float">
            <text:p>1493212793228</text:p>
          </table:table-cell>
          <table:table-cell office:value-type="float" office:value="1493213261030" calcext:value-type="float">
            <text:p>1493213261030</text:p>
          </table:table-cell>
          <table:table-cell table:number-columns-repeated="8"/>
          <table:table-cell table:formula="of:=SUM([.I20:.M20])/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, Delete End Remote ShareJS</text:p>
          </table:table-cell>
          <table:table-cell office:value-type="float" office:value="1493206763871" calcext:value-type="float">
            <text:p>1493206763871</text:p>
          </table:table-cell>
          <table:table-cell office:value-type="float" office:value="1493212014619" calcext:value-type="float">
            <text:p>1493212014619</text:p>
          </table:table-cell>
          <table:table-cell office:value-type="float" office:value="1493212355567" calcext:value-type="float">
            <text:p>1493212355567</text:p>
          </table:table-cell>
          <table:table-cell office:value-type="float" office:value="1493212794097" calcext:value-type="float">
            <text:p>1493212794097</text:p>
          </table:table-cell>
          <table:table-cell office:value-type="float" office:value="1493213261883" calcext:value-type="float">
            <text:p>1493213261883</text:p>
          </table:table-cell>
          <table:table-cell/>
          <table:table-cell office:value-type="string" calcext:value-type="string">
            <text:p>Sever relay time</text:p>
          </table:table-cell>
          <table:table-cell table:formula="of:=[.B23]-[.B22]" office:value-type="float" office:value="1" calcext:value-type="float">
            <text:p>1</text:p>
          </table:table-cell>
          <table:table-cell table:formula="of:=[.C23]-[.C22]" office:value-type="float" office:value="1" calcext:value-type="float">
            <text:p>1</text:p>
          </table:table-cell>
          <table:table-cell table:formula="of:=[.D23]-[.D22]" office:value-type="float" office:value="1" calcext:value-type="float">
            <text:p>1</text:p>
          </table:table-cell>
          <table:table-cell table:formula="of:=[.E23]-[.E22]" office:value-type="float" office:value="2" calcext:value-type="float">
            <text:p>2</text:p>
          </table:table-cell>
          <table:table-cell table:formula="of:=[.F23]-[.F22]" office:value-type="float" office:value="1" calcext:value-type="float">
            <text:p>1</text:p>
          </table:table-cell>
          <table:table-cell/>
          <table:table-cell table:formula="of:=SUM([.I21:.M21])/5" office:value-type="float" office:value="1.2" calcext:value-type="float">
            <text:p>1.2</text:p>
          </table:table-cell>
          <table:table-cell table:formula="of:=STDEV([.I21:.M21])^2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Server Receive</text:p>
          </table:table-cell>
          <table:table-cell office:value-type="float" office:value="1493206762632" calcext:value-type="float">
            <text:p>1493206762632</text:p>
          </table:table-cell>
          <table:table-cell office:value-type="float" office:value="1493212013536" calcext:value-type="float">
            <text:p>1493212013536</text:p>
          </table:table-cell>
          <table:table-cell office:value-type="float" office:value="1493212354441" calcext:value-type="float">
            <text:p>1493212354441</text:p>
          </table:table-cell>
          <table:table-cell office:value-type="float" office:value="1493212793221" calcext:value-type="float">
            <text:p>1493212793221</text:p>
          </table:table-cell>
          <table:table-cell office:value-type="float" office:value="1493213261024" calcext:value-type="float">
            <text:p>1493213261024</text:p>
          </table:table-cell>
          <table:table-cell table:number-columns-repeated="8"/>
          <table:table-cell table:formula="of:=SUM([.I22:.M22])/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er Send</text:p>
          </table:table-cell>
          <table:table-cell office:value-type="float" office:value="1493206762633" calcext:value-type="float">
            <text:p>1493206762633</text:p>
          </table:table-cell>
          <table:table-cell office:value-type="float" office:value="1493212013537" calcext:value-type="float">
            <text:p>1493212013537</text:p>
          </table:table-cell>
          <table:table-cell office:value-type="float" office:value="1493212354442" calcext:value-type="float">
            <text:p>1493212354442</text:p>
          </table:table-cell>
          <table:table-cell office:value-type="float" office:value="1493212793223" calcext:value-type="float">
            <text:p>1493212793223</text:p>
          </table:table-cell>
          <table:table-cell office:value-type="float" office:value="1493213261025" calcext:value-type="float">
            <text:p>1493213261025</text:p>
          </table:table-cell>
          <table:table-cell table:number-columns-repeated="9"/>
          <table:table-cell table:formula="of:=SUM([.P14:.P22])" office:value-type="float" office:value="26532.5" calcext:value-type="float">
            <text:p>26532.5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4"/>
          <table:table-cell table:formula="of:=SUM([.O21];[.O19];[.O16];[.O14])" office:value-type="float" office:value="1048" calcext:value-type="float">
            <text:p>1048</text:p>
          </table:table-cell>
          <table:table-cell table:formula="of:=[.P23]^0.5" office:value-type="float" office:value="162.887998330141" calcext:value-type="float">
            <text:p>162.8879983301</text:p>
          </table:table-cell>
          <table:table-cell/>
        </table:table-row>
        <table:table-row table:style-name="ro1" table:number-rows-repeated="9">
          <table:table-cell table:number-columns-repeated="17"/>
        </table:table-row>
        <table:table-row table:style-name="ro1">
          <table:table-cell office:value-type="string" calcext:value-type="string">
            <text:p>Characters inserted</text:p>
          </table:table-cell>
          <table:table-cell office:value-type="float" office:value="2500" calcext:value-type="float">
            <text:p>25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aracters deleted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tive clients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</table:table>
      <table:table table:name="Sheet3" table:style-name="ta1">
        <table:table-column table:style-name="co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>
          <table:table-cell/>
          <table:table-cell table:number-columns-repeated="5" office:value-type="string" calcext:value-type="string">
            <text:p>Experiment_6</text:p>
          </table:table-cell>
          <table:table-cell table:number-columns-repeated="2"/>
          <table:table-cell table:number-columns-repeated="5" office:value-type="string" calcext:value-type="string">
            <text:p>Experiment_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 Start Local CRDT 1</text:p>
          </table:table-cell>
          <table:table-cell office:value-type="float" office:value="1493202617200" calcext:value-type="float">
            <text:p>1493202617200</text:p>
          </table:table-cell>
          <table:table-cell office:value-type="float" office:value="1493203303040" calcext:value-type="float">
            <text:p>1493203303040</text:p>
          </table:table-cell>
          <table:table-cell office:value-type="float" office:value="1493203405079" calcext:value-type="float">
            <text:p>1493203405079</text:p>
          </table:table-cell>
          <table:table-cell office:value-type="float" office:value="1493203535041" calcext:value-type="float">
            <text:p>1493203535041</text:p>
          </table:table-cell>
          <table:table-cell office:value-type="float" office:value="1493203654044" calcext:value-type="float">
            <text:p>1493203654044</text:p>
          </table:table-cell>
          <table:table-cell/>
          <table:table-cell office:value-type="string" calcext:value-type="string">
            <text:p>Total local insert time</text:p>
          </table:table-cell>
          <table:table-cell table:formula="of:=([.B3] - [.B2]) + ([.B9]-[.B8])" office:value-type="float" office:value="38" calcext:value-type="float">
            <text:p>38</text:p>
          </table:table-cell>
          <table:table-cell table:formula="of:=([.C3] - [.C2]) + ([.C9]-[.C8])" office:value-type="float" office:value="59" calcext:value-type="float">
            <text:p>59</text:p>
          </table:table-cell>
          <table:table-cell table:formula="of:=([.D3] - [.D2]) + ([.D9]-[.D8])" office:value-type="float" office:value="49" calcext:value-type="float">
            <text:p>49</text:p>
          </table:table-cell>
          <table:table-cell table:formula="of:=([.E3] - [.E2]) + ([.E9]-[.E8])" office:value-type="float" office:value="41" calcext:value-type="float">
            <text:p>41</text:p>
          </table:table-cell>
          <table:table-cell table:formula="of:=([.F3] - [.F2]) + ([.F9]-[.F8])" office:value-type="float" office:value="36" calcext:value-type="float">
            <text:p>36</text:p>
          </table:table-cell>
          <table:table-cell/>
          <table:table-cell table:formula="of:=SUM([.I2:.M2])/5" office:value-type="float" office:value="44.6" calcext:value-type="float">
            <text:p>44.6</text:p>
          </table:table-cell>
          <table:table-cell table:formula="of:=STDEV([.I2:.M2])" office:value-type="float" office:value="9.44986772394196" calcext:value-type="float">
            <text:p>9.4498677239</text:p>
          </table:table-cell>
          <table:table-cell table:formula="of:=[.P2]^2" office:value-type="float" office:value="89.3" calcext:value-type="float">
            <text:p>89.3</text:p>
          </table:table-cell>
        </table:table-row>
        <table:table-row table:style-name="ro1">
          <table:table-cell office:value-type="string" calcext:value-type="string">
            <text:p>Insert End Local CRDT</text:p>
          </table:table-cell>
          <table:table-cell office:value-type="float" office:value="1493202617225" calcext:value-type="float">
            <text:p>1493202617225</text:p>
          </table:table-cell>
          <table:table-cell office:value-type="float" office:value="1493203303086" calcext:value-type="float">
            <text:p>1493203303086</text:p>
          </table:table-cell>
          <table:table-cell office:value-type="float" office:value="1493203405098" calcext:value-type="float">
            <text:p>1493203405098</text:p>
          </table:table-cell>
          <table:table-cell office:value-type="float" office:value="1493203535068" calcext:value-type="float">
            <text:p>1493203535068</text:p>
          </table:table-cell>
          <table:table-cell office:value-type="float" office:value="1493203654065" calcext:value-type="float">
            <text:p>1493203654065</text:p>
          </table:table-cell>
          <table:table-cell table:number-columns-repeated="8"/>
          <table:table-cell table:formula="of:=SUM([.I3:.M3])/5" office:value-type="float" office:value="0" calcext:value-type="float">
            <text:p>0</text:p>
          </table:table-cell>
          <table:table-cell/>
          <table:table-cell table:formula="of:=[.P3]^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ete Start Local CRDT</text:p>
          </table:table-cell>
          <table:table-cell office:value-type="float" office:value="1493202617238" calcext:value-type="float">
            <text:p>1493202617238</text:p>
          </table:table-cell>
          <table:table-cell office:value-type="float" office:value="1493203303086" calcext:value-type="float">
            <text:p>1493203303086</text:p>
          </table:table-cell>
          <table:table-cell office:value-type="float" office:value="1493203405128" calcext:value-type="float">
            <text:p>1493203405128</text:p>
          </table:table-cell>
          <table:table-cell office:value-type="float" office:value="1493203535082" calcext:value-type="float">
            <text:p>1493203535082</text:p>
          </table:table-cell>
          <table:table-cell office:value-type="float" office:value="1493203654080" calcext:value-type="float">
            <text:p>1493203654080</text:p>
          </table:table-cell>
          <table:table-cell/>
          <table:table-cell office:value-type="string" calcext:value-type="string">
            <text:p>Total local delete time</text:p>
          </table:table-cell>
          <table:table-cell table:formula="of:=([.B5]-[.B4]) + ([.B11]-[.B10])" office:value-type="float" office:value="114" calcext:value-type="float">
            <text:p>114</text:p>
          </table:table-cell>
          <table:table-cell table:formula="of:=([.C5]-[.C4]) + ([.C11]-[.C10])" office:value-type="float" office:value="102" calcext:value-type="float">
            <text:p>102</text:p>
          </table:table-cell>
          <table:table-cell table:formula="of:=([.D5]-[.D4]) + ([.D11]-[.D10])" office:value-type="float" office:value="99" calcext:value-type="float">
            <text:p>99</text:p>
          </table:table-cell>
          <table:table-cell table:formula="of:=([.E5]-[.E4]) + ([.E11]-[.E10])" office:value-type="float" office:value="95" calcext:value-type="float">
            <text:p>95</text:p>
          </table:table-cell>
          <table:table-cell table:formula="of:=([.F5]-[.F4]) + ([.F11]-[.F10])" office:value-type="float" office:value="156" calcext:value-type="float">
            <text:p>156</text:p>
          </table:table-cell>
          <table:table-cell/>
          <table:table-cell table:formula="of:=SUM([.I4:.M4])/5" office:value-type="float" office:value="113.2" calcext:value-type="float">
            <text:p>113.2</text:p>
          </table:table-cell>
          <table:table-cell table:formula="of:=STDEV([.I4:.M4])" office:value-type="float" office:value="24.9539576019516" calcext:value-type="float">
            <text:p>24.953957602</text:p>
          </table:table-cell>
          <table:table-cell table:formula="of:=[.P4]^2" office:value-type="float" office:value="622.7" calcext:value-type="float">
            <text:p>622.7</text:p>
          </table:table-cell>
        </table:table-row>
        <table:table-row table:style-name="ro1">
          <table:table-cell office:value-type="string" calcext:value-type="string">
            <text:p>Delete End Local CRDT</text:p>
          </table:table-cell>
          <table:table-cell office:value-type="float" office:value="1493202617303" calcext:value-type="float">
            <text:p>1493202617303</text:p>
          </table:table-cell>
          <table:table-cell office:value-type="float" office:value="1493203303136" calcext:value-type="float">
            <text:p>1493203303136</text:p>
          </table:table-cell>
          <table:table-cell office:value-type="float" office:value="1493203405190" calcext:value-type="float">
            <text:p>1493203405190</text:p>
          </table:table-cell>
          <table:table-cell office:value-type="float" office:value="1493203535140" calcext:value-type="float">
            <text:p>1493203535140</text:p>
          </table:table-cell>
          <table:table-cell office:value-type="float" office:value="1493203654173" calcext:value-type="float">
            <text:p>1493203654173</text:p>
          </table:table-cell>
          <table:table-cell table:number-columns-repeated="8"/>
          <table:table-cell table:formula="of:=SUM([.I5:.M5])/5" office:value-type="float" office:value="0" calcext:value-type="float">
            <text:p>0</text:p>
          </table:table-cell>
          <table:table-cell/>
          <table:table-cell table:formula="of:=[.P5]^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SUM([.I6:.M6])/5" office:value-type="float" office:value="0" calcext:value-type="float">
            <text:p>0</text:p>
          </table:table-cell>
          <table:table-cell/>
          <table:table-cell table:formula="of:=[.P6]^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SUM([.I7:.M7])/5" office:value-type="float" office:value="0" calcext:value-type="float">
            <text:p>0</text:p>
          </table:table-cell>
          <table:table-cell/>
          <table:table-cell table:formula="of:=[.P7]^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ert Start Local CRDT 2</text:p>
          </table:table-cell>
          <table:table-cell office:value-type="float" office:value="1493202617225" calcext:value-type="float">
            <text:p>1493202617225</text:p>
          </table:table-cell>
          <table:table-cell office:value-type="float" office:value="1493203303073" calcext:value-type="float">
            <text:p>1493203303073</text:p>
          </table:table-cell>
          <table:table-cell office:value-type="float" office:value="1493203405098" calcext:value-type="float">
            <text:p>1493203405098</text:p>
          </table:table-cell>
          <table:table-cell office:value-type="float" office:value="1493203535068" calcext:value-type="float">
            <text:p>1493203535068</text:p>
          </table:table-cell>
          <table:table-cell office:value-type="float" office:value="1493203654065" calcext:value-type="float">
            <text:p>1493203654065</text:p>
          </table:table-cell>
          <table:table-cell/>
          <table:table-cell office:value-type="string" calcext:value-type="string">
            <text:p>Total listener insert time</text:p>
          </table:table-cell>
          <table:table-cell table:formula="of:=([.B15]-[.B14]) + ([.B21]-[.B20])" office:value-type="float" office:value="848" calcext:value-type="float">
            <text:p>848</text:p>
          </table:table-cell>
          <table:table-cell table:formula="of:=([.C15]-[.C14]) + ([.C21]-[.C20])" office:value-type="float" office:value="734" calcext:value-type="float">
            <text:p>734</text:p>
          </table:table-cell>
          <table:table-cell table:formula="of:=([.D15]-[.D14]) + ([.D21]-[.D20])" office:value-type="float" office:value="753" calcext:value-type="float">
            <text:p>753</text:p>
          </table:table-cell>
          <table:table-cell table:formula="of:=([.E15]-[.E14]) + ([.E21]-[.E20])" office:value-type="float" office:value="746" calcext:value-type="float">
            <text:p>746</text:p>
          </table:table-cell>
          <table:table-cell table:formula="of:=([.F15]-[.F14]) + ([.F21]-[.F20])" office:value-type="float" office:value="803" calcext:value-type="float">
            <text:p>803</text:p>
          </table:table-cell>
          <table:table-cell/>
          <table:table-cell table:formula="of:=SUM([.I8:.M8])/5" office:value-type="float" office:value="776.8" calcext:value-type="float">
            <text:p>776.8</text:p>
          </table:table-cell>
          <table:table-cell table:formula="of:=STDEV([.I8:.M8])" office:value-type="float" office:value="47.7042975003301" calcext:value-type="float">
            <text:p>47.7042975003</text:p>
          </table:table-cell>
          <table:table-cell table:formula="of:=[.P8]^2" office:value-type="float" office:value="2275.7" calcext:value-type="float">
            <text:p>2275.7</text:p>
          </table:table-cell>
        </table:table-row>
        <table:table-row table:style-name="ro1">
          <table:table-cell office:value-type="string" calcext:value-type="string">
            <text:p>Insert End Local CRDT</text:p>
          </table:table-cell>
          <table:table-cell office:value-type="float" office:value="1493202617238" calcext:value-type="float">
            <text:p>1493202617238</text:p>
          </table:table-cell>
          <table:table-cell office:value-type="float" office:value="1493203303086" calcext:value-type="float">
            <text:p>1493203303086</text:p>
          </table:table-cell>
          <table:table-cell office:value-type="float" office:value="1493203405128" calcext:value-type="float">
            <text:p>1493203405128</text:p>
          </table:table-cell>
          <table:table-cell office:value-type="float" office:value="1493203535082" calcext:value-type="float">
            <text:p>1493203535082</text:p>
          </table:table-cell>
          <table:table-cell office:value-type="float" office:value="1493203654080" calcext:value-type="float">
            <text:p>1493203654080</text:p>
          </table:table-cell>
          <table:table-cell table:number-columns-repeated="8"/>
          <table:table-cell table:formula="of:=SUM([.I9:.M9])/5" office:value-type="float" office:value="0" calcext:value-type="float">
            <text:p>0</text:p>
          </table:table-cell>
          <table:table-cell/>
          <table:table-cell table:formula="of:=[.P9]^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ete Start Local CRDT</text:p>
          </table:table-cell>
          <table:table-cell office:value-type="float" office:value="1493202617303" calcext:value-type="float">
            <text:p>1493202617303</text:p>
          </table:table-cell>
          <table:table-cell office:value-type="float" office:value="1493203303136" calcext:value-type="float">
            <text:p>1493203303136</text:p>
          </table:table-cell>
          <table:table-cell office:value-type="float" office:value="1493203405190" calcext:value-type="float">
            <text:p>1493203405190</text:p>
          </table:table-cell>
          <table:table-cell office:value-type="float" office:value="1493203535140" calcext:value-type="float">
            <text:p>1493203535140</text:p>
          </table:table-cell>
          <table:table-cell office:value-type="float" office:value="1493203654173" calcext:value-type="float">
            <text:p>1493203654173</text:p>
          </table:table-cell>
          <table:table-cell/>
          <table:table-cell office:value-type="string" calcext:value-type="string">
            <text:p>total listener delete time</text:p>
          </table:table-cell>
          <table:table-cell table:formula="of:=([.B17]-[.B16]) + ([.B23] - [.B22])" office:value-type="float" office:value="4" calcext:value-type="float">
            <text:p>4</text:p>
          </table:table-cell>
          <table:table-cell table:formula="of:=([.C17]-[.C16]) + ([.C23] - [.C22])" office:value-type="float" office:value="4" calcext:value-type="float">
            <text:p>4</text:p>
          </table:table-cell>
          <table:table-cell table:formula="of:=([.D17]-[.D16]) + ([.D23] - [.D22])" office:value-type="float" office:value="4" calcext:value-type="float">
            <text:p>4</text:p>
          </table:table-cell>
          <table:table-cell table:formula="of:=([.E17]-[.E16]) + ([.E23] - [.E22])" office:value-type="float" office:value="6" calcext:value-type="float">
            <text:p>6</text:p>
          </table:table-cell>
          <table:table-cell table:formula="of:=([.F17]-[.F16]) + ([.F23] - [.F22])" office:value-type="float" office:value="5" calcext:value-type="float">
            <text:p>5</text:p>
          </table:table-cell>
          <table:table-cell/>
          <table:table-cell table:formula="of:=SUM([.I10:.M10])/5" office:value-type="float" office:value="4.6" calcext:value-type="float">
            <text:p>4.6</text:p>
          </table:table-cell>
          <table:table-cell table:formula="of:=STDEV([.I10:.M10])" office:value-type="float" office:value="0.894427190999916" calcext:value-type="float">
            <text:p>0.894427191</text:p>
          </table:table-cell>
          <table:table-cell table:formula="of:=[.P10]^2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elete End Local CRDT</text:p>
          </table:table-cell>
          <table:table-cell office:value-type="float" office:value="1493202617352" calcext:value-type="float">
            <text:p>1493202617352</text:p>
          </table:table-cell>
          <table:table-cell office:value-type="float" office:value="1493203303188" calcext:value-type="float">
            <text:p>1493203303188</text:p>
          </table:table-cell>
          <table:table-cell office:value-type="float" office:value="1493203405227" calcext:value-type="float">
            <text:p>1493203405227</text:p>
          </table:table-cell>
          <table:table-cell office:value-type="float" office:value="1493203535177" calcext:value-type="float">
            <text:p>1493203535177</text:p>
          </table:table-cell>
          <table:table-cell office:value-type="float" office:value="1493203654236" calcext:value-type="float">
            <text:p>1493203654236</text:p>
          </table:table-cell>
          <table:table-cell table:number-columns-repeated="10"/>
          <table:table-cell table:formula="of:=SUM([.Q2:.Q10])" office:value-type="float" office:value="2988.5" calcext:value-type="float">
            <text:p>2988.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4"/>
          <table:table-cell table:formula="of:=SUM([.O10];[.O8];[.O4];[.O2])" office:value-type="float" office:value="939.2" calcext:value-type="float">
            <text:p>939.2</text:p>
          </table:table-cell>
          <table:table-cell/>
          <table:table-cell table:formula="of:=[.Q11]^0.5" office:value-type="float" office:value="54.6671747943864" calcext:value-type="float">
            <text:p>54.6671747944</text:p>
          </table:table-cell>
        </table:table-row>
        <table:table-row table:style-name="ro1">
          <table:table-cell office:value-type="string" calcext:value-type="string">
            <text:p>Insert Start Remote CRDT</text:p>
          </table:table-cell>
          <table:table-cell office:value-type="float" office:value="1493202618997" calcext:value-type="float">
            <text:p>1493202618997</text:p>
          </table:table-cell>
          <table:table-cell office:value-type="float" office:value="1493203304888" calcext:value-type="float">
            <text:p>1493203304888</text:p>
          </table:table-cell>
          <table:table-cell office:value-type="float" office:value="1493203406967" calcext:value-type="float">
            <text:p>1493203406967</text:p>
          </table:table-cell>
          <table:table-cell office:value-type="float" office:value="1493203536804" calcext:value-type="float">
            <text:p>1493203536804</text:p>
          </table:table-cell>
          <table:table-cell office:value-type="float" office:value="1493203656295" calcext:value-type="float">
            <text:p>14932036562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End Remote CRDT</text:p>
          </table:table-cell>
          <table:table-cell office:value-type="float" office:value="1493202619006" calcext:value-type="float">
            <text:p>1493202619006</text:p>
          </table:table-cell>
          <table:table-cell office:value-type="float" office:value="1493203304893" calcext:value-type="float">
            <text:p>1493203304893</text:p>
          </table:table-cell>
          <table:table-cell office:value-type="float" office:value="1493203406972" calcext:value-type="float">
            <text:p>1493203406972</text:p>
          </table:table-cell>
          <table:table-cell office:value-type="float" office:value="1493203536813" calcext:value-type="float">
            <text:p>1493203536813</text:p>
          </table:table-cell>
          <table:table-cell office:value-type="float" office:value="1493203656300" calcext:value-type="float">
            <text:p>14932036563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lete Start Remote CRDT</text:p>
          </table:table-cell>
          <table:table-cell office:value-type="float" office:value="1493202619854" calcext:value-type="float">
            <text:p>1493202619854</text:p>
          </table:table-cell>
          <table:table-cell office:value-type="float" office:value="1493203305631" calcext:value-type="float">
            <text:p>1493203305631</text:p>
          </table:table-cell>
          <table:table-cell office:value-type="float" office:value="1493203407728" calcext:value-type="float">
            <text:p>1493203407728</text:p>
          </table:table-cell>
          <table:table-cell office:value-type="float" office:value="1493203537557" calcext:value-type="float">
            <text:p>1493203537557</text:p>
          </table:table-cell>
          <table:table-cell office:value-type="float" office:value="1493203657107" calcext:value-type="float">
            <text:p>14932036571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lete End Remote CRDT</text:p>
          </table:table-cell>
          <table:table-cell office:value-type="float" office:value="1493202619857" calcext:value-type="float">
            <text:p>1493202619857</text:p>
          </table:table-cell>
          <table:table-cell office:value-type="float" office:value="1493203305633" calcext:value-type="float">
            <text:p>1493203305633</text:p>
          </table:table-cell>
          <table:table-cell office:value-type="float" office:value="1493203407731" calcext:value-type="float">
            <text:p>1493203407731</text:p>
          </table:table-cell>
          <table:table-cell office:value-type="float" office:value="1493203537561" calcext:value-type="float">
            <text:p>1493203537561</text:p>
          </table:table-cell>
          <table:table-cell office:value-type="float" office:value="1493203657110" calcext:value-type="float">
            <text:p>1493203657110</text:p>
          </table:table-cell>
          <table:table-cell table:number-columns-repeated="1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Insert Start Remote CRDT</text:p>
          </table:table-cell>
          <table:table-cell office:value-type="float" office:value="1493202619008" calcext:value-type="float">
            <text:p>1493202619008</text:p>
          </table:table-cell>
          <table:table-cell office:value-type="float" office:value="1493203304895" calcext:value-type="float">
            <text:p>1493203304895</text:p>
          </table:table-cell>
          <table:table-cell office:value-type="float" office:value="1493203406974" calcext:value-type="float">
            <text:p>1493203406974</text:p>
          </table:table-cell>
          <table:table-cell office:value-type="float" office:value="1493203536816" calcext:value-type="float">
            <text:p>1493203536816</text:p>
          </table:table-cell>
          <table:table-cell office:value-type="float" office:value="1493203656302" calcext:value-type="float">
            <text:p>14932036563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End Remote CRDT</text:p>
          </table:table-cell>
          <table:table-cell office:value-type="float" office:value="1493202619847" calcext:value-type="float">
            <text:p>1493202619847</text:p>
          </table:table-cell>
          <table:table-cell office:value-type="float" office:value="1493203305624" calcext:value-type="float">
            <text:p>1493203305624</text:p>
          </table:table-cell>
          <table:table-cell office:value-type="float" office:value="1493203407722" calcext:value-type="float">
            <text:p>1493203407722</text:p>
          </table:table-cell>
          <table:table-cell office:value-type="float" office:value="1493203537553" calcext:value-type="float">
            <text:p>1493203537553</text:p>
          </table:table-cell>
          <table:table-cell office:value-type="float" office:value="1493203657100" calcext:value-type="float">
            <text:p>1493203657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lete Start Remote CRDT</text:p>
          </table:table-cell>
          <table:table-cell office:value-type="float" office:value="1493202619858" calcext:value-type="float">
            <text:p>1493202619858</text:p>
          </table:table-cell>
          <table:table-cell office:value-type="float" office:value="1493203305634" calcext:value-type="float">
            <text:p>1493203305634</text:p>
          </table:table-cell>
          <table:table-cell office:value-type="float" office:value="1493203407732" calcext:value-type="float">
            <text:p>1493203407732</text:p>
          </table:table-cell>
          <table:table-cell office:value-type="float" office:value="1493203537562" calcext:value-type="float">
            <text:p>1493203537562</text:p>
          </table:table-cell>
          <table:table-cell office:value-type="float" office:value="1493203657112" calcext:value-type="float">
            <text:p>14932036571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lete End Remote CRDT</text:p>
          </table:table-cell>
          <table:table-cell office:value-type="float" office:value="1493202619859" calcext:value-type="float">
            <text:p>1493202619859</text:p>
          </table:table-cell>
          <table:table-cell office:value-type="float" office:value="1493203305636" calcext:value-type="float">
            <text:p>1493203305636</text:p>
          </table:table-cell>
          <table:table-cell office:value-type="float" office:value="1493203407733" calcext:value-type="float">
            <text:p>1493203407733</text:p>
          </table:table-cell>
          <table:table-cell office:value-type="float" office:value="1493203537564" calcext:value-type="float">
            <text:p>1493203537564</text:p>
          </table:table-cell>
          <table:table-cell office:value-type="float" office:value="1493203657114" calcext:value-type="float">
            <text:p>1493203657114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Insert Start Local ShareJS 1</text:p>
          </table:table-cell>
          <table:table-cell office:value-type="float" office:value="1493206772389" calcext:value-type="float">
            <text:p>1493206772389</text:p>
          </table:table-cell>
          <table:table-cell office:value-type="float" office:value="1493212018927" calcext:value-type="float">
            <text:p>1493212018927</text:p>
          </table:table-cell>
          <table:table-cell office:value-type="float" office:value="1493212497751" calcext:value-type="float">
            <text:p>1493212497751</text:p>
          </table:table-cell>
          <table:table-cell office:value-type="float" office:value="1493212796858" calcext:value-type="float">
            <text:p>1493212796858</text:p>
          </table:table-cell>
          <table:table-cell office:value-type="float" office:value="1493213660975" calcext:value-type="float">
            <text:p>1493213660975</text:p>
          </table:table-cell>
          <table:table-cell/>
          <table:table-cell office:value-type="string" calcext:value-type="string">
            <text:p>Total local insert time</text:p>
          </table:table-cell>
          <table:table-cell table:formula="of:=([.B28]-[.B27]) + ([.B34]-[.B33])" office:value-type="float" office:value="17" calcext:value-type="float">
            <text:p>17</text:p>
          </table:table-cell>
          <table:table-cell table:formula="of:=([.C28]-[.C27]) + ([.C34]-[.C33])" office:value-type="float" office:value="12" calcext:value-type="float">
            <text:p>12</text:p>
          </table:table-cell>
          <table:table-cell table:formula="of:=([.D16]-[.D15]) + ([.D36]-[.D35])" office:value-type="float" office:value="21" calcext:value-type="float">
            <text:p>21</text:p>
          </table:table-cell>
          <table:table-cell table:formula="of:=([.E28]-[.E27]) + ([.E34]-[.E33])" office:value-type="float" office:value="12" calcext:value-type="float">
            <text:p>12</text:p>
          </table:table-cell>
          <table:table-cell table:formula="of:=([.F28]-[.F27]) + ([.F36]-[.F35])" office:value-type="float" office:value="31" calcext:value-type="float">
            <text:p>31</text:p>
          </table:table-cell>
          <table:table-cell/>
          <table:table-cell table:formula="of:=SUM([.I27:.M27])/5" office:value-type="float" office:value="18.6" calcext:value-type="float">
            <text:p>18.6</text:p>
          </table:table-cell>
          <table:table-cell table:formula="of:=STDEV([.I27:.M27])" office:value-type="float" office:value="7.89303490426845" calcext:value-type="float">
            <text:p>7.8930349043</text:p>
          </table:table-cell>
          <table:table-cell table:formula="of:=[.P27]^2" office:value-type="float" office:value="62.3" calcext:value-type="float">
            <text:p>62.3</text:p>
          </table:table-cell>
        </table:table-row>
        <table:table-row table:style-name="ro1">
          <table:table-cell office:value-type="string" calcext:value-type="string">
            <text:p>Insert End Local ShareJS </text:p>
          </table:table-cell>
          <table:table-cell office:value-type="float" office:value="1493206772403" calcext:value-type="float">
            <text:p>1493206772403</text:p>
          </table:table-cell>
          <table:table-cell office:value-type="float" office:value="1493212018936" calcext:value-type="float">
            <text:p>1493212018936</text:p>
          </table:table-cell>
          <table:table-cell office:value-type="float" office:value="1493212497762" calcext:value-type="float">
            <text:p>1493212497762</text:p>
          </table:table-cell>
          <table:table-cell office:value-type="float" office:value="1493212796867" calcext:value-type="float">
            <text:p>1493212796867</text:p>
          </table:table-cell>
          <table:table-cell office:value-type="float" office:value="1493213660990" calcext:value-type="float">
            <text:p>1493213660990</text:p>
          </table:table-cell>
          <table:table-cell table:number-columns-repeated="8"/>
          <table:table-cell table:formula="of:=SUM([.I28:.M28])/5" office:value-type="float" office:value="0" calcext:value-type="float">
            <text:p>0</text:p>
          </table:table-cell>
          <table:table-cell/>
          <table:table-cell table:formula="of:=[.P28]^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ete Start Local ShareJS</text:p>
          </table:table-cell>
          <table:table-cell office:value-type="float" office:value="1493206772404" calcext:value-type="float">
            <text:p>1493206772404</text:p>
          </table:table-cell>
          <table:table-cell office:value-type="float" office:value="1493212018936" calcext:value-type="float">
            <text:p>1493212018936</text:p>
          </table:table-cell>
          <table:table-cell office:value-type="float" office:value="1493212497763" calcext:value-type="float">
            <text:p>1493212497763</text:p>
          </table:table-cell>
          <table:table-cell office:value-type="float" office:value="1493212796867" calcext:value-type="float">
            <text:p>1493212796867</text:p>
          </table:table-cell>
          <table:table-cell office:value-type="float" office:value="1493213660993" calcext:value-type="float">
            <text:p>1493213660993</text:p>
          </table:table-cell>
          <table:table-cell/>
          <table:table-cell office:value-type="string" calcext:value-type="string">
            <text:p>Total local delete time</text:p>
          </table:table-cell>
          <table:table-cell table:formula="of:=([.B30]-[.B29]) + ([.B36]-[.B35])" office:value-type="float" office:value="16" calcext:value-type="float">
            <text:p>16</text:p>
          </table:table-cell>
          <table:table-cell table:formula="of:=([.C30]-[.C29]) + ([.C36]-[.C35])" office:value-type="float" office:value="12" calcext:value-type="float">
            <text:p>12</text:p>
          </table:table-cell>
          <table:table-cell table:formula="of:=([.D18]-[.D17]) + ([.D36]-[.D35])" office:value-type="float" office:value="6" calcext:value-type="float">
            <text:p>6</text:p>
          </table:table-cell>
          <table:table-cell table:formula="of:=([.E30]-[.E29]) + ([.E36]-[.E35])" office:value-type="float" office:value="16" calcext:value-type="float">
            <text:p>16</text:p>
          </table:table-cell>
          <table:table-cell table:formula="of:=([.F30]-[.F29]) + ([.F36]-[.F35])" office:value-type="float" office:value="33" calcext:value-type="float">
            <text:p>33</text:p>
          </table:table-cell>
          <table:table-cell/>
          <table:table-cell table:formula="of:=SUM([.I29:.M29])/5" office:value-type="float" office:value="16.6" calcext:value-type="float">
            <text:p>16.6</text:p>
          </table:table-cell>
          <table:table-cell table:formula="of:=STDEV([.I29:.M29])" office:value-type="float" office:value="10.0399203184089" calcext:value-type="float">
            <text:p>10.0399203184</text:p>
          </table:table-cell>
          <table:table-cell table:formula="of:=[.P29]^2" office:value-type="float" office:value="100.8" calcext:value-type="float">
            <text:p>100.8</text:p>
          </table:table-cell>
        </table:table-row>
        <table:table-row table:style-name="ro1">
          <table:table-cell office:value-type="string" calcext:value-type="string">
            <text:p>Delete End Local ShareJS</text:p>
          </table:table-cell>
          <table:table-cell office:value-type="float" office:value="1493206772415" calcext:value-type="float">
            <text:p>1493206772415</text:p>
          </table:table-cell>
          <table:table-cell office:value-type="float" office:value="1493212018944" calcext:value-type="float">
            <text:p>1493212018944</text:p>
          </table:table-cell>
          <table:table-cell office:value-type="float" office:value="1493212497771" calcext:value-type="float">
            <text:p>1493212497771</text:p>
          </table:table-cell>
          <table:table-cell office:value-type="float" office:value="1493212796880" calcext:value-type="float">
            <text:p>1493212796880</text:p>
          </table:table-cell>
          <table:table-cell office:value-type="float" office:value="1493213661008" calcext:value-type="float">
            <text:p>1493213661008</text:p>
          </table:table-cell>
          <table:table-cell table:number-columns-repeated="8"/>
          <table:table-cell table:formula="of:=SUM([.I30:.M30])/5" office:value-type="float" office:value="0" calcext:value-type="float">
            <text:p>0</text:p>
          </table:table-cell>
          <table:table-cell/>
          <table:table-cell table:formula="of:=[.P30]^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SUM([.I31:.M31])/5" office:value-type="float" office:value="0" calcext:value-type="float">
            <text:p>0</text:p>
          </table:table-cell>
          <table:table-cell/>
          <table:table-cell table:formula="of:=[.P31]^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SUM([.I32:.M32])/5" office:value-type="float" office:value="0" calcext:value-type="float">
            <text:p>0</text:p>
          </table:table-cell>
          <table:table-cell/>
          <table:table-cell table:formula="of:=[.P32]^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ert Start Local ShareJS 2</text:p>
          </table:table-cell>
          <table:table-cell office:value-type="float" office:value="1493206772415" calcext:value-type="float">
            <text:p>1493206772415</text:p>
          </table:table-cell>
          <table:table-cell office:value-type="float" office:value="1493212018944" calcext:value-type="float">
            <text:p>1493212018944</text:p>
          </table:table-cell>
          <table:table-cell office:value-type="float" office:value="1493212497771" calcext:value-type="float">
            <text:p>1493212497771</text:p>
          </table:table-cell>
          <table:table-cell office:value-type="float" office:value="1493212796880" calcext:value-type="float">
            <text:p>1493212796880</text:p>
          </table:table-cell>
          <table:table-cell office:value-type="float" office:value="1493213661008" calcext:value-type="float">
            <text:p>1493213661008</text:p>
          </table:table-cell>
          <table:table-cell/>
          <table:table-cell office:value-type="string" calcext:value-type="string">
            <text:p>Total listener integration time</text:p>
          </table:table-cell>
          <table:table-cell table:formula="of:=[.B39]-[.B38] + [.B42]-[.B41]" office:value-type="float" office:value="2650" calcext:value-type="float">
            <text:p>2650</text:p>
          </table:table-cell>
          <table:table-cell table:formula="of:=[.C39]-[.C38] + [.C42]-[.C41]" office:value-type="float" office:value="2751" calcext:value-type="float">
            <text:p>2751</text:p>
          </table:table-cell>
          <table:table-cell table:formula="of:=[.D39]-[.D38] + [.D42]-[.D41]" office:value-type="float" office:value="2814" calcext:value-type="float">
            <text:p>2814</text:p>
          </table:table-cell>
          <table:table-cell table:formula="of:=[.E39]-[.E38] + [.E42]-[.E41]" office:value-type="float" office:value="2695" calcext:value-type="float">
            <text:p>2695</text:p>
          </table:table-cell>
          <table:table-cell table:formula="of:=[.F39]-[.F38] + [.F42]-[.F41]" office:value-type="float" office:value="2991" calcext:value-type="float">
            <text:p>2991</text:p>
          </table:table-cell>
          <table:table-cell/>
          <table:table-cell table:formula="of:=SUM([.I33:.M33])/5" office:value-type="float" office:value="2780.2" calcext:value-type="float">
            <text:p>2780.2</text:p>
          </table:table-cell>
          <table:table-cell table:formula="of:=STDEV([.I33:.M33])" office:value-type="float" office:value="132.893566435701" calcext:value-type="float">
            <text:p>132.8935664357</text:p>
          </table:table-cell>
          <table:table-cell table:formula="of:=[.P33]^2" office:value-type="float" office:value="17660.7" calcext:value-type="float">
            <text:p>17660.7</text:p>
          </table:table-cell>
        </table:table-row>
        <table:table-row table:style-name="ro1">
          <table:table-cell office:value-type="string" calcext:value-type="string">
            <text:p>Insert End Local ShareJS</text:p>
          </table:table-cell>
          <table:table-cell office:value-type="float" office:value="1493206772418" calcext:value-type="float">
            <text:p>1493206772418</text:p>
          </table:table-cell>
          <table:table-cell office:value-type="float" office:value="1493212018947" calcext:value-type="float">
            <text:p>1493212018947</text:p>
          </table:table-cell>
          <table:table-cell office:value-type="float" office:value="1493212497775" calcext:value-type="float">
            <text:p>1493212497775</text:p>
          </table:table-cell>
          <table:table-cell office:value-type="float" office:value="1493212796883" calcext:value-type="float">
            <text:p>1493212796883</text:p>
          </table:table-cell>
          <table:table-cell office:value-type="float" office:value="1493213661014" calcext:value-type="float">
            <text:p>1493213661014</text:p>
          </table:table-cell>
          <table:table-cell table:number-columns-repeated="8"/>
          <table:table-cell table:formula="of:=SUM([.I34:.M34])/5" office:value-type="float" office:value="0" calcext:value-type="float">
            <text:p>0</text:p>
          </table:table-cell>
          <table:table-cell/>
          <table:table-cell table:formula="of:=[.P34]^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ete Start Local ShareJS</text:p>
          </table:table-cell>
          <table:table-cell office:value-type="float" office:value="1493206772418" calcext:value-type="float">
            <text:p>1493206772418</text:p>
          </table:table-cell>
          <table:table-cell office:value-type="float" office:value="1493212018947" calcext:value-type="float">
            <text:p>1493212018947</text:p>
          </table:table-cell>
          <table:table-cell office:value-type="float" office:value="1493212497776" calcext:value-type="float">
            <text:p>1493212497776</text:p>
          </table:table-cell>
          <table:table-cell office:value-type="float" office:value="1493212796883" calcext:value-type="float">
            <text:p>1493212796883</text:p>
          </table:table-cell>
          <table:table-cell office:value-type="float" office:value="1493213661014" calcext:value-type="float">
            <text:p>1493213661014</text:p>
          </table:table-cell>
          <table:table-cell/>
          <table:table-cell office:value-type="string" calcext:value-type="string">
            <text:p>Total Server relay time</text:p>
          </table:table-cell>
          <table:table-cell table:formula="of:=[.B45]-[.B44]+[.B47]-[.B46]" office:value-type="float" office:value="33" calcext:value-type="float">
            <text:p>33</text:p>
          </table:table-cell>
          <table:table-cell table:formula="of:=[.C45]-[.C44]+[.C47]-[.C46]" office:value-type="float" office:value="12" calcext:value-type="float">
            <text:p>12</text:p>
          </table:table-cell>
          <table:table-cell table:formula="of:=[.D45]-[.D44]+[.D47]-[.D46]" office:value-type="float" office:value="17" calcext:value-type="float">
            <text:p>17</text:p>
          </table:table-cell>
          <table:table-cell table:formula="of:=[.E45]-[.E44]+[.E47]-[.E46]" office:value-type="float" office:value="24" calcext:value-type="float">
            <text:p>24</text:p>
          </table:table-cell>
          <table:table-cell table:formula="of:=[.F45]-[.F44]+[.F47]-[.F46]" office:value-type="float" office:value="26" calcext:value-type="float">
            <text:p>26</text:p>
          </table:table-cell>
          <table:table-cell/>
          <table:table-cell table:formula="of:=SUM([.I35:.M35])/5" office:value-type="float" office:value="22.4" calcext:value-type="float">
            <text:p>22.4</text:p>
          </table:table-cell>
          <table:table-cell table:formula="of:=STDEV([.I35:.M35])" office:value-type="float" office:value="8.14248119432891" calcext:value-type="float">
            <text:p>8.1424811943</text:p>
          </table:table-cell>
          <table:table-cell table:formula="of:=[.P35]^2" office:value-type="float" office:value="66.3" calcext:value-type="float">
            <text:p>66.3</text:p>
          </table:table-cell>
        </table:table-row>
        <table:table-row table:style-name="ro1">
          <table:table-cell office:value-type="string" calcext:value-type="string">
            <text:p>Delete End Local ShareJS</text:p>
          </table:table-cell>
          <table:table-cell office:value-type="float" office:value="1493206772423" calcext:value-type="float">
            <text:p>1493206772423</text:p>
          </table:table-cell>
          <table:table-cell office:value-type="float" office:value="1493212018951" calcext:value-type="float">
            <text:p>1493212018951</text:p>
          </table:table-cell>
          <table:table-cell office:value-type="float" office:value="1493212497779" calcext:value-type="float">
            <text:p>1493212497779</text:p>
          </table:table-cell>
          <table:table-cell office:value-type="float" office:value="1493212796886" calcext:value-type="float">
            <text:p>1493212796886</text:p>
          </table:table-cell>
          <table:table-cell office:value-type="float" office:value="1493213661024" calcext:value-type="float">
            <text:p>1493213661024</text:p>
          </table:table-cell>
          <table:table-cell table:number-columns-repeated="10"/>
          <table:table-cell table:formula="of:=SUM([.Q27:.Q35])" office:value-type="float" office:value="17890.1" calcext:value-type="float">
            <text:p>17890.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Insert, Delete Start Remote ShareJS </text:p>
          </table:table-cell>
          <table:table-cell office:value-type="float" office:value="1493206772889" calcext:value-type="float">
            <text:p>1493206772889</text:p>
          </table:table-cell>
          <table:table-cell office:value-type="float" office:value="1493212021062" calcext:value-type="float">
            <text:p>1493212021062</text:p>
          </table:table-cell>
          <table:table-cell office:value-type="float" office:value="1493212499930" calcext:value-type="float">
            <text:p>1493212499930</text:p>
          </table:table-cell>
          <table:table-cell office:value-type="float" office:value="1493212799973" calcext:value-type="float">
            <text:p>1493212799973</text:p>
          </table:table-cell>
          <table:table-cell office:value-type="float" office:value="1493213661437" calcext:value-type="float">
            <text:p>1493213661437</text:p>
          </table:table-cell>
          <table:table-cell table:number-columns-repeated="8"/>
          <table:table-cell table:formula="of:=SUM([.O35];[.O33];[.O29];[.O27])" office:value-type="float" office:value="2837.8" calcext:value-type="float">
            <text:p>2837.8</text:p>
          </table:table-cell>
          <table:table-cell/>
          <table:table-cell table:formula="of:=[.Q36]^0.5" office:value-type="float" office:value="133.75387844844" calcext:value-type="float">
            <text:p>133.7538784484</text:p>
          </table:table-cell>
        </table:table-row>
        <table:table-row table:style-name="ro1">
          <table:table-cell office:value-type="string" calcext:value-type="string">
            <text:p>Insert, Delete End Remote ShareJS</text:p>
          </table:table-cell>
          <table:table-cell office:value-type="float" office:value="1493206773829" calcext:value-type="float">
            <text:p>1493206773829</text:p>
          </table:table-cell>
          <table:table-cell office:value-type="float" office:value="1493212022067" calcext:value-type="float">
            <text:p>1493212022067</text:p>
          </table:table-cell>
          <table:table-cell office:value-type="float" office:value="1493212500920" calcext:value-type="float">
            <text:p>1493212500920</text:p>
          </table:table-cell>
          <table:table-cell office:value-type="float" office:value="1493212801692" calcext:value-type="float">
            <text:p>1493212801692</text:p>
          </table:table-cell>
          <table:table-cell office:value-type="float" office:value="1493213662471" calcext:value-type="float">
            <text:p>1493213662471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Insert, Delete Start Remote ShareJS</text:p>
          </table:table-cell>
          <table:table-cell office:value-type="float" office:value="1493206773833" calcext:value-type="float">
            <text:p>1493206773833</text:p>
          </table:table-cell>
          <table:table-cell office:value-type="float" office:value="1493212019313" calcext:value-type="float">
            <text:p>1493212019313</text:p>
          </table:table-cell>
          <table:table-cell office:value-type="float" office:value="1493212498101" calcext:value-type="float">
            <text:p>1493212498101</text:p>
          </table:table-cell>
          <table:table-cell office:value-type="float" office:value="1493212797251" calcext:value-type="float">
            <text:p>1493212797251</text:p>
          </table:table-cell>
          <table:table-cell office:value-type="float" office:value="1493213664726" calcext:value-type="float">
            <text:p>14932136647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, Delete End Remote ShareJS</text:p>
          </table:table-cell>
          <table:table-cell office:value-type="float" office:value="1493206775543" calcext:value-type="float">
            <text:p>1493206775543</text:p>
          </table:table-cell>
          <table:table-cell office:value-type="float" office:value="1493212021059" calcext:value-type="float">
            <text:p>1493212021059</text:p>
          </table:table-cell>
          <table:table-cell office:value-type="float" office:value="1493212499925" calcext:value-type="float">
            <text:p>1493212499925</text:p>
          </table:table-cell>
          <table:table-cell office:value-type="float" office:value="1493212798227" calcext:value-type="float">
            <text:p>1493212798227</text:p>
          </table:table-cell>
          <table:table-cell office:value-type="float" office:value="1493213666683" calcext:value-type="float">
            <text:p>1493213666683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erver Receive</text:p>
          </table:table-cell>
          <table:table-cell office:value-type="float" office:value="1493206772867" calcext:value-type="float">
            <text:p>1493206772867</text:p>
          </table:table-cell>
          <table:table-cell office:value-type="float" office:value="1493212019290" calcext:value-type="float">
            <text:p>1493212019290</text:p>
          </table:table-cell>
          <table:table-cell office:value-type="float" office:value="1493212498094" calcext:value-type="float">
            <text:p>1493212498094</text:p>
          </table:table-cell>
          <table:table-cell office:value-type="float" office:value="1493212797240" calcext:value-type="float">
            <text:p>1493212797240</text:p>
          </table:table-cell>
          <table:table-cell office:value-type="float" office:value="1493213661430" calcext:value-type="float">
            <text:p>1493213661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rver Send</text:p>
          </table:table-cell>
          <table:table-cell office:value-type="float" office:value="1493206772869" calcext:value-type="float">
            <text:p>1493206772869</text:p>
          </table:table-cell>
          <table:table-cell office:value-type="float" office:value="1493212019291" calcext:value-type="float">
            <text:p>1493212019291</text:p>
          </table:table-cell>
          <table:table-cell office:value-type="float" office:value="1493212498096" calcext:value-type="float">
            <text:p>1493212498096</text:p>
          </table:table-cell>
          <table:table-cell office:value-type="float" office:value="1493212797242" calcext:value-type="float">
            <text:p>1493212797242</text:p>
          </table:table-cell>
          <table:table-cell office:value-type="float" office:value="1493213661442" calcext:value-type="float">
            <text:p>14932136614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rver Receive</text:p>
          </table:table-cell>
          <table:table-cell office:value-type="float" office:value="1493206772873" calcext:value-type="float">
            <text:p>1493206772873</text:p>
          </table:table-cell>
          <table:table-cell office:value-type="float" office:value="1493212019311" calcext:value-type="float">
            <text:p>1493212019311</text:p>
          </table:table-cell>
          <table:table-cell office:value-type="float" office:value="1493212498096" calcext:value-type="float">
            <text:p>1493212498096</text:p>
          </table:table-cell>
          <table:table-cell office:value-type="float" office:value="1493212797249" calcext:value-type="float">
            <text:p>1493212797249</text:p>
          </table:table-cell>
          <table:table-cell office:value-type="float" office:value="1493213661434" calcext:value-type="float">
            <text:p>14932136614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rver Send</text:p>
          </table:table-cell>
          <table:table-cell office:value-type="float" office:value="1493206772904" calcext:value-type="float">
            <text:p>1493206772904</text:p>
          </table:table-cell>
          <table:table-cell office:value-type="float" office:value="1493212019322" calcext:value-type="float">
            <text:p>1493212019322</text:p>
          </table:table-cell>
          <table:table-cell office:value-type="float" office:value="1493212498111" calcext:value-type="float">
            <text:p>1493212498111</text:p>
          </table:table-cell>
          <table:table-cell office:value-type="float" office:value="1493212797271" calcext:value-type="float">
            <text:p>1493212797271</text:p>
          </table:table-cell>
          <table:table-cell office:value-type="float" office:value="1493213661448" calcext:value-type="float">
            <text:p>1493213661448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haracters inserted</text:p>
          </table:table-cell>
          <table:table-cell office:value-type="float" office:value="5000" calcext:value-type="float">
            <text:p>5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aracters deleted</text:p>
          </table:table-cell>
          <table:table-cell office:value-type="float" office:value="200" calcext:value-type="float">
            <text:p>2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tive clients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</table:table>
      <table:table table:name="Sheet4" table:style-name="ta1">
        <table:table-column table:style-name="co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>
          <table:table-cell/>
          <table:table-cell table:number-columns-repeated="5" office:value-type="string" calcext:value-type="string">
            <text:p>Experiment_7</text:p>
          </table:table-cell>
          <table:table-cell table:number-columns-repeated="2"/>
          <table:table-cell table:number-columns-repeated="5" office:value-type="string" calcext:value-type="string">
            <text:p>Experiment_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 Start Local CRDT 1</text:p>
          </table:table-cell>
          <table:table-cell office:value-type="float" office:value="1493203883699" calcext:value-type="float">
            <text:p>1493203883699</text:p>
          </table:table-cell>
          <table:table-cell office:value-type="float" office:value="1493204058399" calcext:value-type="float">
            <text:p>1493204058399</text:p>
          </table:table-cell>
          <table:table-cell office:value-type="float" office:value="1493204214688" calcext:value-type="float">
            <text:p>1493204214688</text:p>
          </table:table-cell>
          <table:table-cell office:value-type="float" office:value="1493204343368" calcext:value-type="float">
            <text:p>1493204343368</text:p>
          </table:table-cell>
          <table:table-cell office:value-type="float" office:value="1493204408778" calcext:value-type="float">
            <text:p>1493204408778</text:p>
          </table:table-cell>
          <table:table-cell/>
          <table:table-cell office:value-type="string" calcext:value-type="string">
            <text:p>Total local insert time</text:p>
          </table:table-cell>
          <table:table-cell table:formula="of:=([.B3] - [.B2]) + ([.B9]-[.B8])" office:value-type="float" office:value="88" calcext:value-type="float">
            <text:p>88</text:p>
          </table:table-cell>
          <table:table-cell table:formula="of:=([.C3] - [.C2]) + ([.C9]-[.C8])" office:value-type="float" office:value="67" calcext:value-type="float">
            <text:p>67</text:p>
          </table:table-cell>
          <table:table-cell table:formula="of:=([.D3] - [.D2]) + ([.D9]-[.D8])" office:value-type="float" office:value="75" calcext:value-type="float">
            <text:p>75</text:p>
          </table:table-cell>
          <table:table-cell table:formula="of:=([.E3] - [.E2]) + ([.E9]-[.E8])" office:value-type="float" office:value="91" calcext:value-type="float">
            <text:p>91</text:p>
          </table:table-cell>
          <table:table-cell table:formula="of:=([.F3] - [.F2]) + ([.F9]-[.F8])" office:value-type="float" office:value="73" calcext:value-type="float">
            <text:p>73</text:p>
          </table:table-cell>
          <table:table-cell/>
          <table:table-cell table:formula="of:=SUM([.I2:.M2])/5" office:value-type="float" office:value="78.8" calcext:value-type="float">
            <text:p>78.8</text:p>
          </table:table-cell>
          <table:table-cell table:formula="of:=STDEV([.I2:.M2])" office:value-type="float" office:value="10.2567051239665" calcext:value-type="float">
            <text:p>10.256705124</text:p>
          </table:table-cell>
          <table:table-cell table:formula="of:=[.P2]^2" office:value-type="float" office:value="105.2" calcext:value-type="float">
            <text:p>105.2</text:p>
          </table:table-cell>
        </table:table-row>
        <table:table-row table:style-name="ro1">
          <table:table-cell office:value-type="string" calcext:value-type="string">
            <text:p>Insert End Local CRDT</text:p>
          </table:table-cell>
          <table:table-cell office:value-type="float" office:value="1493203883752" calcext:value-type="float">
            <text:p>1493203883752</text:p>
          </table:table-cell>
          <table:table-cell office:value-type="float" office:value="1493204058434" calcext:value-type="float">
            <text:p>1493204058434</text:p>
          </table:table-cell>
          <table:table-cell office:value-type="float" office:value="1493204214731" calcext:value-type="float">
            <text:p>1493204214731</text:p>
          </table:table-cell>
          <table:table-cell office:value-type="float" office:value="1493204343417" calcext:value-type="float">
            <text:p>1493204343417</text:p>
          </table:table-cell>
          <table:table-cell office:value-type="float" office:value="1493204408816" calcext:value-type="float">
            <text:p>1493204408816</text:p>
          </table:table-cell>
          <table:table-cell table:number-columns-repeated="8"/>
          <table:table-cell table:formula="of:=SUM([.I3:.M3])/5" office:value-type="float" office:value="0" calcext:value-type="float">
            <text:p>0</text:p>
          </table:table-cell>
          <table:table-cell/>
          <table:table-cell table:formula="of:=[.P3]^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ete Start Local CRDT</text:p>
          </table:table-cell>
          <table:table-cell office:value-type="float" office:value="1493203883787" calcext:value-type="float">
            <text:p>1493203883787</text:p>
          </table:table-cell>
          <table:table-cell office:value-type="float" office:value="1493204058466" calcext:value-type="float">
            <text:p>1493204058466</text:p>
          </table:table-cell>
          <table:table-cell office:value-type="float" office:value="1493204214764" calcext:value-type="float">
            <text:p>1493204214764</text:p>
          </table:table-cell>
          <table:table-cell office:value-type="float" office:value="1493204343459" calcext:value-type="float">
            <text:p>1493204343459</text:p>
          </table:table-cell>
          <table:table-cell office:value-type="float" office:value="1493204408851" calcext:value-type="float">
            <text:p>1493204408851</text:p>
          </table:table-cell>
          <table:table-cell/>
          <table:table-cell office:value-type="string" calcext:value-type="string">
            <text:p>Total local delete time</text:p>
          </table:table-cell>
          <table:table-cell table:formula="of:=([.B5]-[.B4]) + ([.B9]-[.B8])" office:value-type="float" office:value="247" calcext:value-type="float">
            <text:p>247</text:p>
          </table:table-cell>
          <table:table-cell table:formula="of:=([.C5]-[.C4]) + ([.C9]-[.C8])" office:value-type="float" office:value="220" calcext:value-type="float">
            <text:p>220</text:p>
          </table:table-cell>
          <table:table-cell table:formula="of:=([.D5]-[.D4]) + ([.D9]-[.D8])" office:value-type="float" office:value="201" calcext:value-type="float">
            <text:p>201</text:p>
          </table:table-cell>
          <table:table-cell table:formula="of:=([.E5]-[.E4]) + ([.E9]-[.E8])" office:value-type="float" office:value="250" calcext:value-type="float">
            <text:p>250</text:p>
          </table:table-cell>
          <table:table-cell table:formula="of:=([.F5]-[.F4]) + ([.F9]-[.F8])" office:value-type="float" office:value="297" calcext:value-type="float">
            <text:p>297</text:p>
          </table:table-cell>
          <table:table-cell/>
          <table:table-cell table:formula="of:=SUM([.I4:.M4])/5" office:value-type="float" office:value="243" calcext:value-type="float">
            <text:p>243</text:p>
          </table:table-cell>
          <table:table-cell table:formula="of:=STDEV([.I4:.M4])" office:value-type="float" office:value="36.3111553107306" calcext:value-type="float">
            <text:p>36.3111553107</text:p>
          </table:table-cell>
          <table:table-cell table:formula="of:=[.P4]^2" office:value-type="float" office:value="1318.5" calcext:value-type="float">
            <text:p>1318.5</text:p>
          </table:table-cell>
        </table:table-row>
        <table:table-row table:style-name="ro1">
          <table:table-cell office:value-type="string" calcext:value-type="string">
            <text:p>Delete End Local CRDT</text:p>
          </table:table-cell>
          <table:table-cell office:value-type="float" office:value="1493203883999" calcext:value-type="float">
            <text:p>1493203883999</text:p>
          </table:table-cell>
          <table:table-cell office:value-type="float" office:value="1493204058654" calcext:value-type="float">
            <text:p>1493204058654</text:p>
          </table:table-cell>
          <table:table-cell office:value-type="float" office:value="1493204214933" calcext:value-type="float">
            <text:p>1493204214933</text:p>
          </table:table-cell>
          <table:table-cell office:value-type="float" office:value="1493204343667" calcext:value-type="float">
            <text:p>1493204343667</text:p>
          </table:table-cell>
          <table:table-cell office:value-type="float" office:value="1493204409113" calcext:value-type="float">
            <text:p>1493204409113</text:p>
          </table:table-cell>
          <table:table-cell table:number-columns-repeated="8"/>
          <table:table-cell table:formula="of:=SUM([.I5:.M5])/5" office:value-type="float" office:value="0" calcext:value-type="float">
            <text:p>0</text:p>
          </table:table-cell>
          <table:table-cell/>
          <table:table-cell table:formula="of:=[.P5]^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SUM([.I6:.M6])/5" office:value-type="float" office:value="0" calcext:value-type="float">
            <text:p>0</text:p>
          </table:table-cell>
          <table:table-cell/>
          <table:table-cell table:formula="of:=[.P6]^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SUM([.I7:.M7])/5" office:value-type="float" office:value="0" calcext:value-type="float">
            <text:p>0</text:p>
          </table:table-cell>
          <table:table-cell/>
          <table:table-cell table:formula="of:=[.P7]^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ert Start Local CRDT 2</text:p>
          </table:table-cell>
          <table:table-cell office:value-type="float" office:value="1493203883752" calcext:value-type="float">
            <text:p>1493203883752</text:p>
          </table:table-cell>
          <table:table-cell office:value-type="float" office:value="1493204058434" calcext:value-type="float">
            <text:p>1493204058434</text:p>
          </table:table-cell>
          <table:table-cell office:value-type="float" office:value="1493204214731" calcext:value-type="float">
            <text:p>1493204214731</text:p>
          </table:table-cell>
          <table:table-cell office:value-type="float" office:value="1493204343417" calcext:value-type="float">
            <text:p>1493204343417</text:p>
          </table:table-cell>
          <table:table-cell office:value-type="float" office:value="1493204408816" calcext:value-type="float">
            <text:p>1493204408816</text:p>
          </table:table-cell>
          <table:table-cell/>
          <table:table-cell office:value-type="string" calcext:value-type="string">
            <text:p>Total listener insert time</text:p>
          </table:table-cell>
          <table:table-cell table:formula="of:=([.B15]-[.B14]) + ([.B21]-[.B20])" office:value-type="float" office:value="3180" calcext:value-type="float">
            <text:p>3180</text:p>
          </table:table-cell>
          <table:table-cell table:formula="of:=([.C15]-[.C14]) + ([.C21]-[.C20])" office:value-type="float" office:value="3057" calcext:value-type="float">
            <text:p>3057</text:p>
          </table:table-cell>
          <table:table-cell table:formula="of:=([.D15]-[.D14]) + ([.D21]-[.D20])" office:value-type="float" office:value="3166" calcext:value-type="float">
            <text:p>3166</text:p>
          </table:table-cell>
          <table:table-cell table:formula="of:=([.E15]-[.E14]) + ([.E21]-[.E20])" office:value-type="float" office:value="3120" calcext:value-type="float">
            <text:p>3120</text:p>
          </table:table-cell>
          <table:table-cell table:formula="of:=([.F15]-[.F14]) + ([.F21]-[.F20])" office:value-type="float" office:value="2873" calcext:value-type="float">
            <text:p>2873</text:p>
          </table:table-cell>
          <table:table-cell/>
          <table:table-cell table:formula="of:=SUM([.I8:.M8])/5" office:value-type="float" office:value="3079.2" calcext:value-type="float">
            <text:p>3079.2</text:p>
          </table:table-cell>
          <table:table-cell table:formula="of:=STDEV([.I8:.M8])" office:value-type="float" office:value="124.870733160337" calcext:value-type="float">
            <text:p>124.8707331603</text:p>
          </table:table-cell>
          <table:table-cell table:formula="of:=[.P8]^2" office:value-type="float" office:value="15592.7" calcext:value-type="float">
            <text:p>15592.7</text:p>
          </table:table-cell>
        </table:table-row>
        <table:table-row table:style-name="ro1">
          <table:table-cell office:value-type="string" calcext:value-type="string">
            <text:p>Insert End Local CRDT</text:p>
          </table:table-cell>
          <table:table-cell office:value-type="float" office:value="1493203883787" calcext:value-type="float">
            <text:p>1493203883787</text:p>
          </table:table-cell>
          <table:table-cell office:value-type="float" office:value="1493204058466" calcext:value-type="float">
            <text:p>1493204058466</text:p>
          </table:table-cell>
          <table:table-cell office:value-type="float" office:value="1493204214763" calcext:value-type="float">
            <text:p>1493204214763</text:p>
          </table:table-cell>
          <table:table-cell office:value-type="float" office:value="1493204343459" calcext:value-type="float">
            <text:p>1493204343459</text:p>
          </table:table-cell>
          <table:table-cell office:value-type="float" office:value="1493204408851" calcext:value-type="float">
            <text:p>1493204408851</text:p>
          </table:table-cell>
          <table:table-cell table:number-columns-repeated="8"/>
          <table:table-cell table:formula="of:=SUM([.I9:.M9])/5" office:value-type="float" office:value="0" calcext:value-type="float">
            <text:p>0</text:p>
          </table:table-cell>
          <table:table-cell/>
          <table:table-cell table:formula="of:=[.P9]^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ete Start Local CRDT</text:p>
          </table:table-cell>
          <table:table-cell office:value-type="float" office:value="1493203883999" calcext:value-type="float">
            <text:p>1493203883999</text:p>
          </table:table-cell>
          <table:table-cell office:value-type="float" office:value="1493204058654" calcext:value-type="float">
            <text:p>1493204058654</text:p>
          </table:table-cell>
          <table:table-cell office:value-type="float" office:value="1493204214933" calcext:value-type="float">
            <text:p>1493204214933</text:p>
          </table:table-cell>
          <table:table-cell office:value-type="float" office:value="1493204343667" calcext:value-type="float">
            <text:p>1493204343667</text:p>
          </table:table-cell>
          <table:table-cell office:value-type="float" office:value="1493204409113" calcext:value-type="float">
            <text:p>1493204409113</text:p>
          </table:table-cell>
          <table:table-cell/>
          <table:table-cell office:value-type="string" calcext:value-type="string">
            <text:p>total listener delete time</text:p>
          </table:table-cell>
          <table:table-cell table:formula="of:=([.B17]-[.B16]) + ([.B23] - [.B22])" office:value-type="float" office:value="6" calcext:value-type="float">
            <text:p>6</text:p>
          </table:table-cell>
          <table:table-cell table:formula="of:=([.C17]-[.C16]) + ([.C23] - [.C22])" office:value-type="float" office:value="8" calcext:value-type="float">
            <text:p>8</text:p>
          </table:table-cell>
          <table:table-cell table:formula="of:=([.D17]-[.D16]) + ([.D23] - [.D22])" office:value-type="float" office:value="7" calcext:value-type="float">
            <text:p>7</text:p>
          </table:table-cell>
          <table:table-cell table:formula="of:=([.E17]-[.E16]) + ([.E23] - [.E22])" office:value-type="float" office:value="6" calcext:value-type="float">
            <text:p>6</text:p>
          </table:table-cell>
          <table:table-cell table:formula="of:=([.F17]-[.F16]) + ([.F23] - [.F22])" office:value-type="float" office:value="6" calcext:value-type="float">
            <text:p>6</text:p>
          </table:table-cell>
          <table:table-cell/>
          <table:table-cell table:formula="of:=SUM([.I10:.M10])/5" office:value-type="float" office:value="6.6" calcext:value-type="float">
            <text:p>6.6</text:p>
          </table:table-cell>
          <table:table-cell table:formula="of:=STDEV([.I10:.M10])" office:value-type="float" office:value="0.894427190999916" calcext:value-type="float">
            <text:p>0.894427191</text:p>
          </table:table-cell>
          <table:table-cell table:formula="of:=[.P10]^2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elete End Local CRDT</text:p>
          </table:table-cell>
          <table:table-cell office:value-type="float" office:value="1493203884232" calcext:value-type="float">
            <text:p>1493203884232</text:p>
          </table:table-cell>
          <table:table-cell office:value-type="float" office:value="1493204058898" calcext:value-type="float">
            <text:p>1493204058898</text:p>
          </table:table-cell>
          <table:table-cell office:value-type="float" office:value="1493204215114" calcext:value-type="float">
            <text:p>1493204215114</text:p>
          </table:table-cell>
          <table:table-cell office:value-type="float" office:value="1493204343858" calcext:value-type="float">
            <text:p>1493204343858</text:p>
          </table:table-cell>
          <table:table-cell office:value-type="float" office:value="1493204409273" calcext:value-type="float">
            <text:p>1493204409273</text:p>
          </table:table-cell>
          <table:table-cell table:number-columns-repeated="10"/>
          <table:table-cell table:formula="of:=SUM([.Q2:.Q10])" office:value-type="float" office:value="17017.2" calcext:value-type="float">
            <text:p>17017.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4"/>
          <table:table-cell table:formula="of:=SUM([.O10];[.O8];[.O4];[.O2])" office:value-type="float" office:value="3407.6" calcext:value-type="float">
            <text:p>3407.6</text:p>
          </table:table-cell>
          <table:table-cell/>
          <table:table-cell table:formula="of:=[.Q11]^0.5" office:value-type="float" office:value="130.449990417784" calcext:value-type="float">
            <text:p>130.4499904178</text:p>
          </table:table-cell>
        </table:table-row>
        <table:table-row table:style-name="ro1">
          <table:table-cell office:value-type="string" calcext:value-type="string">
            <text:p>Insert Start Remote CRDT</text:p>
          </table:table-cell>
          <table:table-cell office:value-type="float" office:value="1493203890684" calcext:value-type="float">
            <text:p>1493203890684</text:p>
          </table:table-cell>
          <table:table-cell office:value-type="float" office:value="1493204065275" calcext:value-type="float">
            <text:p>1493204065275</text:p>
          </table:table-cell>
          <table:table-cell office:value-type="float" office:value="1493204221069" calcext:value-type="float">
            <text:p>1493204221069</text:p>
          </table:table-cell>
          <table:table-cell office:value-type="float" office:value="1493204350380" calcext:value-type="float">
            <text:p>1493204350380</text:p>
          </table:table-cell>
          <table:table-cell office:value-type="float" office:value="1493204415350" calcext:value-type="float">
            <text:p>14932044153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End Remote CRDT</text:p>
          </table:table-cell>
          <table:table-cell office:value-type="float" office:value="1493203890695" calcext:value-type="float">
            <text:p>1493203890695</text:p>
          </table:table-cell>
          <table:table-cell office:value-type="float" office:value="1493204065291" calcext:value-type="float">
            <text:p>1493204065291</text:p>
          </table:table-cell>
          <table:table-cell office:value-type="float" office:value="1493204221086" calcext:value-type="float">
            <text:p>1493204221086</text:p>
          </table:table-cell>
          <table:table-cell office:value-type="float" office:value="1493204350397" calcext:value-type="float">
            <text:p>1493204350397</text:p>
          </table:table-cell>
          <table:table-cell office:value-type="float" office:value="1493204415360" calcext:value-type="float">
            <text:p>14932044153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lete Start Remote CRDT</text:p>
          </table:table-cell>
          <table:table-cell office:value-type="float" office:value="1493203893874" calcext:value-type="float">
            <text:p>1493203893874</text:p>
          </table:table-cell>
          <table:table-cell office:value-type="float" office:value="1493204068345" calcext:value-type="float">
            <text:p>1493204068345</text:p>
          </table:table-cell>
          <table:table-cell office:value-type="float" office:value="1493204224246" calcext:value-type="float">
            <text:p>1493204224246</text:p>
          </table:table-cell>
          <table:table-cell office:value-type="float" office:value="1493204353510" calcext:value-type="float">
            <text:p>1493204353510</text:p>
          </table:table-cell>
          <table:table-cell office:value-type="float" office:value="1493204418234" calcext:value-type="float">
            <text:p>14932044182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lete End Remote CRDT</text:p>
          </table:table-cell>
          <table:table-cell office:value-type="float" office:value="1493203893876" calcext:value-type="float">
            <text:p>1493203893876</text:p>
          </table:table-cell>
          <table:table-cell office:value-type="float" office:value="1493204068349" calcext:value-type="float">
            <text:p>1493204068349</text:p>
          </table:table-cell>
          <table:table-cell office:value-type="float" office:value="1493204224250" calcext:value-type="float">
            <text:p>1493204224250</text:p>
          </table:table-cell>
          <table:table-cell office:value-type="float" office:value="1493204353513" calcext:value-type="float">
            <text:p>1493204353513</text:p>
          </table:table-cell>
          <table:table-cell office:value-type="float" office:value="1493204418237" calcext:value-type="float">
            <text:p>1493204418237</text:p>
          </table:table-cell>
          <table:table-cell table:number-columns-repeated="1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Insert Start Remote CRDT</text:p>
          </table:table-cell>
          <table:table-cell office:value-type="float" office:value="1493203890698" calcext:value-type="float">
            <text:p>1493203890698</text:p>
          </table:table-cell>
          <table:table-cell office:value-type="float" office:value="1493204065295" calcext:value-type="float">
            <text:p>1493204065295</text:p>
          </table:table-cell>
          <table:table-cell office:value-type="float" office:value="1493204221090" calcext:value-type="float">
            <text:p>1493204221090</text:p>
          </table:table-cell>
          <table:table-cell office:value-type="float" office:value="1493204350401" calcext:value-type="float">
            <text:p>1493204350401</text:p>
          </table:table-cell>
          <table:table-cell office:value-type="float" office:value="1493204415362" calcext:value-type="float">
            <text:p>14932044153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End Remote CRDT</text:p>
          </table:table-cell>
          <table:table-cell office:value-type="float" office:value="1493203893867" calcext:value-type="float">
            <text:p>1493203893867</text:p>
          </table:table-cell>
          <table:table-cell office:value-type="float" office:value="1493204068336" calcext:value-type="float">
            <text:p>1493204068336</text:p>
          </table:table-cell>
          <table:table-cell office:value-type="float" office:value="1493204224239" calcext:value-type="float">
            <text:p>1493204224239</text:p>
          </table:table-cell>
          <table:table-cell office:value-type="float" office:value="1493204353504" calcext:value-type="float">
            <text:p>1493204353504</text:p>
          </table:table-cell>
          <table:table-cell office:value-type="float" office:value="1493204418225" calcext:value-type="float">
            <text:p>1493204418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lete Start Remote CRDT</text:p>
          </table:table-cell>
          <table:table-cell office:value-type="float" office:value="1493203893877" calcext:value-type="float">
            <text:p>1493203893877</text:p>
          </table:table-cell>
          <table:table-cell office:value-type="float" office:value="1493204068350" calcext:value-type="float">
            <text:p>1493204068350</text:p>
          </table:table-cell>
          <table:table-cell office:value-type="float" office:value="1493204224251" calcext:value-type="float">
            <text:p>1493204224251</text:p>
          </table:table-cell>
          <table:table-cell office:value-type="float" office:value="1493204353515" calcext:value-type="float">
            <text:p>1493204353515</text:p>
          </table:table-cell>
          <table:table-cell office:value-type="float" office:value="1493204418239" calcext:value-type="float">
            <text:p>14932044182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lete End Remote CRDT</text:p>
          </table:table-cell>
          <table:table-cell office:value-type="float" office:value="1493203893881" calcext:value-type="float">
            <text:p>1493203893881</text:p>
          </table:table-cell>
          <table:table-cell office:value-type="float" office:value="1493204068354" calcext:value-type="float">
            <text:p>1493204068354</text:p>
          </table:table-cell>
          <table:table-cell office:value-type="float" office:value="1493204224254" calcext:value-type="float">
            <text:p>1493204224254</text:p>
          </table:table-cell>
          <table:table-cell office:value-type="float" office:value="1493204353518" calcext:value-type="float">
            <text:p>1493204353518</text:p>
          </table:table-cell>
          <table:table-cell office:value-type="float" office:value="1493204418242" calcext:value-type="float">
            <text:p>1493204418242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Insert Start Local ShareJS 1</text:p>
          </table:table-cell>
          <table:table-cell office:value-type="float" office:value="1493210463268" calcext:value-type="float">
            <text:p>1493210463268</text:p>
          </table:table-cell>
          <table:table-cell office:value-type="float" office:value="1493212026714" calcext:value-type="float">
            <text:p>1493212026714</text:p>
          </table:table-cell>
          <table:table-cell office:value-type="float" office:value="1493212505629" calcext:value-type="float">
            <text:p>1493212505629</text:p>
          </table:table-cell>
          <table:table-cell office:value-type="float" office:value="1493212965132" calcext:value-type="float">
            <text:p>1493212965132</text:p>
          </table:table-cell>
          <table:table-cell office:value-type="float" office:value="1493213669284" calcext:value-type="float">
            <text:p>1493213669284</text:p>
          </table:table-cell>
          <table:table-cell/>
          <table:table-cell office:value-type="string" calcext:value-type="string">
            <text:p>Total local insert time</text:p>
          </table:table-cell>
          <table:table-cell table:formula="of:=([.B28]-[.B27]) + ([.B34]-[.B33])" office:value-type="float" office:value="21" calcext:value-type="float">
            <text:p>21</text:p>
          </table:table-cell>
          <table:table-cell table:formula="of:=([.C28]-[.C27]) + ([.C34]-[.C33])" office:value-type="float" office:value="26" calcext:value-type="float">
            <text:p>26</text:p>
          </table:table-cell>
          <table:table-cell table:formula="of:=([.D28]-[.D27]) + ([.D34]-[.D33])" office:value-type="float" office:value="32" calcext:value-type="float">
            <text:p>32</text:p>
          </table:table-cell>
          <table:table-cell table:formula="of:=([.E28]-[.E27]) + ([.E36]-[.E35])" office:value-type="float" office:value="21" calcext:value-type="float">
            <text:p>21</text:p>
          </table:table-cell>
          <table:table-cell table:formula="of:=([.F28]-[.F27]) + ([.F34]-[.F33])" office:value-type="float" office:value="26" calcext:value-type="float">
            <text:p>26</text:p>
          </table:table-cell>
          <table:table-cell/>
          <table:table-cell table:formula="of:=SUM([.I27:.M27])/5" office:value-type="float" office:value="25.2" calcext:value-type="float">
            <text:p>25.2</text:p>
          </table:table-cell>
          <table:table-cell table:formula="of:=STDEV([.I27:.M27])" office:value-type="float" office:value="4.54972526643093" calcext:value-type="float">
            <text:p>4.5497252664</text:p>
          </table:table-cell>
          <table:table-cell table:formula="of:=[.P27]^2" office:value-type="float" office:value="20.7" calcext:value-type="float">
            <text:p>20.7</text:p>
          </table:table-cell>
        </table:table-row>
        <table:table-row table:style-name="ro1">
          <table:table-cell office:value-type="string" calcext:value-type="string">
            <text:p>Insert End Local ShareJS </text:p>
          </table:table-cell>
          <table:table-cell office:value-type="float" office:value="1493210463281" calcext:value-type="float">
            <text:p>1493210463281</text:p>
          </table:table-cell>
          <table:table-cell office:value-type="float" office:value="1493212026729" calcext:value-type="float">
            <text:p>1493212026729</text:p>
          </table:table-cell>
          <table:table-cell office:value-type="float" office:value="1493212505653" calcext:value-type="float">
            <text:p>1493212505653</text:p>
          </table:table-cell>
          <table:table-cell office:value-type="float" office:value="1493212965147" calcext:value-type="float">
            <text:p>1493212965147</text:p>
          </table:table-cell>
          <table:table-cell office:value-type="float" office:value="1493213669300" calcext:value-type="float">
            <text:p>1493213669300</text:p>
          </table:table-cell>
          <table:table-cell table:number-columns-repeated="8"/>
          <table:table-cell table:formula="of:=SUM([.I28:.M28])/5" office:value-type="float" office:value="0" calcext:value-type="float">
            <text:p>0</text:p>
          </table:table-cell>
          <table:table-cell/>
          <table:table-cell table:formula="of:=[.P28]^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ete Start Local ShareJS</text:p>
          </table:table-cell>
          <table:table-cell office:value-type="float" office:value="1493210463281" calcext:value-type="float">
            <text:p>1493210463281</text:p>
          </table:table-cell>
          <table:table-cell office:value-type="float" office:value="1493212026730" calcext:value-type="float">
            <text:p>1493212026730</text:p>
          </table:table-cell>
          <table:table-cell office:value-type="float" office:value="1493212505654" calcext:value-type="float">
            <text:p>1493212505654</text:p>
          </table:table-cell>
          <table:table-cell office:value-type="float" office:value="1493212965147" calcext:value-type="float">
            <text:p>1493212965147</text:p>
          </table:table-cell>
          <table:table-cell office:value-type="float" office:value="1493213669300" calcext:value-type="float">
            <text:p>1493213669300</text:p>
          </table:table-cell>
          <table:table-cell/>
          <table:table-cell office:value-type="string" calcext:value-type="string">
            <text:p>Total local delete time</text:p>
          </table:table-cell>
          <table:table-cell table:formula="of:=([.B30]-[.B29]) + ([.B36]-[.B35])" office:value-type="float" office:value="23" calcext:value-type="float">
            <text:p>23</text:p>
          </table:table-cell>
          <table:table-cell table:formula="of:=([.C30]-[.C29]) + ([.C36]-[.C35])" office:value-type="float" office:value="31" calcext:value-type="float">
            <text:p>31</text:p>
          </table:table-cell>
          <table:table-cell table:formula="of:=([.D30]-[.D29]) + ([.D36]-[.D35])" office:value-type="float" office:value="18" calcext:value-type="float">
            <text:p>18</text:p>
          </table:table-cell>
          <table:table-cell table:formula="of:=([.E30]-[.E29]) + ([.E36]-[.E35])" office:value-type="float" office:value="24" calcext:value-type="float">
            <text:p>24</text:p>
          </table:table-cell>
          <table:table-cell table:formula="of:=([.F30]-[.F29]) + ([.F36]-[.F35])" office:value-type="float" office:value="33" calcext:value-type="float">
            <text:p>33</text:p>
          </table:table-cell>
          <table:table-cell/>
          <table:table-cell table:formula="of:=SUM([.I29:.M29])/5" office:value-type="float" office:value="25.8" calcext:value-type="float">
            <text:p>25.8</text:p>
          </table:table-cell>
          <table:table-cell table:formula="of:=STDEV([.I29:.M29])" office:value-type="float" office:value="6.1400325732035" calcext:value-type="float">
            <text:p>6.1400325732</text:p>
          </table:table-cell>
          <table:table-cell table:formula="of:=[.P29]^2" office:value-type="float" office:value="37.7" calcext:value-type="float">
            <text:p>37.7</text:p>
          </table:table-cell>
        </table:table-row>
        <table:table-row table:style-name="ro1">
          <table:table-cell office:value-type="string" calcext:value-type="string">
            <text:p>Delete End Local ShareJS</text:p>
          </table:table-cell>
          <table:table-cell office:value-type="float" office:value="1493210463297" calcext:value-type="float">
            <text:p>1493210463297</text:p>
          </table:table-cell>
          <table:table-cell office:value-type="float" office:value="1493212026751" calcext:value-type="float">
            <text:p>1493212026751</text:p>
          </table:table-cell>
          <table:table-cell office:value-type="float" office:value="1493212505665" calcext:value-type="float">
            <text:p>1493212505665</text:p>
          </table:table-cell>
          <table:table-cell office:value-type="float" office:value="1493212965165" calcext:value-type="float">
            <text:p>1493212965165</text:p>
          </table:table-cell>
          <table:table-cell office:value-type="float" office:value="1493213669318" calcext:value-type="float">
            <text:p>1493213669318</text:p>
          </table:table-cell>
          <table:table-cell table:number-columns-repeated="8"/>
          <table:table-cell table:formula="of:=SUM([.I30:.M30])/5" office:value-type="float" office:value="0" calcext:value-type="float">
            <text:p>0</text:p>
          </table:table-cell>
          <table:table-cell/>
          <table:table-cell table:formula="of:=[.P30]^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SUM([.I31:.M31])/5" office:value-type="float" office:value="0" calcext:value-type="float">
            <text:p>0</text:p>
          </table:table-cell>
          <table:table-cell/>
          <table:table-cell table:formula="of:=[.P31]^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SUM([.I32:.M32])/5" office:value-type="float" office:value="0" calcext:value-type="float">
            <text:p>0</text:p>
          </table:table-cell>
          <table:table-cell/>
          <table:table-cell table:formula="of:=[.P32]^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ert Start Local ShareJS 2</text:p>
          </table:table-cell>
          <table:table-cell office:value-type="float" office:value="1493210463297" calcext:value-type="float">
            <text:p>1493210463297</text:p>
          </table:table-cell>
          <table:table-cell office:value-type="float" office:value="1493212026751" calcext:value-type="float">
            <text:p>1493212026751</text:p>
          </table:table-cell>
          <table:table-cell office:value-type="float" office:value="1493212505665" calcext:value-type="float">
            <text:p>1493212505665</text:p>
          </table:table-cell>
          <table:table-cell office:value-type="float" office:value="1493212965165" calcext:value-type="float">
            <text:p>1493212965165</text:p>
          </table:table-cell>
          <table:table-cell office:value-type="float" office:value="1493213669318" calcext:value-type="float">
            <text:p>1493213669318</text:p>
          </table:table-cell>
          <table:table-cell/>
          <table:table-cell office:value-type="string" calcext:value-type="string">
            <text:p>Total listener integration time</text:p>
          </table:table-cell>
          <table:table-cell table:formula="of:=[.B39]-[.B38] + [.B42]-[.B41]" office:value-type="float" office:value="10672" calcext:value-type="float">
            <text:p>10672</text:p>
          </table:table-cell>
          <table:table-cell table:formula="of:=[.C39]-[.C38] + [.C42]-[.C41]" office:value-type="float" office:value="11362" calcext:value-type="float">
            <text:p>11362</text:p>
          </table:table-cell>
          <table:table-cell table:formula="of:=[.D39]-[.D38] + [.D42]-[.D41]" office:value-type="float" office:value="11419" calcext:value-type="float">
            <text:p>11419</text:p>
          </table:table-cell>
          <table:table-cell table:formula="of:=[.E39]-[.E38] + [.E42]-[.E41]" office:value-type="float" office:value="10648" calcext:value-type="float">
            <text:p>10648</text:p>
          </table:table-cell>
          <table:table-cell table:formula="of:=[.F39]-[.F38] + [.F42]-[.F41]" office:value-type="float" office:value="11050" calcext:value-type="float">
            <text:p>11050</text:p>
          </table:table-cell>
          <table:table-cell/>
          <table:table-cell table:formula="of:=SUM([.I33:.M33])/5" office:value-type="float" office:value="11030.2" calcext:value-type="float">
            <text:p>11030.2</text:p>
          </table:table-cell>
          <table:table-cell table:formula="of:=STDEV([.I33:.M33])" office:value-type="float" office:value="366.071304529596" calcext:value-type="float">
            <text:p>366.0713045296</text:p>
          </table:table-cell>
          <table:table-cell table:formula="of:=[.P33]^2" office:value-type="float" office:value="134008.2" calcext:value-type="float">
            <text:p>134008.2</text:p>
          </table:table-cell>
        </table:table-row>
        <table:table-row table:style-name="ro1">
          <table:table-cell office:value-type="string" calcext:value-type="string">
            <text:p>Insert End Local ShareJS</text:p>
          </table:table-cell>
          <table:table-cell office:value-type="float" office:value="1493210463305" calcext:value-type="float">
            <text:p>1493210463305</text:p>
          </table:table-cell>
          <table:table-cell office:value-type="float" office:value="1493212026762" calcext:value-type="float">
            <text:p>1493212026762</text:p>
          </table:table-cell>
          <table:table-cell office:value-type="float" office:value="1493212505673" calcext:value-type="float">
            <text:p>1493212505673</text:p>
          </table:table-cell>
          <table:table-cell office:value-type="float" office:value="1493212965172" calcext:value-type="float">
            <text:p>1493212965172</text:p>
          </table:table-cell>
          <table:table-cell office:value-type="float" office:value="1493213669328" calcext:value-type="float">
            <text:p>1493213669328</text:p>
          </table:table-cell>
          <table:table-cell table:number-columns-repeated="8"/>
          <table:table-cell table:formula="of:=SUM([.I34:.M34])/5" office:value-type="float" office:value="0" calcext:value-type="float">
            <text:p>0</text:p>
          </table:table-cell>
          <table:table-cell/>
          <table:table-cell table:formula="of:=[.P34]^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ete Start Local ShareJS</text:p>
          </table:table-cell>
          <table:table-cell office:value-type="float" office:value="1493210463305" calcext:value-type="float">
            <text:p>1493210463305</text:p>
          </table:table-cell>
          <table:table-cell office:value-type="float" office:value="1493212026763" calcext:value-type="float">
            <text:p>1493212026763</text:p>
          </table:table-cell>
          <table:table-cell office:value-type="float" office:value="1493212505673" calcext:value-type="float">
            <text:p>1493212505673</text:p>
          </table:table-cell>
          <table:table-cell office:value-type="float" office:value="1493212965172" calcext:value-type="float">
            <text:p>1493212965172</text:p>
          </table:table-cell>
          <table:table-cell office:value-type="float" office:value="1493213669328" calcext:value-type="float">
            <text:p>1493213669328</text:p>
          </table:table-cell>
          <table:table-cell/>
          <table:table-cell office:value-type="string" calcext:value-type="string">
            <text:p>Total Server relay time</text:p>
          </table:table-cell>
          <table:table-cell table:formula="of:=[.B45]-[.B44]+[.B47]-[.B46]" office:value-type="float" office:value="29" calcext:value-type="float">
            <text:p>29</text:p>
          </table:table-cell>
          <table:table-cell table:formula="of:=[.C45]-[.C44]+[.C47]-[.C46]" office:value-type="float" office:value="29" calcext:value-type="float">
            <text:p>29</text:p>
          </table:table-cell>
          <table:table-cell table:formula="of:=[.D45]-[.D44]+[.D47]-[.D46]" office:value-type="float" office:value="38" calcext:value-type="float">
            <text:p>38</text:p>
          </table:table-cell>
          <table:table-cell table:formula="of:=[.E45]-[.E36]+[.E47]-[.E46]" office:value-type="float" office:value="580" calcext:value-type="float">
            <text:p>580</text:p>
          </table:table-cell>
          <table:table-cell table:formula="of:=[.F45]-[.F44]+[.F47]-[.F46]" office:value-type="float" office:value="46" calcext:value-type="float">
            <text:p>46</text:p>
          </table:table-cell>
          <table:table-cell/>
          <table:table-cell table:formula="of:=SUM([.I35:.M35])/5" office:value-type="float" office:value="144.4" calcext:value-type="float">
            <text:p>144.4</text:p>
          </table:table-cell>
          <table:table-cell table:formula="of:=STDEV([.I35:.M35])" office:value-type="float" office:value="243.610960344562" calcext:value-type="float">
            <text:p>243.6109603446</text:p>
          </table:table-cell>
          <table:table-cell table:formula="of:=[.P35]^2" office:value-type="float" office:value="59346.3" calcext:value-type="float">
            <text:p>59346.3</text:p>
          </table:table-cell>
        </table:table-row>
        <table:table-row table:style-name="ro1">
          <table:table-cell office:value-type="string" calcext:value-type="string">
            <text:p>Delete End Local ShareJS</text:p>
          </table:table-cell>
          <table:table-cell office:value-type="float" office:value="1493210463312" calcext:value-type="float">
            <text:p>1493210463312</text:p>
          </table:table-cell>
          <table:table-cell office:value-type="float" office:value="1493212026773" calcext:value-type="float">
            <text:p>1493212026773</text:p>
          </table:table-cell>
          <table:table-cell office:value-type="float" office:value="1493212505680" calcext:value-type="float">
            <text:p>1493212505680</text:p>
          </table:table-cell>
          <table:table-cell office:value-type="float" office:value="1493212965178" calcext:value-type="float">
            <text:p>1493212965178</text:p>
          </table:table-cell>
          <table:table-cell office:value-type="float" office:value="1493213669343" calcext:value-type="float">
            <text:p>1493213669343</text:p>
          </table:table-cell>
          <table:table-cell table:number-columns-repeated="10"/>
          <table:table-cell table:formula="of:=SUM([.Q27:.Q35])" office:value-type="float" office:value="193412.9" calcext:value-type="float">
            <text:p>193412.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Insert, Delete Start Remote ShareJS </text:p>
          </table:table-cell>
          <table:table-cell office:value-type="float" office:value="1493210472198" calcext:value-type="float">
            <text:p>1493210472198</text:p>
          </table:table-cell>
          <table:table-cell office:value-type="float" office:value="1493212038347" calcext:value-type="float">
            <text:p>1493212038347</text:p>
          </table:table-cell>
          <table:table-cell office:value-type="float" office:value="1493212506247" calcext:value-type="float">
            <text:p>1493212506247</text:p>
          </table:table-cell>
          <table:table-cell office:value-type="float" office:value="1493212976384" calcext:value-type="float">
            <text:p>1493212976384</text:p>
          </table:table-cell>
          <table:table-cell office:value-type="float" office:value="1493213681772" calcext:value-type="float">
            <text:p>1493213681772</text:p>
          </table:table-cell>
          <table:table-cell table:number-columns-repeated="8"/>
          <table:table-cell table:formula="of:=SUM([.O35];[.O33];[.O29];[.O27])" office:value-type="float" office:value="11225.6" calcext:value-type="float">
            <text:p>11225.6</text:p>
          </table:table-cell>
          <table:table-cell/>
          <table:table-cell table:formula="of:=[.Q36]^0.5" office:value-type="float" office:value="439.787334969983" calcext:value-type="float">
            <text:p>439.78733497</text:p>
          </table:table-cell>
        </table:table-row>
        <table:table-row table:style-name="ro1">
          <table:table-cell office:value-type="string" calcext:value-type="string">
            <text:p>Insert, Delete End Remote ShareJS</text:p>
          </table:table-cell>
          <table:table-cell office:value-type="float" office:value="1493210475752" calcext:value-type="float">
            <text:p>1493210475752</text:p>
          </table:table-cell>
          <table:table-cell office:value-type="float" office:value="1493212045605" calcext:value-type="float">
            <text:p>1493212045605</text:p>
          </table:table-cell>
          <table:table-cell office:value-type="float" office:value="1493212510090" calcext:value-type="float">
            <text:p>1493212510090</text:p>
          </table:table-cell>
          <table:table-cell office:value-type="float" office:value="1493212983559" calcext:value-type="float">
            <text:p>1493212983559</text:p>
          </table:table-cell>
          <table:table-cell office:value-type="float" office:value="1493213689051" calcext:value-type="float">
            <text:p>1493213689051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Insert, Delete Start Remote ShareJS</text:p>
          </table:table-cell>
          <table:table-cell office:value-type="float" office:value="1493210475761" calcext:value-type="float">
            <text:p>1493210475761</text:p>
          </table:table-cell>
          <table:table-cell office:value-type="float" office:value="1493212034215" calcext:value-type="float">
            <text:p>1493212034215</text:p>
          </table:table-cell>
          <table:table-cell office:value-type="float" office:value="1493212517407" calcext:value-type="float">
            <text:p>1493212517407</text:p>
          </table:table-cell>
          <table:table-cell office:value-type="float" office:value="1493212965738" calcext:value-type="float">
            <text:p>1493212965738</text:p>
          </table:table-cell>
          <table:table-cell office:value-type="float" office:value="1493213670077" calcext:value-type="float">
            <text:p>14932136700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, Delete End Remote ShareJS</text:p>
          </table:table-cell>
          <table:table-cell office:value-type="float" office:value="1493210482879" calcext:value-type="float">
            <text:p>1493210482879</text:p>
          </table:table-cell>
          <table:table-cell office:value-type="float" office:value="1493212038319" calcext:value-type="float">
            <text:p>1493212038319</text:p>
          </table:table-cell>
          <table:table-cell office:value-type="float" office:value="1493212524983" calcext:value-type="float">
            <text:p>1493212524983</text:p>
          </table:table-cell>
          <table:table-cell office:value-type="float" office:value="1493212969211" calcext:value-type="float">
            <text:p>1493212969211</text:p>
          </table:table-cell>
          <table:table-cell office:value-type="float" office:value="1493213673848" calcext:value-type="float">
            <text:p>1493213673848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erver Receive</text:p>
          </table:table-cell>
          <table:table-cell table:number-columns-repeated="2" office:value-type="float" office:value="1493212027351" calcext:value-type="float">
            <text:p>1493212027351</text:p>
          </table:table-cell>
          <table:table-cell office:value-type="float" office:value="1493212506235" calcext:value-type="float">
            <text:p>1493212506235</text:p>
          </table:table-cell>
          <table:table-cell office:value-type="float" office:value="1493212965729" calcext:value-type="float">
            <text:p>1493212965729</text:p>
          </table:table-cell>
          <table:table-cell office:value-type="float" office:value="1493213670063" calcext:value-type="float">
            <text:p>14932136700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rver Send</text:p>
          </table:table-cell>
          <table:table-cell table:number-columns-repeated="2" office:value-type="float" office:value="1493212027353" calcext:value-type="float">
            <text:p>1493212027353</text:p>
          </table:table-cell>
          <table:table-cell office:value-type="float" office:value="1493212506236" calcext:value-type="float">
            <text:p>1493212506236</text:p>
          </table:table-cell>
          <table:table-cell office:value-type="float" office:value="1493212965731" calcext:value-type="float">
            <text:p>1493212965731</text:p>
          </table:table-cell>
          <table:table-cell office:value-type="float" office:value="1493213670066" calcext:value-type="float">
            <text:p>14932136700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rver Receive</text:p>
          </table:table-cell>
          <table:table-cell table:number-columns-repeated="2" office:value-type="float" office:value="1493212027356" calcext:value-type="float">
            <text:p>1493212027356</text:p>
          </table:table-cell>
          <table:table-cell office:value-type="float" office:value="1493212506240" calcext:value-type="float">
            <text:p>1493212506240</text:p>
          </table:table-cell>
          <table:table-cell office:value-type="float" office:value="1493212965734" calcext:value-type="float">
            <text:p>1493212965734</text:p>
          </table:table-cell>
          <table:table-cell office:value-type="float" office:value="1493213670070" calcext:value-type="float">
            <text:p>149321367007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rver Send</text:p>
          </table:table-cell>
          <table:table-cell table:number-columns-repeated="2" office:value-type="float" office:value="1493212027383" calcext:value-type="float">
            <text:p>1493212027383</text:p>
          </table:table-cell>
          <table:table-cell office:value-type="float" office:value="1493212506277" calcext:value-type="float">
            <text:p>1493212506277</text:p>
          </table:table-cell>
          <table:table-cell office:value-type="float" office:value="1493212965761" calcext:value-type="float">
            <text:p>1493212965761</text:p>
          </table:table-cell>
          <table:table-cell office:value-type="float" office:value="1493213670113" calcext:value-type="float">
            <text:p>1493213670113</text:p>
          </table:table-cell>
          <table:table-cell table:number-columns-repeated="11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office:value-type="string" calcext:value-type="string">
            <text:p>Characters inserted</text:p>
          </table:table-cell>
          <table:table-cell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aracters deleted</text:p>
          </table:table-cell>
          <table:table-cell office:value-type="float" office:value="400" calcext:value-type="float">
            <text:p>4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tive clients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</table:table>
      <table:table table:name="Sheet5" table:style-name="ta1">
        <table:table-column table:style-name="co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0" table:number-columns-repeated="15" table:default-cell-style-name="Default"/>
        <table:table-row table:style-name="ro1">
          <table:table-cell/>
          <table:table-cell table:number-columns-repeated="5" office:value-type="string" calcext:value-type="string">
            <text:p>Experiment_6</text:p>
          </table:table-cell>
          <table:table-cell table:number-columns-repeated="2"/>
          <table:table-cell table:number-columns-repeated="5" office:value-type="string" calcext:value-type="string">
            <text:p>Experiment_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sert Start Local CRDT 1</text:p>
          </table:table-cell>
          <table:table-cell office:value-type="float" office:value="1493204710024" calcext:value-type="float">
            <text:p>1493204710024</text:p>
          </table:table-cell>
          <table:table-cell office:value-type="float" office:value="1493205194952" calcext:value-type="float">
            <text:p>1493205194952</text:p>
          </table:table-cell>
          <table:table-cell office:value-type="float" office:value="1493205447461" calcext:value-type="float">
            <text:p>1493205447461</text:p>
          </table:table-cell>
          <table:table-cell office:value-type="float" office:value="1493205672448" calcext:value-type="float">
            <text:p>1493205672448</text:p>
          </table:table-cell>
          <table:table-cell office:value-type="float" office:value="1493205912202" calcext:value-type="float">
            <text:p>1493205912202</text:p>
          </table:table-cell>
          <table:table-cell/>
          <table:table-cell office:value-type="string" calcext:value-type="string">
            <text:p>Total local insert time</text:p>
          </table:table-cell>
          <table:table-cell table:formula="of:=([.B3] - [.B2]) + ([.B9]-[.B8]) + ([.B15]-[.B14]) + ([.B21]-[.B20])" office:value-type="float" office:value="75" calcext:value-type="float">
            <text:p>75</text:p>
          </table:table-cell>
          <table:table-cell table:formula="of:=([.C3] - [.C2]) + ([.C9]-[.C8]) + ([.C15]-[.C14]) + ([.C21]-[.C20])" office:value-type="float" office:value="86" calcext:value-type="float">
            <text:p>86</text:p>
          </table:table-cell>
          <table:table-cell table:formula="of:=([.D3] - [.D2]) + ([.D9]-[.D8]) + ([.D15]-[.D14]) + ([.D21]-[.D20])" office:value-type="float" office:value="86" calcext:value-type="float">
            <text:p>86</text:p>
          </table:table-cell>
          <table:table-cell table:formula="of:=([.E3] - [.E2]) + ([.E9]-[.E8]) + ([.E15]-[.E14]) + ([.E21]-[.E20])" office:value-type="float" office:value="88" calcext:value-type="float">
            <text:p>88</text:p>
          </table:table-cell>
          <table:table-cell table:formula="of:=([.F3] - [.F2]) + ([.F9]-[.F8]) + ([.F15]-[.F14]) + ([.F21]-[.F20])" office:value-type="float" office:value="92" calcext:value-type="float">
            <text:p>92</text:p>
          </table:table-cell>
          <table:table-cell/>
          <table:table-cell table:formula="of:=SUM([.I2:.M2])/5" office:value-type="float" office:value="85.4" calcext:value-type="float">
            <text:p>85.4</text:p>
          </table:table-cell>
          <table:table-cell table:formula="of:=STDEV([.I2:.M2])" office:value-type="float" office:value="6.308724118235" calcext:value-type="float">
            <text:p>6.3087241182</text:p>
          </table:table-cell>
          <table:table-cell table:formula="of:=[.P2]^2" office:value-type="float" office:value="39.8" calcext:value-type="float">
            <text:p>39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End Local CRDT</text:p>
          </table:table-cell>
          <table:table-cell office:value-type="float" office:value="1493204710048" calcext:value-type="float">
            <text:p>1493204710048</text:p>
          </table:table-cell>
          <table:table-cell office:value-type="float" office:value="1493205194981" calcext:value-type="float">
            <text:p>1493205194981</text:p>
          </table:table-cell>
          <table:table-cell office:value-type="float" office:value="1493205447483" calcext:value-type="float">
            <text:p>1493205447483</text:p>
          </table:table-cell>
          <table:table-cell office:value-type="float" office:value="1493205672472" calcext:value-type="float">
            <text:p>1493205672472</text:p>
          </table:table-cell>
          <table:table-cell office:value-type="float" office:value="1493205912235" calcext:value-type="float">
            <text:p>1493205912235</text:p>
          </table:table-cell>
          <table:table-cell table:number-columns-repeated="8"/>
          <table:table-cell table:formula="of:=SUM([.I3:.M3])/5" office:value-type="float" office:value="0" calcext:value-type="float">
            <text:p>0</text:p>
          </table:table-cell>
          <table:table-cell/>
          <table:table-cell table:formula="of:=[.P3]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lete Start Local CRDT</text:p>
          </table:table-cell>
          <table:table-cell office:value-type="float" office:value="1493204710099" calcext:value-type="float">
            <text:p>1493204710099</text:p>
          </table:table-cell>
          <table:table-cell office:value-type="float" office:value="1493205195039" calcext:value-type="float">
            <text:p>1493205195039</text:p>
          </table:table-cell>
          <table:table-cell office:value-type="float" office:value="1493205447547" calcext:value-type="float">
            <text:p>1493205447547</text:p>
          </table:table-cell>
          <table:table-cell office:value-type="float" office:value="1493205672536" calcext:value-type="float">
            <text:p>1493205672536</text:p>
          </table:table-cell>
          <table:table-cell office:value-type="float" office:value="1493205912294" calcext:value-type="float">
            <text:p>1493205912294</text:p>
          </table:table-cell>
          <table:table-cell/>
          <table:table-cell office:value-type="string" calcext:value-type="string">
            <text:p>Total local delete time</text:p>
          </table:table-cell>
          <table:table-cell table:formula="of:=([.B5]-[.B4]) + ([.B11]-[.B10]) + ([.B17]-[.B16]) + ([.B23]-[.B22])" office:value-type="float" office:value="160" calcext:value-type="float">
            <text:p>160</text:p>
          </table:table-cell>
          <table:table-cell table:formula="of:=([.C5]-[.C4]) + ([.C11]-[.C10]) + ([.C17]-[.C16]) + ([.C23]-[.C22])" office:value-type="float" office:value="237" calcext:value-type="float">
            <text:p>237</text:p>
          </table:table-cell>
          <table:table-cell table:formula="of:=([.D5]-[.D4]) + ([.D11]-[.D10]) + ([.D17]-[.D16]) + ([.D23]-[.D22])" office:value-type="float" office:value="179" calcext:value-type="float">
            <text:p>179</text:p>
          </table:table-cell>
          <table:table-cell table:formula="of:=([.E5]-[.E4]) + ([.E11]-[.E10]) + ([.E17]-[.E16]) + ([.E23]-[.E22])" office:value-type="float" office:value="164" calcext:value-type="float">
            <text:p>164</text:p>
          </table:table-cell>
          <table:table-cell table:formula="of:=([.F5]-[.F4]) + ([.F11]-[.F10]) + ([.F17]-[.F16]) + ([.F23]-[.F22])" office:value-type="float" office:value="232" calcext:value-type="float">
            <text:p>232</text:p>
          </table:table-cell>
          <table:table-cell/>
          <table:table-cell table:formula="of:=SUM([.I4:.M4])/5" office:value-type="float" office:value="194.4" calcext:value-type="float">
            <text:p>194.4</text:p>
          </table:table-cell>
          <table:table-cell table:formula="of:=STDEV([.I4:.M4])" office:value-type="float" office:value="37.3269339753481" calcext:value-type="float">
            <text:p>37.3269339753</text:p>
          </table:table-cell>
          <table:table-cell table:formula="of:=[.P4]^2" office:value-type="float" office:value="1393.3" calcext:value-type="float">
            <text:p>1393.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lete End Local CRDT</text:p>
          </table:table-cell>
          <table:table-cell office:value-type="float" office:value="1493204710141" calcext:value-type="float">
            <text:p>1493204710141</text:p>
          </table:table-cell>
          <table:table-cell office:value-type="float" office:value="1493205195109" calcext:value-type="float">
            <text:p>1493205195109</text:p>
          </table:table-cell>
          <table:table-cell office:value-type="float" office:value="1493205447602" calcext:value-type="float">
            <text:p>1493205447602</text:p>
          </table:table-cell>
          <table:table-cell office:value-type="float" office:value="1493205672581" calcext:value-type="float">
            <text:p>1493205672581</text:p>
          </table:table-cell>
          <table:table-cell office:value-type="float" office:value="1493205912356" calcext:value-type="float">
            <text:p>1493205912356</text:p>
          </table:table-cell>
          <table:table-cell table:number-columns-repeated="8"/>
          <table:table-cell table:formula="of:=SUM([.I5:.M5])/5" office:value-type="float" office:value="0" calcext:value-type="float">
            <text:p>0</text:p>
          </table:table-cell>
          <table:table-cell/>
          <table:table-cell table:formula="of:=[.P5]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formula="of:=SUM([.I6:.M6])/5" office:value-type="float" office:value="0" calcext:value-type="float">
            <text:p>0</text:p>
          </table:table-cell>
          <table:table-cell/>
          <table:table-cell table:formula="of:=[.P6]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formula="of:=SUM([.I7:.M7])/5" office:value-type="float" office:value="0" calcext:value-type="float">
            <text:p>0</text:p>
          </table:table-cell>
          <table:table-cell/>
          <table:table-cell table:formula="of:=[.P7]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Start Local CRDT 2</text:p>
          </table:table-cell>
          <table:table-cell office:value-type="float" office:value="1493204710048" calcext:value-type="float">
            <text:p>1493204710048</text:p>
          </table:table-cell>
          <table:table-cell office:value-type="float" office:value="1493205194981" calcext:value-type="float">
            <text:p>1493205194981</text:p>
          </table:table-cell>
          <table:table-cell office:value-type="float" office:value="1493205447483" calcext:value-type="float">
            <text:p>1493205447483</text:p>
          </table:table-cell>
          <table:table-cell office:value-type="float" office:value="1493205672472" calcext:value-type="float">
            <text:p>1493205672472</text:p>
          </table:table-cell>
          <table:table-cell office:value-type="float" office:value="1493205912235" calcext:value-type="float">
            <text:p>1493205912235</text:p>
          </table:table-cell>
          <table:table-cell/>
          <table:table-cell office:value-type="string" calcext:value-type="string">
            <text:p>Total listener insert time</text:p>
          </table:table-cell>
          <table:table-cell table:formula="of:=([.B27]-[.B26]) + ([.B33]-[.B32]) + ([.B39]-[.B38]) + ([.B45]-[.B44])" office:value-type="float" office:value="5042" calcext:value-type="float">
            <text:p>5042</text:p>
          </table:table-cell>
          <table:table-cell table:formula="of:=([.C27]-[.C26]) + ([.C33]-[.C32]) + ([.C39]-[.C38]) + ([.C45]-[.C44])" office:value-type="float" office:value="4778" calcext:value-type="float">
            <text:p>4778</text:p>
          </table:table-cell>
          <table:table-cell table:formula="of:=([.D27]-[.D26]) + ([.D33]-[.D32]) + ([.D39]-[.D38]) + ([.D45]-[.D44])" office:value-type="float" office:value="4359" calcext:value-type="float">
            <text:p>4359</text:p>
          </table:table-cell>
          <table:table-cell table:formula="of:=([.E27]-[.E26]) + ([.E33]-[.E32]) + ([.E39]-[.E38]) + ([.E45]-[.E44])" office:value-type="float" office:value="5225" calcext:value-type="float">
            <text:p>5225</text:p>
          </table:table-cell>
          <table:table-cell table:formula="of:=([.F27]-[.F26]) + ([.F33]-[.F32]) + ([.F39]-[.F38]) + ([.F45]-[.F44])" office:value-type="float" office:value="4649" calcext:value-type="float">
            <text:p>4649</text:p>
          </table:table-cell>
          <table:table-cell/>
          <table:table-cell table:formula="of:=SUM([.I8:.M8])/5" office:value-type="float" office:value="4810.6" calcext:value-type="float">
            <text:p>4810.6</text:p>
          </table:table-cell>
          <table:table-cell table:formula="of:=STDEV([.I8:.M8])" office:value-type="float" office:value="337.78439869242" calcext:value-type="float">
            <text:p>337.7843986924</text:p>
          </table:table-cell>
          <table:table-cell table:formula="of:=[.P8]^2" office:value-type="float" office:value="114098.3" calcext:value-type="float">
            <text:p>114098.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End Local CRDT</text:p>
          </table:table-cell>
          <table:table-cell office:value-type="float" office:value="1493204710063" calcext:value-type="float">
            <text:p>1493204710063</text:p>
          </table:table-cell>
          <table:table-cell office:value-type="float" office:value="1493205194999" calcext:value-type="float">
            <text:p>1493205194999</text:p>
          </table:table-cell>
          <table:table-cell office:value-type="float" office:value="1493205447501" calcext:value-type="float">
            <text:p>1493205447501</text:p>
          </table:table-cell>
          <table:table-cell office:value-type="float" office:value="1493205672493" calcext:value-type="float">
            <text:p>1493205672493</text:p>
          </table:table-cell>
          <table:table-cell office:value-type="float" office:value="1493205912255" calcext:value-type="float">
            <text:p>1493205912255</text:p>
          </table:table-cell>
          <table:table-cell table:number-columns-repeated="8"/>
          <table:table-cell table:formula="of:=SUM([.I9:.M9])/5" office:value-type="float" office:value="0" calcext:value-type="float">
            <text:p>0</text:p>
          </table:table-cell>
          <table:table-cell/>
          <table:table-cell table:formula="of:=[.P9]^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lete Start Local CRDT</text:p>
          </table:table-cell>
          <table:table-cell office:value-type="float" office:value="1493204710141" calcext:value-type="float">
            <text:p>1493204710141</text:p>
          </table:table-cell>
          <table:table-cell office:value-type="float" office:value="1493205195109" calcext:value-type="float">
            <text:p>1493205195109</text:p>
          </table:table-cell>
          <table:table-cell office:value-type="float" office:value="1493205447602" calcext:value-type="float">
            <text:p>1493205447602</text:p>
          </table:table-cell>
          <table:table-cell office:value-type="float" office:value="1493205672581" calcext:value-type="float">
            <text:p>1493205672581</text:p>
          </table:table-cell>
          <table:table-cell office:value-type="float" office:value="1493205912356" calcext:value-type="float">
            <text:p>1493205912356</text:p>
          </table:table-cell>
          <table:table-cell/>
          <table:table-cell office:value-type="string" calcext:value-type="string">
            <text:p>total listener delete time</text:p>
          </table:table-cell>
          <table:table-cell table:formula="of:=([.B29]-[.B28]) + ([.B35]-[.B34]) + ([.B41]-[.B40]) + ([.B47]-[.B46])" office:value-type="float" office:value="15" calcext:value-type="float">
            <text:p>15</text:p>
          </table:table-cell>
          <table:table-cell table:formula="of:=([.C29]-[.C28]) + ([.C35]-[.C34]) + ([.C41]-[.C40]) + ([.C47]-[.C46])" office:value-type="float" office:value="23" calcext:value-type="float">
            <text:p>23</text:p>
          </table:table-cell>
          <table:table-cell table:formula="of:=([.D29]-[.D28]) + ([.D35]-[.D34]) + ([.D41]-[.D40]) + ([.D47]-[.D46])" office:value-type="float" office:value="11" calcext:value-type="float">
            <text:p>11</text:p>
          </table:table-cell>
          <table:table-cell table:formula="of:=([.E29]-[.E28]) + ([.E35]-[.E34]) + ([.E41]-[.E40]) + ([.E47]-[.E46])" office:value-type="float" office:value="19" calcext:value-type="float">
            <text:p>19</text:p>
          </table:table-cell>
          <table:table-cell table:formula="of:=([.F29]-[.F28]) + ([.F35]-[.F34]) + ([.F41]-[.F40]) + ([.F47]-[.F46])" office:value-type="float" office:value="16" calcext:value-type="float">
            <text:p>16</text:p>
          </table:table-cell>
          <table:table-cell/>
          <table:table-cell table:formula="of:=SUM([.I10:.M10])/5" office:value-type="float" office:value="16.8" calcext:value-type="float">
            <text:p>16.8</text:p>
          </table:table-cell>
          <table:table-cell table:formula="of:=STDEV([.I10:.M10])" office:value-type="float" office:value="4.49444101084885" calcext:value-type="float">
            <text:p>4.4944410108</text:p>
          </table:table-cell>
          <table:table-cell table:formula="of:=[.P10]^2" office:value-type="float" office:value="20.2" calcext:value-type="float">
            <text:p>20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lete End Local CRDT</text:p>
          </table:table-cell>
          <table:table-cell office:value-type="float" office:value="1493204710179" calcext:value-type="float">
            <text:p>1493204710179</text:p>
          </table:table-cell>
          <table:table-cell office:value-type="float" office:value="1493205195168" calcext:value-type="float">
            <text:p>1493205195168</text:p>
          </table:table-cell>
          <table:table-cell office:value-type="float" office:value="1493205447650" calcext:value-type="float">
            <text:p>1493205447650</text:p>
          </table:table-cell>
          <table:table-cell office:value-type="float" office:value="1493205672627" calcext:value-type="float">
            <text:p>1493205672627</text:p>
          </table:table-cell>
          <table:table-cell office:value-type="float" office:value="1493205912411" calcext:value-type="float">
            <text:p>1493205912411</text:p>
          </table:table-cell>
          <table:table-cell table:number-columns-repeated="10"/>
          <table:table-cell table:formula="of:=SUM([.Q2:.Q10])" office:value-type="float" office:value="115551.6" calcext:value-type="float">
            <text:p>115551.6</text:p>
          </table:table-cell>
          <table:table-cell table:number-columns-repeated="11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4"/>
          <table:table-cell table:formula="of:=SUM([.O10];[.O8];[.O4];[.O2])" office:value-type="float" office:value="5107.2" calcext:value-type="float">
            <text:p>5107.2</text:p>
          </table:table-cell>
          <table:table-cell/>
          <table:table-cell table:formula="of:=[.Q11]^0.5" office:value-type="float" office:value="339.928816077719" calcext:value-type="float">
            <text:p>339.92881607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Start Local CRDT 3</text:p>
          </table:table-cell>
          <table:table-cell office:value-type="float" office:value="1493204710063" calcext:value-type="float">
            <text:p>1493204710063</text:p>
          </table:table-cell>
          <table:table-cell office:value-type="float" office:value="1493205195000" calcext:value-type="float">
            <text:p>1493205195000</text:p>
          </table:table-cell>
          <table:table-cell office:value-type="float" office:value="1493205447501" calcext:value-type="float">
            <text:p>1493205447501</text:p>
          </table:table-cell>
          <table:table-cell office:value-type="float" office:value="1493205672493" calcext:value-type="float">
            <text:p>1493205672493</text:p>
          </table:table-cell>
          <table:table-cell office:value-type="float" office:value="1493205912255" calcext:value-type="float">
            <text:p>149320591225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nsert End Local CRDT</text:p>
          </table:table-cell>
          <table:table-cell office:value-type="float" office:value="1493204710076" calcext:value-type="float">
            <text:p>1493204710076</text:p>
          </table:table-cell>
          <table:table-cell office:value-type="float" office:value="1493205195019" calcext:value-type="float">
            <text:p>1493205195019</text:p>
          </table:table-cell>
          <table:table-cell office:value-type="float" office:value="1493205447534" calcext:value-type="float">
            <text:p>1493205447534</text:p>
          </table:table-cell>
          <table:table-cell office:value-type="float" office:value="1493205672522" calcext:value-type="float">
            <text:p>1493205672522</text:p>
          </table:table-cell>
          <table:table-cell office:value-type="float" office:value="1493205912274" calcext:value-type="float">
            <text:p>149320591227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elete Start Local CRDT</text:p>
          </table:table-cell>
          <table:table-cell office:value-type="float" office:value="1493204710179" calcext:value-type="float">
            <text:p>1493204710179</text:p>
          </table:table-cell>
          <table:table-cell office:value-type="float" office:value="1493205195224" calcext:value-type="float">
            <text:p>1493205195224</text:p>
          </table:table-cell>
          <table:table-cell office:value-type="float" office:value="1493205447650" calcext:value-type="float">
            <text:p>1493205447650</text:p>
          </table:table-cell>
          <table:table-cell office:value-type="float" office:value="1493205672627" calcext:value-type="float">
            <text:p>1493205672627</text:p>
          </table:table-cell>
          <table:table-cell office:value-type="float" office:value="1493205912411" calcext:value-type="float">
            <text:p>14932059124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elete End Local CRDT</text:p>
          </table:table-cell>
          <table:table-cell office:value-type="float" office:value="1493204710211" calcext:value-type="float">
            <text:p>1493204710211</text:p>
          </table:table-cell>
          <table:table-cell office:value-type="float" office:value="1493205195278" calcext:value-type="float">
            <text:p>1493205195278</text:p>
          </table:table-cell>
          <table:table-cell office:value-type="float" office:value="1493205447683" calcext:value-type="float">
            <text:p>1493205447683</text:p>
          </table:table-cell>
          <table:table-cell office:value-type="float" office:value="1493205672660" calcext:value-type="float">
            <text:p>1493205672660</text:p>
          </table:table-cell>
          <table:table-cell office:value-type="float" office:value="1493205912466" calcext:value-type="float">
            <text:p>1493205912466</text:p>
          </table:table-cell>
          <table:table-cell table:number-columns-repeated="22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nsert Start Local CRDT 4</text:p>
          </table:table-cell>
          <table:table-cell office:value-type="float" office:value="1493204710076" calcext:value-type="float">
            <text:p>1493204710076</text:p>
          </table:table-cell>
          <table:table-cell office:value-type="float" office:value="1493205195019" calcext:value-type="float">
            <text:p>1493205195019</text:p>
          </table:table-cell>
          <table:table-cell office:value-type="float" office:value="1493205447534" calcext:value-type="float">
            <text:p>1493205447534</text:p>
          </table:table-cell>
          <table:table-cell office:value-type="float" office:value="1493205672522" calcext:value-type="float">
            <text:p>1493205672522</text:p>
          </table:table-cell>
          <table:table-cell office:value-type="float" office:value="1493205912274" calcext:value-type="float">
            <text:p>149320591227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nsert End Local CRDT</text:p>
          </table:table-cell>
          <table:table-cell office:value-type="float" office:value="1493204710099" calcext:value-type="float">
            <text:p>1493204710099</text:p>
          </table:table-cell>
          <table:table-cell office:value-type="float" office:value="1493205195039" calcext:value-type="float">
            <text:p>1493205195039</text:p>
          </table:table-cell>
          <table:table-cell office:value-type="float" office:value="1493205447547" calcext:value-type="float">
            <text:p>1493205447547</text:p>
          </table:table-cell>
          <table:table-cell office:value-type="float" office:value="1493205672536" calcext:value-type="float">
            <text:p>1493205672536</text:p>
          </table:table-cell>
          <table:table-cell office:value-type="float" office:value="1493205912294" calcext:value-type="float">
            <text:p>149320591229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elete Start Local CRDT</text:p>
          </table:table-cell>
          <table:table-cell office:value-type="float" office:value="1493204710211" calcext:value-type="float">
            <text:p>1493204710211</text:p>
          </table:table-cell>
          <table:table-cell office:value-type="float" office:value="1493205195224" calcext:value-type="float">
            <text:p>1493205195224</text:p>
          </table:table-cell>
          <table:table-cell office:value-type="float" office:value="1493205447683" calcext:value-type="float">
            <text:p>1493205447683</text:p>
          </table:table-cell>
          <table:table-cell office:value-type="float" office:value="1493205672660" calcext:value-type="float">
            <text:p>1493205672660</text:p>
          </table:table-cell>
          <table:table-cell office:value-type="float" office:value="1493205912466" calcext:value-type="float">
            <text:p>149320591246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elete End Local CRDT</text:p>
          </table:table-cell>
          <table:table-cell office:value-type="float" office:value="1493204710259" calcext:value-type="float">
            <text:p>1493204710259</text:p>
          </table:table-cell>
          <table:table-cell office:value-type="float" office:value="1493205195278" calcext:value-type="float">
            <text:p>1493205195278</text:p>
          </table:table-cell>
          <table:table-cell office:value-type="float" office:value="1493205447726" calcext:value-type="float">
            <text:p>1493205447726</text:p>
          </table:table-cell>
          <table:table-cell office:value-type="float" office:value="1493205672700" calcext:value-type="float">
            <text:p>1493205672700</text:p>
          </table:table-cell>
          <table:table-cell office:value-type="float" office:value="1493205912526" calcext:value-type="float">
            <text:p>1493205912526</text:p>
          </table:table-cell>
          <table:table-cell table:number-columns-repeated="22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nsert Start Remote CRDT</text:p>
          </table:table-cell>
          <table:table-cell office:value-type="float" office:value="1493204711927" calcext:value-type="float">
            <text:p>1493204711927</text:p>
          </table:table-cell>
          <table:table-cell office:value-type="float" office:value="1493205197031" calcext:value-type="float">
            <text:p>1493205197031</text:p>
          </table:table-cell>
          <table:table-cell office:value-type="float" office:value="1493205449464" calcext:value-type="float">
            <text:p>1493205449464</text:p>
          </table:table-cell>
          <table:table-cell office:value-type="float" office:value="1493205674414" calcext:value-type="float">
            <text:p>1493205674414</text:p>
          </table:table-cell>
          <table:table-cell office:value-type="float" office:value="1493205914458" calcext:value-type="float">
            <text:p>149320591445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nsert End Remote CRDT</text:p>
          </table:table-cell>
          <table:table-cell office:value-type="float" office:value="1493204711934" calcext:value-type="float">
            <text:p>1493204711934</text:p>
          </table:table-cell>
          <table:table-cell office:value-type="float" office:value="1493205197036" calcext:value-type="float">
            <text:p>1493205197036</text:p>
          </table:table-cell>
          <table:table-cell office:value-type="float" office:value="1493205449471" calcext:value-type="float">
            <text:p>1493205449471</text:p>
          </table:table-cell>
          <table:table-cell office:value-type="float" office:value="1493205674421" calcext:value-type="float">
            <text:p>1493205674421</text:p>
          </table:table-cell>
          <table:table-cell office:value-type="float" office:value="1493205914463" calcext:value-type="float">
            <text:p>149320591446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elete Start Remote CRDT</text:p>
          </table:table-cell>
          <table:table-cell office:value-type="float" office:value="1493204734193" calcext:value-type="float">
            <text:p>1493204734193</text:p>
          </table:table-cell>
          <table:table-cell office:value-type="float" office:value="1493205218106" calcext:value-type="float">
            <text:p>1493205218106</text:p>
          </table:table-cell>
          <table:table-cell office:value-type="float" office:value="1493205470922" calcext:value-type="float">
            <text:p>1493205470922</text:p>
          </table:table-cell>
          <table:table-cell office:value-type="float" office:value="1493205697477" calcext:value-type="float">
            <text:p>1493205697477</text:p>
          </table:table-cell>
          <table:table-cell office:value-type="float" office:value="1493205936353" calcext:value-type="float">
            <text:p>149320593635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elete End Remote CRDT</text:p>
          </table:table-cell>
          <table:table-cell office:value-type="float" office:value="1493204734196" calcext:value-type="float">
            <text:p>1493204734196</text:p>
          </table:table-cell>
          <table:table-cell office:value-type="float" office:value="1493205218111" calcext:value-type="float">
            <text:p>1493205218111</text:p>
          </table:table-cell>
          <table:table-cell office:value-type="float" office:value="1493205470925" calcext:value-type="float">
            <text:p>1493205470925</text:p>
          </table:table-cell>
          <table:table-cell office:value-type="float" office:value="1493205697483" calcext:value-type="float">
            <text:p>1493205697483</text:p>
          </table:table-cell>
          <table:table-cell office:value-type="float" office:value="1493205936359" calcext:value-type="float">
            <text:p>1493205936359</text:p>
          </table:table-cell>
          <table:table-cell table:number-columns-repeated="22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nsert Start Remote CRDT</text:p>
          </table:table-cell>
          <table:table-cell office:value-type="float" office:value="1493204717489" calcext:value-type="float">
            <text:p>1493204717489</text:p>
          </table:table-cell>
          <table:table-cell office:value-type="float" office:value="1493205202124" calcext:value-type="float">
            <text:p>1493205202124</text:p>
          </table:table-cell>
          <table:table-cell office:value-type="float" office:value="1493205455133" calcext:value-type="float">
            <text:p>1493205455133</text:p>
          </table:table-cell>
          <table:table-cell office:value-type="float" office:value="1493205679991" calcext:value-type="float">
            <text:p>1493205679991</text:p>
          </table:table-cell>
          <table:table-cell office:value-type="float" office:value="1493205919863" calcext:value-type="float">
            <text:p>149320591986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nsert End Remote CRDT</text:p>
          </table:table-cell>
          <table:table-cell office:value-type="float" office:value="1493204718414" calcext:value-type="float">
            <text:p>1493204718414</text:p>
          </table:table-cell>
          <table:table-cell office:value-type="float" office:value="1493205202845" calcext:value-type="float">
            <text:p>1493205202845</text:p>
          </table:table-cell>
          <table:table-cell office:value-type="float" office:value="1493205455828" calcext:value-type="float">
            <text:p>1493205455828</text:p>
          </table:table-cell>
          <table:table-cell office:value-type="float" office:value="1493205680741" calcext:value-type="float">
            <text:p>1493205680741</text:p>
          </table:table-cell>
          <table:table-cell office:value-type="float" office:value="1493205920625" calcext:value-type="float">
            <text:p>149320592062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elete Start Remote CRDT</text:p>
          </table:table-cell>
          <table:table-cell office:value-type="float" office:value="1493204734207" calcext:value-type="float">
            <text:p>1493204734207</text:p>
          </table:table-cell>
          <table:table-cell office:value-type="float" office:value="1493205218128" calcext:value-type="float">
            <text:p>1493205218128</text:p>
          </table:table-cell>
          <table:table-cell office:value-type="float" office:value="1493205470940" calcext:value-type="float">
            <text:p>1493205470940</text:p>
          </table:table-cell>
          <table:table-cell office:value-type="float" office:value="1493205697497" calcext:value-type="float">
            <text:p>1493205697497</text:p>
          </table:table-cell>
          <table:table-cell office:value-type="float" office:value="1493205936377" calcext:value-type="float">
            <text:p>149320593637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elete End Remote CRDT</text:p>
          </table:table-cell>
          <table:table-cell office:value-type="float" office:value="1493204734209" calcext:value-type="float">
            <text:p>1493204734209</text:p>
          </table:table-cell>
          <table:table-cell office:value-type="float" office:value="1493205218133" calcext:value-type="float">
            <text:p>1493205218133</text:p>
          </table:table-cell>
          <table:table-cell office:value-type="float" office:value="1493205470943" calcext:value-type="float">
            <text:p>1493205470943</text:p>
          </table:table-cell>
          <table:table-cell office:value-type="float" office:value="1493205697501" calcext:value-type="float">
            <text:p>1493205697501</text:p>
          </table:table-cell>
          <table:table-cell office:value-type="float" office:value="1493205936380" calcext:value-type="float">
            <text:p>1493205936380</text:p>
          </table:table-cell>
          <table:table-cell table:number-columns-repeated="22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nsert Start Remote CRDT</text:p>
          </table:table-cell>
          <table:table-cell office:value-type="float" office:value="1493204727793" calcext:value-type="float">
            <text:p>1493204727793</text:p>
          </table:table-cell>
          <table:table-cell office:value-type="float" office:value="1493205211819" calcext:value-type="float">
            <text:p>1493205211819</text:p>
          </table:table-cell>
          <table:table-cell office:value-type="float" office:value="1493205465065" calcext:value-type="float">
            <text:p>1493205465065</text:p>
          </table:table-cell>
          <table:table-cell office:value-type="float" office:value="1493205690583" calcext:value-type="float">
            <text:p>1493205690583</text:p>
          </table:table-cell>
          <table:table-cell office:value-type="float" office:value="1493205930222" calcext:value-type="float">
            <text:p>149320593022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nsert End Remote CRDT</text:p>
          </table:table-cell>
          <table:table-cell office:value-type="float" office:value="1493204729401" calcext:value-type="float">
            <text:p>1493204729401</text:p>
          </table:table-cell>
          <table:table-cell office:value-type="float" office:value="1493205213687" calcext:value-type="float">
            <text:p>1493205213687</text:p>
          </table:table-cell>
          <table:table-cell office:value-type="float" office:value="1493205466515" calcext:value-type="float">
            <text:p>1493205466515</text:p>
          </table:table-cell>
          <table:table-cell office:value-type="float" office:value="1493205692533" calcext:value-type="float">
            <text:p>1493205692533</text:p>
          </table:table-cell>
          <table:table-cell office:value-type="float" office:value="1493205931717" calcext:value-type="float">
            <text:p>149320593171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elete Start Remote CRDT</text:p>
          </table:table-cell>
          <table:table-cell office:value-type="float" office:value="1493204734235" calcext:value-type="float">
            <text:p>1493204734235</text:p>
          </table:table-cell>
          <table:table-cell office:value-type="float" office:value="1493205218157" calcext:value-type="float">
            <text:p>1493205218157</text:p>
          </table:table-cell>
          <table:table-cell office:value-type="float" office:value="1493205470969" calcext:value-type="float">
            <text:p>1493205470969</text:p>
          </table:table-cell>
          <table:table-cell office:value-type="float" office:value="1493205697523" calcext:value-type="float">
            <text:p>1493205697523</text:p>
          </table:table-cell>
          <table:table-cell office:value-type="float" office:value="1493205936402" calcext:value-type="float">
            <text:p>149320593640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elete End Remote CRDT</text:p>
          </table:table-cell>
          <table:table-cell office:value-type="float" office:value="1493204734239" calcext:value-type="float">
            <text:p>1493204734239</text:p>
          </table:table-cell>
          <table:table-cell office:value-type="float" office:value="1493205218164" calcext:value-type="float">
            <text:p>1493205218164</text:p>
          </table:table-cell>
          <table:table-cell office:value-type="float" office:value="1493205470972" calcext:value-type="float">
            <text:p>1493205470972</text:p>
          </table:table-cell>
          <table:table-cell office:value-type="float" office:value="1493205697528" calcext:value-type="float">
            <text:p>1493205697528</text:p>
          </table:table-cell>
          <table:table-cell office:value-type="float" office:value="1493205936405" calcext:value-type="float">
            <text:p>1493205936405</text:p>
          </table:table-cell>
          <table:table-cell table:number-columns-repeated="22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nsert Start Remote CRDT</text:p>
          </table:table-cell>
          <table:table-cell office:value-type="float" office:value="1493204729404" calcext:value-type="float">
            <text:p>1493204729404</text:p>
          </table:table-cell>
          <table:table-cell office:value-type="float" office:value="1493205213690" calcext:value-type="float">
            <text:p>1493205213690</text:p>
          </table:table-cell>
          <table:table-cell office:value-type="float" office:value="1493205466517" calcext:value-type="float">
            <text:p>1493205466517</text:p>
          </table:table-cell>
          <table:table-cell office:value-type="float" office:value="1493205692535" calcext:value-type="float">
            <text:p>1493205692535</text:p>
          </table:table-cell>
          <table:table-cell office:value-type="float" office:value="1493205931720" calcext:value-type="float">
            <text:p>149320593172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nsert End Remote CRDT</text:p>
          </table:table-cell>
          <table:table-cell office:value-type="float" office:value="1493204731906" calcext:value-type="float">
            <text:p>1493204731906</text:p>
          </table:table-cell>
          <table:table-cell office:value-type="float" office:value="1493205215874" calcext:value-type="float">
            <text:p>1493205215874</text:p>
          </table:table-cell>
          <table:table-cell office:value-type="float" office:value="1493205468724" calcext:value-type="float">
            <text:p>1493205468724</text:p>
          </table:table-cell>
          <table:table-cell office:value-type="float" office:value="1493205695053" calcext:value-type="float">
            <text:p>1493205695053</text:p>
          </table:table-cell>
          <table:table-cell office:value-type="float" office:value="1493205934107" calcext:value-type="float">
            <text:p>149320593410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elete Start Remote CRDT</text:p>
          </table:table-cell>
          <table:table-cell office:value-type="float" office:value="1493204734260" calcext:value-type="float">
            <text:p>1493204734260</text:p>
          </table:table-cell>
          <table:table-cell office:value-type="float" office:value="1493205218183" calcext:value-type="float">
            <text:p>1493205218183</text:p>
          </table:table-cell>
          <table:table-cell office:value-type="float" office:value="1493205470989" calcext:value-type="float">
            <text:p>1493205470989</text:p>
          </table:table-cell>
          <table:table-cell office:value-type="float" office:value="1493205697540" calcext:value-type="float">
            <text:p>1493205697540</text:p>
          </table:table-cell>
          <table:table-cell office:value-type="float" office:value="1493205936420" calcext:value-type="float">
            <text:p>149320593642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elete End Remote CRDT</text:p>
          </table:table-cell>
          <table:table-cell office:value-type="float" office:value="1493204734266" calcext:value-type="float">
            <text:p>1493204734266</text:p>
          </table:table-cell>
          <table:table-cell office:value-type="float" office:value="1493205218189" calcext:value-type="float">
            <text:p>1493205218189</text:p>
          </table:table-cell>
          <table:table-cell office:value-type="float" office:value="1493205470991" calcext:value-type="float">
            <text:p>1493205470991</text:p>
          </table:table-cell>
          <table:table-cell office:value-type="float" office:value="1493205697544" calcext:value-type="float">
            <text:p>1493205697544</text:p>
          </table:table-cell>
          <table:table-cell office:value-type="float" office:value="1493205936424" calcext:value-type="float">
            <text:p>1493205936424</text:p>
          </table:table-cell>
          <table:table-cell table:number-columns-repeated="22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Insert Start Local ShareJS 1</text:p>
          </table:table-cell>
          <table:table-cell office:value-type="float" office:value="1493211331458" calcext:value-type="float">
            <text:p>1493211331458</text:p>
          </table:table-cell>
          <table:table-cell office:value-type="float" office:value="1493212099000" calcext:value-type="float">
            <text:p>1493212099000</text:p>
          </table:table-cell>
          <table:table-cell office:value-type="float" office:value="1493212804312" calcext:value-type="float">
            <text:p>1493212804312</text:p>
          </table:table-cell>
          <table:table-cell office:value-type="float" office:value="1493213304647" calcext:value-type="float">
            <text:p>1493213304647</text:p>
          </table:table-cell>
          <table:table-cell office:value-type="float" office:value="1493214556566" calcext:value-type="float">
            <text:p>1493214556566</text:p>
          </table:table-cell>
          <table:table-cell/>
          <table:table-cell office:value-type="string" calcext:value-type="string">
            <text:p>Total local insert time</text:p>
          </table:table-cell>
          <table:table-cell table:formula="of:=([.B54] - [.B53]) + ([.B62]-[.B61]) + ([.B60]-[.B59]) + ([.B55]-[.B54])" office:value-type="float" office:value="33" calcext:value-type="float">
            <text:p>33</text:p>
          </table:table-cell>
          <table:table-cell table:formula="of:=([.C54] - [.C53]) + ([.C62]-[.C61]) + ([.C60]-[.C59]) + ([.C55]-[.C54])" office:value-type="float" office:value="31" calcext:value-type="float">
            <text:p>31</text:p>
          </table:table-cell>
          <table:table-cell table:formula="of:=([.D54] - [.D53]) + ([.D62]-[.D61]) + ([.D60]-[.D59]) + ([.D55]-[.D54])" office:value-type="float" office:value="38" calcext:value-type="float">
            <text:p>38</text:p>
          </table:table-cell>
          <table:table-cell table:formula="of:=([.E54] - [.E53]) + ([.E62]-[.E61]) + ([.E60]-[.E59]) + ([.E55]-[.E54])" office:value-type="float" office:value="40" calcext:value-type="float">
            <text:p>40</text:p>
          </table:table-cell>
          <table:table-cell table:formula="of:=([.F54] - [.F53]) + ([.F62]-[.F61]) + ([.F60]-[.F59]) + ([.F55]-[.F54])" office:value-type="float" office:value="37" calcext:value-type="float">
            <text:p>37</text:p>
          </table:table-cell>
          <table:table-cell/>
          <table:table-cell table:formula="of:=AVERAGE([.I53:.M53])" office:value-type="float" office:value="35.8" calcext:value-type="float">
            <text:p>35.8</text:p>
          </table:table-cell>
          <table:table-cell/>
          <table:table-cell table:formula="of:=VAR([.I53:.M53])" office:value-type="float" office:value="13.7" calcext:value-type="float">
            <text:p>13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End Local ShareJS </text:p>
          </table:table-cell>
          <table:table-cell office:value-type="float" office:value="1493211331468" calcext:value-type="float">
            <text:p>1493211331468</text:p>
          </table:table-cell>
          <table:table-cell office:value-type="float" office:value="1493212099012" calcext:value-type="float">
            <text:p>1493212099012</text:p>
          </table:table-cell>
          <table:table-cell office:value-type="float" office:value="1493212804328" calcext:value-type="float">
            <text:p>1493212804328</text:p>
          </table:table-cell>
          <table:table-cell office:value-type="float" office:value="1493213304660" calcext:value-type="float">
            <text:p>1493213304660</text:p>
          </table:table-cell>
          <table:table-cell office:value-type="float" office:value="1493214556581" calcext:value-type="float">
            <text:p>149321455658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elete Start Local ShareJS</text:p>
          </table:table-cell>
          <table:table-cell office:value-type="float" office:value="1493211331469" calcext:value-type="float">
            <text:p>1493211331469</text:p>
          </table:table-cell>
          <table:table-cell office:value-type="float" office:value="1493212099013" calcext:value-type="float">
            <text:p>1493212099013</text:p>
          </table:table-cell>
          <table:table-cell office:value-type="float" office:value="1493212804328" calcext:value-type="float">
            <text:p>1493212804328</text:p>
          </table:table-cell>
          <table:table-cell office:value-type="float" office:value="1493213304661" calcext:value-type="float">
            <text:p>1493213304661</text:p>
          </table:table-cell>
          <table:table-cell office:value-type="float" office:value="1493214556581" calcext:value-type="float">
            <text:p>1493214556581</text:p>
          </table:table-cell>
          <table:table-cell/>
          <table:table-cell office:value-type="string" calcext:value-type="string">
            <text:p>Total local delete time</text:p>
          </table:table-cell>
          <table:table-cell table:formula="of:=([.B56]-[.B55]) + ([.B66]-[.B65]) + ([.B62]-[.B61]) + ([.B59]-[.B56])" office:value-type="float" office:value="27" calcext:value-type="float">
            <text:p>27</text:p>
          </table:table-cell>
          <table:table-cell table:formula="of:=([.C56]-[.C55]) + ([.C66]-[.C65]) + ([.C62]-[.C61]) + ([.C59]-[.C56])" office:value-type="float" office:value="23" calcext:value-type="float">
            <text:p>23</text:p>
          </table:table-cell>
          <table:table-cell table:formula="of:=([.D56]-[.D55]) + ([.D66]-[.D65]) + ([.D62]-[.D61]) + ([.D59]-[.D56])" office:value-type="float" office:value="26" calcext:value-type="float">
            <text:p>26</text:p>
          </table:table-cell>
          <table:table-cell table:formula="of:=([.E56]-[.E55]) + ([.E66]-[.E65]) + ([.E62]-[.E61]) + ([.E59]-[.E56])" office:value-type="float" office:value="26" calcext:value-type="float">
            <text:p>26</text:p>
          </table:table-cell>
          <table:table-cell table:formula="of:=([.F56]-[.F55]) + ([.F66]-[.F65]) + ([.F62]-[.F61]) + ([.F59]-[.F56])" office:value-type="float" office:value="44" calcext:value-type="float">
            <text:p>44</text:p>
          </table:table-cell>
          <table:table-cell/>
          <table:table-cell table:formula="of:=AVERAGE([.I55:.M55])" office:value-type="float" office:value="29.2" calcext:value-type="float">
            <text:p>29.2</text:p>
          </table:table-cell>
          <table:table-cell/>
          <table:table-cell table:formula="of:=VAR([.I55:.M55])" office:value-type="float" office:value="70.7" calcext:value-type="float">
            <text:p>70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lete End Local ShareJS</text:p>
          </table:table-cell>
          <table:table-cell office:value-type="float" office:value="1493211331479" calcext:value-type="float">
            <text:p>1493211331479</text:p>
          </table:table-cell>
          <table:table-cell office:value-type="float" office:value="1493212099025" calcext:value-type="float">
            <text:p>1493212099025</text:p>
          </table:table-cell>
          <table:table-cell office:value-type="float" office:value="1493212804339" calcext:value-type="float">
            <text:p>1493212804339</text:p>
          </table:table-cell>
          <table:table-cell office:value-type="float" office:value="1493213304672" calcext:value-type="float">
            <text:p>1493213304672</text:p>
          </table:table-cell>
          <table:table-cell office:value-type="float" office:value="1493214556608" calcext:value-type="float">
            <text:p>1493214556608</text:p>
          </table:table-cell>
          <table:table-cell table:number-columns-repeated="22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nsert Start Local ShareJS 2</text:p>
          </table:table-cell>
          <table:table-cell office:value-type="float" office:value="1493211331479" calcext:value-type="float">
            <text:p>1493211331479</text:p>
          </table:table-cell>
          <table:table-cell office:value-type="float" office:value="1493212099025" calcext:value-type="float">
            <text:p>1493212099025</text:p>
          </table:table-cell>
          <table:table-cell office:value-type="float" office:value="1493212804340" calcext:value-type="float">
            <text:p>1493212804340</text:p>
          </table:table-cell>
          <table:table-cell office:value-type="float" office:value="1493213304673" calcext:value-type="float">
            <text:p>1493213304673</text:p>
          </table:table-cell>
          <table:table-cell office:value-type="float" office:value="1493214556608" calcext:value-type="float">
            <text:p>1493214556608</text:p>
          </table:table-cell>
          <table:table-cell/>
          <table:table-cell office:value-type="string" calcext:value-type="string">
            <text:p>Total listener integration time</text:p>
          </table:table-cell>
          <table:table-cell table:formula="of:=([.B78]-[.B77]) + ([.B81]-[.B80]) + ([.B84]-[.B83]) + ([.B87]-[.B86])" office:value-type="float" office:value="6512" calcext:value-type="float">
            <text:p>6512</text:p>
          </table:table-cell>
          <table:table-cell table:formula="of:=([.C78]-[.C77]) + ([.C81]-[.C80]) + ([.C84]-[.C83]) + ([.C87]-[.C86])" office:value-type="float" office:value="8380" calcext:value-type="float">
            <text:p>8380</text:p>
          </table:table-cell>
          <table:table-cell table:formula="of:=([.D78]-[.D77]) + ([.D81]-[.D80]) + ([.D84]-[.D83]) + ([.D87]-[.D86])" office:value-type="float" office:value="9600" calcext:value-type="float">
            <text:p>9600</text:p>
          </table:table-cell>
          <table:table-cell table:formula="of:=([.E78]-[.E77]) + ([.E81]-[.E80]) + ([.E84]-[.E83]) + ([.E87]-[.E86])" office:value-type="float" office:value="8360" calcext:value-type="float">
            <text:p>8360</text:p>
          </table:table-cell>
          <table:table-cell table:formula="of:=([.F78]-[.F77]) + ([.F81]-[.F80]) + ([.F84]-[.F83]) + ([.F87]-[.F86])" office:value-type="float" office:value="8192" calcext:value-type="float">
            <text:p>8192</text:p>
          </table:table-cell>
          <table:table-cell/>
          <table:table-cell table:formula="of:=AVERAGE([.I59:.M59])" office:value-type="float" office:value="8208.8" calcext:value-type="float">
            <text:p>8208.8</text:p>
          </table:table-cell>
          <table:table-cell/>
          <table:table-cell table:formula="of:=VAR([.I59:.M59])" office:value-type="float" office:value="1216755.2" calcext:value-type="float">
            <text:p>1216755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 End Local ShareJS</text:p>
          </table:table-cell>
          <table:table-cell office:value-type="float" office:value="1493211331489" calcext:value-type="float">
            <text:p>1493211331489</text:p>
          </table:table-cell>
          <table:table-cell office:value-type="float" office:value="1493212099035" calcext:value-type="float">
            <text:p>1493212099035</text:p>
          </table:table-cell>
          <table:table-cell office:value-type="float" office:value="1493212804351" calcext:value-type="float">
            <text:p>1493212804351</text:p>
          </table:table-cell>
          <table:table-cell office:value-type="float" office:value="1493213304688" calcext:value-type="float">
            <text:p>1493213304688</text:p>
          </table:table-cell>
          <table:table-cell office:value-type="float" office:value="1493214556619" calcext:value-type="float">
            <text:p>149321455661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elete Start Local ShareJS</text:p>
          </table:table-cell>
          <table:table-cell office:value-type="float" office:value="1493211331489" calcext:value-type="float">
            <text:p>1493211331489</text:p>
          </table:table-cell>
          <table:table-cell office:value-type="float" office:value="1493212099035" calcext:value-type="float">
            <text:p>1493212099035</text:p>
          </table:table-cell>
          <table:table-cell office:value-type="float" office:value="1493212804352" calcext:value-type="float">
            <text:p>1493212804352</text:p>
          </table:table-cell>
          <table:table-cell office:value-type="float" office:value="1493213304688" calcext:value-type="float">
            <text:p>1493213304688</text:p>
          </table:table-cell>
          <table:table-cell office:value-type="float" office:value="1493214556619" calcext:value-type="float">
            <text:p>1493214556619</text:p>
          </table:table-cell>
          <table:table-cell/>
          <table:table-cell office:value-type="string" calcext:value-type="string">
            <text:p>Total Server relay time</text:p>
          </table:table-cell>
          <table:table-cell table:formula="of:=([.B90]-[.B89]) + ([.B92]-[.B91]) + ([.B94]-[.B93]) + ([.B96]-[.B95])" office:value-type="float" office:value="69" calcext:value-type="float">
            <text:p>69</text:p>
          </table:table-cell>
          <table:table-cell table:formula="of:=([.C90]-[.C89]) + ([.C92]-[.C91]) + ([.C94]-[.C93]) + ([.C96]-[.C95])" office:value-type="float" office:value="76" calcext:value-type="float">
            <text:p>76</text:p>
          </table:table-cell>
          <table:table-cell table:formula="of:=([.D90]-[.D89]) + ([.D92]-[.D91]) + ([.D94]-[.D93]) + ([.D96]-[.D95])" office:value-type="float" office:value="71" calcext:value-type="float">
            <text:p>71</text:p>
          </table:table-cell>
          <table:table-cell table:formula="of:=([.E90]-[.E89]) + ([.E92]-[.E91]) + ([.E94]-[.E93]) + ([.E96]-[.E95])" office:value-type="float" office:value="34" calcext:value-type="float">
            <text:p>34</text:p>
          </table:table-cell>
          <table:table-cell table:formula="of:=([.F90]-[.F89]) + ([.F92]-[.F91]) + ([.F94]-[.F93]) + ([.F96]-[.F95])" office:value-type="float" office:value="66" calcext:value-type="float">
            <text:p>66</text:p>
          </table:table-cell>
          <table:table-cell/>
          <table:table-cell table:formula="of:=AVERAGE([.I61:.M61])" office:value-type="float" office:value="63.2" calcext:value-type="float">
            <text:p>63.2</text:p>
          </table:table-cell>
          <table:table-cell/>
          <table:table-cell table:formula="of:=VAR([.I61:.M61])" office:value-type="float" office:value="279.7" calcext:value-type="float">
            <text:p>279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lete End Local ShareJS</text:p>
          </table:table-cell>
          <table:table-cell office:value-type="float" office:value="1493211331501" calcext:value-type="float">
            <text:p>1493211331501</text:p>
          </table:table-cell>
          <table:table-cell office:value-type="float" office:value="1493212099043" calcext:value-type="float">
            <text:p>1493212099043</text:p>
          </table:table-cell>
          <table:table-cell office:value-type="float" office:value="1493212804363" calcext:value-type="float">
            <text:p>1493212804363</text:p>
          </table:table-cell>
          <table:table-cell office:value-type="float" office:value="1493213304699" calcext:value-type="float">
            <text:p>1493213304699</text:p>
          </table:table-cell>
          <table:table-cell office:value-type="float" office:value="1493214556630" calcext:value-type="float">
            <text:p>1493214556630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5"/>
          <table:table-cell table:formula="of:=SUM([.Q53:.Q62])" office:value-type="float" office:value="1217119.3" calcext:value-type="float">
            <text:p>1217119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ert Start Local ShareJS 3</text:p>
          </table:table-cell>
          <table:table-cell office:value-type="float" office:value="1493211331502" calcext:value-type="float">
            <text:p>1493211331502</text:p>
          </table:table-cell>
          <table:table-cell office:value-type="float" office:value="1493212099044" calcext:value-type="float">
            <text:p>1493212099044</text:p>
          </table:table-cell>
          <table:table-cell office:value-type="float" office:value="1493212804363" calcext:value-type="float">
            <text:p>1493212804363</text:p>
          </table:table-cell>
          <table:table-cell office:value-type="float" office:value="1493213304699" calcext:value-type="float">
            <text:p>1493213304699</text:p>
          </table:table-cell>
          <table:table-cell office:value-type="float" office:value="1493214556630" calcext:value-type="float">
            <text:p>1493214556630</text:p>
          </table:table-cell>
          <table:table-cell table:number-columns-repeated="8"/>
          <table:table-cell table:formula="of:=SUM([.O53:.O61])" office:value-type="float" office:value="8337" calcext:value-type="float">
            <text:p>8337</text:p>
          </table:table-cell>
          <table:table-cell table:formula="of:=[.P64]^0.5" office:value-type="float" office:value="1103.23129941096" calcext:value-type="float">
            <text:p>1103.2312994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ert End Local ShareJS </text:p>
          </table:table-cell>
          <table:table-cell office:value-type="float" office:value="1493211331507" calcext:value-type="float">
            <text:p>1493211331507</text:p>
          </table:table-cell>
          <table:table-cell office:value-type="float" office:value="1493212099047" calcext:value-type="float">
            <text:p>1493212099047</text:p>
          </table:table-cell>
          <table:table-cell office:value-type="float" office:value="1493212804366" calcext:value-type="float">
            <text:p>1493212804366</text:p>
          </table:table-cell>
          <table:table-cell office:value-type="float" office:value="1493213304702" calcext:value-type="float">
            <text:p>1493213304702</text:p>
          </table:table-cell>
          <table:table-cell office:value-type="float" office:value="1493214556636" calcext:value-type="float">
            <text:p>149321455663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elete Start Local ShareJS</text:p>
          </table:table-cell>
          <table:table-cell office:value-type="float" office:value="1493211331507" calcext:value-type="float">
            <text:p>1493211331507</text:p>
          </table:table-cell>
          <table:table-cell office:value-type="float" office:value="1493212099047" calcext:value-type="float">
            <text:p>1493212099047</text:p>
          </table:table-cell>
          <table:table-cell office:value-type="float" office:value="1493212804367" calcext:value-type="float">
            <text:p>1493212804367</text:p>
          </table:table-cell>
          <table:table-cell office:value-type="float" office:value="1493213304703" calcext:value-type="float">
            <text:p>1493213304703</text:p>
          </table:table-cell>
          <table:table-cell office:value-type="float" office:value="1493214556636" calcext:value-type="float">
            <text:p>149321455663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elete End Local ShareJS</text:p>
          </table:table-cell>
          <table:table-cell office:value-type="float" office:value="1493211331512" calcext:value-type="float">
            <text:p>1493211331512</text:p>
          </table:table-cell>
          <table:table-cell office:value-type="float" office:value="1493212099052" calcext:value-type="float">
            <text:p>1493212099052</text:p>
          </table:table-cell>
          <table:table-cell office:value-type="float" office:value="1493212804370" calcext:value-type="float">
            <text:p>1493212804370</text:p>
          </table:table-cell>
          <table:table-cell office:value-type="float" office:value="1493213304708" calcext:value-type="float">
            <text:p>1493213304708</text:p>
          </table:table-cell>
          <table:table-cell office:value-type="float" office:value="1493214556640" calcext:value-type="float">
            <text:p>1493214556640</text:p>
          </table:table-cell>
          <table:table-cell table:number-columns-repeated="22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nsert Start Local ShareJS 4</text:p>
          </table:table-cell>
          <table:table-cell office:value-type="float" office:value="1493211331512" calcext:value-type="float">
            <text:p>1493211331512</text:p>
          </table:table-cell>
          <table:table-cell office:value-type="float" office:value="1493212099052" calcext:value-type="float">
            <text:p>1493212099052</text:p>
          </table:table-cell>
          <table:table-cell office:value-type="float" office:value="1493212804370" calcext:value-type="float">
            <text:p>1493212804370</text:p>
          </table:table-cell>
          <table:table-cell office:value-type="float" office:value="1493213304708" calcext:value-type="float">
            <text:p>1493213304708</text:p>
          </table:table-cell>
          <table:table-cell office:value-type="float" office:value="1493214556640" calcext:value-type="float">
            <text:p>149321455664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nsert End Local ShareJS</text:p>
          </table:table-cell>
          <table:table-cell office:value-type="float" office:value="1493211331516" calcext:value-type="float">
            <text:p>1493211331516</text:p>
          </table:table-cell>
          <table:table-cell office:value-type="float" office:value="1493212099056" calcext:value-type="float">
            <text:p>1493212099056</text:p>
          </table:table-cell>
          <table:table-cell office:value-type="float" office:value="1493212804377" calcext:value-type="float">
            <text:p>1493212804377</text:p>
          </table:table-cell>
          <table:table-cell office:value-type="float" office:value="1493213304712" calcext:value-type="float">
            <text:p>1493213304712</text:p>
          </table:table-cell>
          <table:table-cell office:value-type="float" office:value="1493214556647" calcext:value-type="float">
            <text:p>149321455664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elete Start Local ShareJS</text:p>
          </table:table-cell>
          <table:table-cell office:value-type="float" office:value="1493211331516" calcext:value-type="float">
            <text:p>1493211331516</text:p>
          </table:table-cell>
          <table:table-cell office:value-type="float" office:value="1493212099057" calcext:value-type="float">
            <text:p>1493212099057</text:p>
          </table:table-cell>
          <table:table-cell office:value-type="float" office:value="1493212804377" calcext:value-type="float">
            <text:p>1493212804377</text:p>
          </table:table-cell>
          <table:table-cell office:value-type="float" office:value="1493213304712" calcext:value-type="float">
            <text:p>1493213304712</text:p>
          </table:table-cell>
          <table:table-cell office:value-type="float" office:value="1493214556647" calcext:value-type="float">
            <text:p>149321455664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elete End Local ShareJS</text:p>
          </table:table-cell>
          <table:table-cell office:value-type="float" office:value="1493211331520" calcext:value-type="float">
            <text:p>1493211331520</text:p>
          </table:table-cell>
          <table:table-cell office:value-type="float" office:value="1493212099061" calcext:value-type="float">
            <text:p>1493212099061</text:p>
          </table:table-cell>
          <table:table-cell office:value-type="float" office:value="1493212804381" calcext:value-type="float">
            <text:p>1493212804381</text:p>
          </table:table-cell>
          <table:table-cell office:value-type="float" office:value="1493213304716" calcext:value-type="float">
            <text:p>1493213304716</text:p>
          </table:table-cell>
          <table:table-cell office:value-type="float" office:value="1493214556651" calcext:value-type="float">
            <text:p>1493214556651</text:p>
          </table:table-cell>
          <table:table-cell table:number-columns-repeated="22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nsert, Delete Start Remote ShareJS </text:p>
          </table:table-cell>
          <table:table-cell office:value-type="float" office:value="1493211337873" calcext:value-type="float">
            <text:p>1493211337873</text:p>
          </table:table-cell>
          <table:table-cell office:value-type="float" office:value="1493212099682" calcext:value-type="float">
            <text:p>1493212099682</text:p>
          </table:table-cell>
          <table:table-cell office:value-type="float" office:value="1493212808922" calcext:value-type="float">
            <text:p>1493212808922</text:p>
          </table:table-cell>
          <table:table-cell office:value-type="float" office:value="1493213307010" calcext:value-type="float">
            <text:p>1493213307010</text:p>
          </table:table-cell>
          <table:table-cell office:value-type="float" office:value="1493214558910" calcext:value-type="float">
            <text:p>149321455891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nsert, Delete End Remote ShareJS</text:p>
          </table:table-cell>
          <table:table-cell office:value-type="float" office:value="1493211338832" calcext:value-type="float">
            <text:p>1493211338832</text:p>
          </table:table-cell>
          <table:table-cell office:value-type="float" office:value="1493212100615" calcext:value-type="float">
            <text:p>1493212100615</text:p>
          </table:table-cell>
          <table:table-cell office:value-type="float" office:value="1493212810122" calcext:value-type="float">
            <text:p>1493212810122</text:p>
          </table:table-cell>
          <table:table-cell office:value-type="float" office:value="1493213307872" calcext:value-type="float">
            <text:p>1493213307872</text:p>
          </table:table-cell>
          <table:table-cell office:value-type="float" office:value="1493214559766" calcext:value-type="float">
            <text:p>1493214559766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Insert, Delete Start Remote ShareJS</text:p>
          </table:table-cell>
          <table:table-cell office:value-type="float" office:value="1493211345073" calcext:value-type="float">
            <text:p>1493211345073</text:p>
          </table:table-cell>
          <table:table-cell office:value-type="float" office:value="1493212106100" calcext:value-type="float">
            <text:p>1493212106100</text:p>
          </table:table-cell>
          <table:table-cell office:value-type="float" office:value="1493212820645" calcext:value-type="float">
            <text:p>1493212820645</text:p>
          </table:table-cell>
          <table:table-cell office:value-type="float" office:value="1493213311258" calcext:value-type="float">
            <text:p>1493213311258</text:p>
          </table:table-cell>
          <table:table-cell office:value-type="float" office:value="1493214563078" calcext:value-type="float">
            <text:p>149321456307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nsert, Delete End Remote ShareJS</text:p>
          </table:table-cell>
          <table:table-cell office:value-type="float" office:value="1493211346939" calcext:value-type="float">
            <text:p>1493211346939</text:p>
          </table:table-cell>
          <table:table-cell office:value-type="float" office:value="1493212108088" calcext:value-type="float">
            <text:p>1493212108088</text:p>
          </table:table-cell>
          <table:table-cell office:value-type="float" office:value="1493212823176" calcext:value-type="float">
            <text:p>1493212823176</text:p>
          </table:table-cell>
          <table:table-cell office:value-type="float" office:value="1493213313011" calcext:value-type="float">
            <text:p>1493213313011</text:p>
          </table:table-cell>
          <table:table-cell office:value-type="float" office:value="1493214564718" calcext:value-type="float">
            <text:p>1493214564718</text:p>
          </table:table-cell>
          <table:table-cell table:number-columns-repeated="21"/>
          <table:table-cell office:value-type="string" calcext:value-type="string">
            <text:p>{"op"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Insert, Delete Start Remote ShareJS </text:p>
          </table:table-cell>
          <table:table-cell office:value-type="float" office:value="1493211346942" calcext:value-type="float">
            <text:p>1493211346942</text:p>
          </table:table-cell>
          <table:table-cell office:value-type="float" office:value="1493212108090" calcext:value-type="float">
            <text:p>1493212108090</text:p>
          </table:table-cell>
          <table:table-cell office:value-type="float" office:value="1493212808922" calcext:value-type="float">
            <text:p>1493212808922</text:p>
          </table:table-cell>
          <table:table-cell office:value-type="float" office:value="1493213313014" calcext:value-type="float">
            <text:p>1493213313014</text:p>
          </table:table-cell>
          <table:table-cell office:value-type="float" office:value="1493214564720" calcext:value-type="float">
            <text:p>149321456472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nsert, Delete End Remote ShareJS</text:p>
          </table:table-cell>
          <table:table-cell office:value-type="float" office:value="1493211349670" calcext:value-type="float">
            <text:p>1493211349670</text:p>
          </table:table-cell>
          <table:table-cell office:value-type="float" office:value="1493212110886" calcext:value-type="float">
            <text:p>1493212110886</text:p>
          </table:table-cell>
          <table:table-cell office:value-type="float" office:value="1493212810122" calcext:value-type="float">
            <text:p>1493212810122</text:p>
          </table:table-cell>
          <table:table-cell office:value-type="float" office:value="1493213315507" calcext:value-type="float">
            <text:p>1493213315507</text:p>
          </table:table-cell>
          <table:table-cell office:value-type="float" office:value="1493214567219" calcext:value-type="float">
            <text:p>1493214567219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Insert, Delete Start Remote ShareJS</text:p>
          </table:table-cell>
          <table:table-cell office:value-type="float" office:value="1493211337873" calcext:value-type="float">
            <text:p>1493211337873</text:p>
          </table:table-cell>
          <table:table-cell office:value-type="float" office:value="1493212131562" calcext:value-type="float">
            <text:p>1493212131562</text:p>
          </table:table-cell>
          <table:table-cell office:value-type="float" office:value="1493212815971" calcext:value-type="float">
            <text:p>1493212815971</text:p>
          </table:table-cell>
          <table:table-cell office:value-type="float" office:value="1493213337016" calcext:value-type="float">
            <text:p>1493213337016</text:p>
          </table:table-cell>
          <table:table-cell office:value-type="float" office:value="1493214589018" calcext:value-type="float">
            <text:p>149321458901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nsert, Delete End Remote ShareJS</text:p>
          </table:table-cell>
          <table:table-cell office:value-type="float" office:value="1493211338832" calcext:value-type="float">
            <text:p>1493211338832</text:p>
          </table:table-cell>
          <table:table-cell office:value-type="float" office:value="1493212134225" calcext:value-type="float">
            <text:p>1493212134225</text:p>
          </table:table-cell>
          <table:table-cell office:value-type="float" office:value="1493212820640" calcext:value-type="float">
            <text:p>1493212820640</text:p>
          </table:table-cell>
          <table:table-cell office:value-type="float" office:value="1493213340268" calcext:value-type="float">
            <text:p>1493213340268</text:p>
          </table:table-cell>
          <table:table-cell office:value-type="float" office:value="1493214592215" calcext:value-type="float">
            <text:p>1493214592215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erver Receive</text:p>
          </table:table-cell>
          <table:table-cell office:value-type="float" office:value="1493211332103" calcext:value-type="float">
            <text:p>1493211332103</text:p>
          </table:table-cell>
          <table:table-cell office:value-type="float" office:value="1493212099668" calcext:value-type="float">
            <text:p>1493212099668</text:p>
          </table:table-cell>
          <table:table-cell office:value-type="float" office:value="1493212804945" calcext:value-type="float">
            <text:p>1493212804945</text:p>
          </table:table-cell>
          <table:table-cell office:value-type="float" office:value="1493213305284" calcext:value-type="float">
            <text:p>1493213305284</text:p>
          </table:table-cell>
          <table:table-cell office:value-type="float" office:value="1493214557200" calcext:value-type="float">
            <text:p>149321455720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erver Send</text:p>
          </table:table-cell>
          <table:table-cell office:value-type="float" office:value="1493211332105" calcext:value-type="float">
            <text:p>1493211332105</text:p>
          </table:table-cell>
          <table:table-cell office:value-type="float" office:value="1493212099676" calcext:value-type="float">
            <text:p>1493212099676</text:p>
          </table:table-cell>
          <table:table-cell office:value-type="float" office:value="1493212804947" calcext:value-type="float">
            <text:p>1493212804947</text:p>
          </table:table-cell>
          <table:table-cell office:value-type="float" office:value="1493213305285" calcext:value-type="float">
            <text:p>1493213305285</text:p>
          </table:table-cell>
          <table:table-cell office:value-type="float" office:value="1493214557202" calcext:value-type="float">
            <text:p>149321455720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erver Receive</text:p>
          </table:table-cell>
          <table:table-cell office:value-type="float" office:value="1493211332107" calcext:value-type="float">
            <text:p>1493211332107</text:p>
          </table:table-cell>
          <table:table-cell office:value-type="float" office:value="1493212099676" calcext:value-type="float">
            <text:p>1493212099676</text:p>
          </table:table-cell>
          <table:table-cell office:value-type="float" office:value="1493212804954" calcext:value-type="float">
            <text:p>1493212804954</text:p>
          </table:table-cell>
          <table:table-cell office:value-type="float" office:value="1493213305302" calcext:value-type="float">
            <text:p>1493213305302</text:p>
          </table:table-cell>
          <table:table-cell office:value-type="float" office:value="1493214557204" calcext:value-type="float">
            <text:p>149321455720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erver Send</text:p>
          </table:table-cell>
          <table:table-cell office:value-type="float" office:value="1493211332121" calcext:value-type="float">
            <text:p>1493211332121</text:p>
          </table:table-cell>
          <table:table-cell office:value-type="float" office:value="1493212099690" calcext:value-type="float">
            <text:p>1493212099690</text:p>
          </table:table-cell>
          <table:table-cell office:value-type="float" office:value="1493212804967" calcext:value-type="float">
            <text:p>1493212804967</text:p>
          </table:table-cell>
          <table:table-cell office:value-type="float" office:value="1493213305303" calcext:value-type="float">
            <text:p>1493213305303</text:p>
          </table:table-cell>
          <table:table-cell office:value-type="float" office:value="1493214557218" calcext:value-type="float">
            <text:p>149321455721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erver Receive</text:p>
          </table:table-cell>
          <table:table-cell office:value-type="float" office:value="1493211332123" calcext:value-type="float">
            <text:p>1493211332123</text:p>
          </table:table-cell>
          <table:table-cell office:value-type="float" office:value="1493212099694" calcext:value-type="float">
            <text:p>1493212099694</text:p>
          </table:table-cell>
          <table:table-cell office:value-type="float" office:value="1493212804969" calcext:value-type="float">
            <text:p>1493212804969</text:p>
          </table:table-cell>
          <table:table-cell office:value-type="float" office:value="1493213305303" calcext:value-type="float">
            <text:p>1493213305303</text:p>
          </table:table-cell>
          <table:table-cell office:value-type="float" office:value="1493214557221" calcext:value-type="float">
            <text:p>149321455722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erver Send</text:p>
          </table:table-cell>
          <table:table-cell office:value-type="float" office:value="1493211332153" calcext:value-type="float">
            <text:p>1493211332153</text:p>
          </table:table-cell>
          <table:table-cell office:value-type="float" office:value="1493212099719" calcext:value-type="float">
            <text:p>1493212099719</text:p>
          </table:table-cell>
          <table:table-cell office:value-type="float" office:value="1493212805006" calcext:value-type="float">
            <text:p>1493212805006</text:p>
          </table:table-cell>
          <table:table-cell office:value-type="float" office:value="1493213305317" calcext:value-type="float">
            <text:p>1493213305317</text:p>
          </table:table-cell>
          <table:table-cell office:value-type="float" office:value="1493214557244" calcext:value-type="float">
            <text:p>149321455724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erver Receive</text:p>
          </table:table-cell>
          <table:table-cell office:value-type="float" office:value="1493211332156" calcext:value-type="float">
            <text:p>1493211332156</text:p>
          </table:table-cell>
          <table:table-cell office:value-type="float" office:value="1493212099722" calcext:value-type="float">
            <text:p>1493212099722</text:p>
          </table:table-cell>
          <table:table-cell office:value-type="float" office:value="1493212804987" calcext:value-type="float">
            <text:p>1493212804987</text:p>
          </table:table-cell>
          <table:table-cell office:value-type="float" office:value="1493213348625" calcext:value-type="float">
            <text:p>1493213348625</text:p>
          </table:table-cell>
          <table:table-cell office:value-type="float" office:value="1493214557246" calcext:value-type="float">
            <text:p>149321455724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erver Send</text:p>
          </table:table-cell>
          <table:table-cell office:value-type="float" office:value="1493211332179" calcext:value-type="float">
            <text:p>1493211332179</text:p>
          </table:table-cell>
          <table:table-cell office:value-type="float" office:value="1493212099751" calcext:value-type="float">
            <text:p>1493212099751</text:p>
          </table:table-cell>
          <table:table-cell office:value-type="float" office:value="1493212805006" calcext:value-type="float">
            <text:p>1493212805006</text:p>
          </table:table-cell>
          <table:table-cell office:value-type="float" office:value="1493213348643" calcext:value-type="float">
            <text:p>1493213348643</text:p>
          </table:table-cell>
          <table:table-cell office:value-type="float" office:value="1493214557273" calcext:value-type="float">
            <text:p>1493214557273</text:p>
          </table:table-cell>
          <table:table-cell table:number-columns-repeated="22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Characters inserted</text:p>
          </table:table-cell>
          <table:table-cell office:value-type="float" office:value="10000" calcext:value-type="float">
            <text:p>1000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haracters deleted</text:p>
          </table:table-cell>
          <table:table-cell office:value-type="float" office:value="400" calcext:value-type="float">
            <text:p>40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tive clients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0:54:39.564483054</meta:creation-date>
    <dc:date>2017-04-29T13:57:45.812572791</dc:date>
    <meta:editing-duration>P3DT2H17M8S</meta:editing-duration>
    <meta:editing-cycles>28</meta:editing-cycles>
    <meta:generator>LibreOffice/4.2.8.2$Linux_X86_64 LibreOffice_project/420m0$Build-2</meta:generator>
    <meta:document-statistic meta:table-count="6" meta:cell-count="1737" meta:object-count="0"/>
  </office:meta>
</office:document-meta>
</file>